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67.96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66.48mm"/>
    </style:style>
    <style:style style:name="co8" style:family="table-column">
      <style:table-column-properties fo:break-before="auto" style:column-width="34.41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68.62mm"/>
    </style:style>
    <style:style style:name="co11" style:family="table-column">
      <style:table-column-properties fo:break-before="auto" style:column-width="25.91mm"/>
    </style:style>
    <style:style style:name="co12" style:family="table-column">
      <style:table-column-properties fo:break-before="auto" style:column-width="41.52mm"/>
    </style:style>
    <style:style style:name="co13" style:family="table-column">
      <style:table-column-properties fo:break-before="auto" style:column-width="27.57mm"/>
    </style:style>
    <style:style style:name="co14" style:family="table-column">
      <style:table-column-properties fo:break-before="auto" style:column-width="46.39mm"/>
    </style:style>
    <style:style style:name="co15" style:family="table-column">
      <style:table-column-properties fo:break-before="auto" style:column-width="25.49mm"/>
    </style:style>
    <style:style style:name="co16" style:family="table-column">
      <style:table-column-properties fo:break-before="auto" style:column-width="23.35mm"/>
    </style:style>
    <style:style style:name="co17" style:family="table-column">
      <style:table-column-properties fo:break-before="auto" style:column-width="29.58mm"/>
    </style:style>
    <style:style style:name="co18" style:family="table-column">
      <style:table-column-properties fo:break-before="auto" style:column-width="34.63mm"/>
    </style:style>
    <style:style style:name="co19" style:family="table-column">
      <style:table-column-properties fo:break-before="auto" style:column-width="25.38mm"/>
    </style:style>
    <style:style style:name="co20" style:family="table-column">
      <style:table-column-properties fo:break-before="auto" style:column-width="47.24mm"/>
    </style:style>
    <style:style style:name="co21" style:family="table-column">
      <style:table-column-properties fo:break-before="auto" style:column-width="25.05mm"/>
    </style:style>
    <style:style style:name="co22" style:family="table-column">
      <style:table-column-properties fo:break-before="auto" style:column-width="26.72mm"/>
    </style:style>
    <style:style style:name="co23" style:family="table-column">
      <style:table-column-properties fo:break-before="auto" style:column-width="37.25mm"/>
    </style:style>
    <style:style style:name="co24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85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61"/>
    <style:style style:name="ce7" style:family="table-cell" style:parent-style-name="Default" style:data-style-name="N109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2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2"/>
        <table:table-column table:style-name="co5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number-columns-repeated="3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/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8334" calcext:value-type="float">
            <text:p>0,003083</text:p>
          </table:table-cell>
          <table:table-cell table:style-name="ce1"/>
          <table:table-cell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602" calcext:value-type="float">
            <text:p>0,003060</text:p>
          </table:table-cell>
          <table:table-cell table:style-name="ce1"/>
          <table:table-cell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0.51" calcext:value-type="float">
            <text:p>0,51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4.25" calcext:value-type="float">
            <text:p>4,25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1.53" calcext:value-type="float">
            <text:p>1,53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63631" calcext:value-type="float">
            <text:p>0,006363</text:p>
          </table:table-cell>
          <table:table-cell table:style-name="ce1"/>
          <table:table-cell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,000000</text:p>
          </table:table-cell>
          <table:table-cell table:style-name="ce6" office:value-type="float" office:value="0.00000000000003" calcext:value-type="float">
            <text:p>3,00E-14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office:value-type="float" office:value="0.00775738" calcext:value-type="float">
            <text:p>0,007757</text:p>
          </table:table-cell>
          <table:table-cell table:style-name="ce1"/>
          <table:table-cell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724318" calcext:value-type="float">
            <text:p>0,007243</text:p>
          </table:table-cell>
          <table:table-cell table:style-name="ce1"/>
          <table:table-cell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5</text:p>
          </table:table-cell>
          <table:table-cell/>
          <table:table-cell office:value-type="float" office:value="0.00882391" calcext:value-type="float">
            <text:p>0,008824</text:p>
          </table:table-cell>
          <table:table-cell table:style-name="ce1"/>
          <table:table-cell office:value-type="float" office:value="9.11" calcext:value-type="float">
            <text:p>9,11</text:p>
          </table:table-cell>
          <table:table-cell office:value-type="float" office:value="-0.000972233" calcext:value-type="float">
            <text:p>-0,000972</text:p>
          </table:table-cell>
          <table:table-cell office:value-type="float" office:value="0.00018693924" calcext:value-type="float">
            <text:p>0,00018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4482" calcext:value-type="float">
            <text:p>0,002645</text:p>
          </table:table-cell>
          <table:table-cell table:style-name="ce2"/>
          <table:table-cell office:value-type="float" office:value="1.06" calcext:value-type="float">
            <text:p>1,0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30039" calcext:value-type="float">
            <text:p>0,002300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2</text:p>
          </table:table-cell>
          <table:table-cell/>
          <table:table-cell office:value-type="float" office:value="0.007986" calcext:value-type="float">
            <text:p>0,007986</text:p>
          </table:table-cell>
          <table:table-cell table:style-name="ce1"/>
          <table:table-cell office:value-type="float" office:value="28.63" calcext:value-type="float">
            <text:p>28,63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35" calcext:value-type="float">
            <text:p>0,003035</text:p>
          </table:table-cell>
          <table:table-cell table:style-name="ce1"/>
          <table:table-cell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1455" calcext:value-type="float">
            <text:p>0,003015</text:p>
          </table:table-cell>
          <table:table-cell table:style-name="ce1"/>
          <table:table-cell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0.49" calcext:value-type="float">
            <text:p>0,49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4.87" calcext:value-type="float">
            <text:p>4,87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4.66" calcext:value-type="float">
            <text:p>4,66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1.82" calcext:value-type="float">
            <text:p>1,82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00019545" calcext:value-type="float">
            <text:p>0,000195</text:p>
          </table:table-cell>
          <table:table-cell table:style-name="ce1" office:value-type="float" office:value="0.000229892" calcext:value-type="float">
            <text:p>0,000230</text:p>
          </table:table-cell>
          <table:table-cell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office:value-type="float" office:value="-0.9385235" calcext:value-type="float">
            <text:p>-0,938524</text:p>
          </table:table-cell>
          <table:table-cell office:value-type="float" office:value="-0.93846675" calcext:value-type="float">
            <text:p>-0,938467</text:p>
          </table:table-cell>
          <table:table-cell table:style-name="ce1" office:value-type="float" office:value="0.34512043" calcext:value-type="float">
            <text:p>0,345120</text:p>
          </table:table-cell>
          <table:table-cell table:style-name="ce1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  <table:table-cell table:formula="of:=[.T33]-[.S33]" office:value-type="float" office:value="0.000153180999999947" calcext:value-type="float">
            <text:p>0,000153</text:p>
          </table:table-cell>
          <table:table-cell table:formula="of:=[.V33]-[.U33]" office:value-type="float" office:value="0.0000567499999999388" calcext:value-type="float">
            <text:p>0,00005675</text:p>
          </table:table-cell>
          <table:table-cell table:formula="of:=[.X33]-[.W33]" office:value-type="float" office:value="0.000200519999999982" calcext:value-type="float">
            <text:p>0,00020052</text:p>
          </table:table-cell>
          <table:table-cell table:formula="of:=[.Z33]-[.Y33]" office:value-type="float" office:value="0.0000742491999999872" calcext:value-type="float">
            <text:p>7,42491999999872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6197" calcext:value-type="float">
            <text:p>0,000116</text:p>
          </table:table-cell>
          <table:table-cell table:style-name="ce1" office:value-type="float" office:value="0.0001167" calcext:value-type="float">
            <text:p>0,000117</text:p>
          </table:table-cell>
          <table:table-cell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office:value-type="float" office:value="-0.93851399" calcext:value-type="float">
            <text:p>-0,938514</text:p>
          </table:table-cell>
          <table:table-cell office:value-type="float" office:value="-0.9385018133" calcext:value-type="float">
            <text:p>-0,938502</text:p>
          </table:table-cell>
          <table:table-cell table:style-name="ce1" office:value-type="float" office:value="0.345240711" calcext:value-type="float">
            <text:p>0,345241</text:p>
          </table:table-cell>
          <table:table-cell table:style-name="ce1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44087" calcext:value-type="float">
            <text:p>0,000144</text:p>
          </table:table-cell>
          <table:table-cell table:style-name="ce1" office:value-type="float" office:value="0.000186059" calcext:value-type="float">
            <text:p>0,000186</text:p>
          </table:table-cell>
          <table:table-cell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668" calcext:value-type="float">
            <text:p>-0,938467</text:p>
          </table:table-cell>
          <table:table-cell table:style-name="ce1" office:value-type="float" office:value="0.3451967694" calcext:value-type="float">
            <text:p>0,345197</text:p>
          </table:table-cell>
          <table:table-cell table:style-name="ce1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6376" calcext:value-type="float">
            <text:p>0,000116</text:p>
          </table:table-cell>
          <table:table-cell table:style-name="ce1" office:value-type="float" office:value="0.000116144" calcext:value-type="float">
            <text:p>0,000116</text:p>
          </table:table-cell>
          <table:table-cell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13984" calcext:value-type="float">
            <text:p>-0,938514</text:p>
          </table:table-cell>
          <table:table-cell office:value-type="float" office:value="-0.93849266" calcext:value-type="float">
            <text:p>-0,938493</text:p>
          </table:table-cell>
          <table:table-cell table:style-name="ce1" office:value-type="float" office:value="0.3452412262" calcext:value-type="float">
            <text:p>0,345241</text:p>
          </table:table-cell>
          <table:table-cell table:style-name="ce1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7177" calcext:value-type="float">
            <text:p>-0,938537</text:p>
          </table:table-cell>
          <table:table-cell office:value-type="float" office:value="-0.93848347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44463" calcext:value-type="float">
            <text:p>0,000144</text:p>
          </table:table-cell>
          <table:table-cell table:style-name="ce1" office:value-type="float" office:value="0.000142197" calcext:value-type="float">
            <text:p>0,000142</text:p>
          </table:table-cell>
          <table:table-cell office:value-type="float" office:value="37.57" calcext:value-type="float">
            <text:p>37,57</text:p>
          </table:table-cell>
          <table:table-cell office:value-type="float" office:value="-0.345288" calcext:value-type="float">
            <text:p>-0,345288</text:p>
          </table:table-cell>
          <table:table-cell office:value-type="float" office:value="-0.345226" calcext:value-type="float">
            <text:p>-0,345226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28" calcext:value-type="float">
            <text:p>0,345228</text:p>
          </table:table-cell>
          <table:table-cell table:style-name="ce1" office:value-type="float" office:value="0.345288" calcext:value-type="float">
            <text:p>0,345288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" calcext:value-type="float">
            <text:p>0,938530</text:p>
          </table:table-cell>
          <table:table-cell table:formula="of:=[.T38]-[.S38]" office:value-type="float" office:value="0.0000620000000000065" calcext:value-type="float">
            <text:p>0,000062</text:p>
          </table:table-cell>
          <table:table-cell table:formula="of:=[.V38]-[.U38]" office:value-type="float" office:value="0.0000460000000001015" calcext:value-type="float">
            <text:p>0,000046</text:p>
          </table:table-cell>
          <table:table-cell table:formula="of:=[.X38]-[.W38]" office:value-type="float" office:value="0.0000600000000000045" calcext:value-type="float">
            <text:p>0,00006</text:p>
          </table:table-cell>
          <table:table-cell table:formula="of:=[.Z38]-[.Y38]" office:value-type="float" office:value="0.0000430000000001263" calcext:value-type="float">
            <text:p>0,000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260081" calcext:value-type="float">
            <text:p>0,000260</text:p>
          </table:table-cell>
          <table:table-cell table:style-name="ce1" office:value-type="float" office:value="0.000257786" calcext:value-type="float">
            <text:p>0,000258</text:p>
          </table:table-cell>
          <table:table-cell office:value-type="float" office:value="11.1771" calcext:value-type="float">
            <text:p>11,18</text:p>
          </table:table-cell>
          <table:table-cell office:value-type="float" office:value="-0.345311" calcext:value-type="float">
            <text:p>-0,345311</text:p>
          </table:table-cell>
          <table:table-cell office:value-type="float" office:value="-0.345204" calcext:value-type="float">
            <text:p>-0,345204</text:p>
          </table:table-cell>
          <table:table-cell office:value-type="float" office:value="-0.938531" calcext:value-type="float">
            <text:p>-0,938531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05" calcext:value-type="float">
            <text:p>0,345205</text:p>
          </table:table-cell>
          <table:table-cell table:style-name="ce1" office:value-type="float" office:value="0.345311" calcext:value-type="float">
            <text:p>0,345311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1" calcext:value-type="float">
            <text:p>0,938531</text:p>
          </table:table-cell>
          <table:table-cell table:formula="of:=[.T39]-[.S39]" office:value-type="float" office:value="0.000106999999999968" calcext:value-type="float">
            <text:p>0,000107</text:p>
          </table:table-cell>
          <table:table-cell table:formula="of:=[.V39]-[.U39]" office:value-type="float" office:value="0.0000470000000000193" calcext:value-type="float">
            <text:p>0,000047</text:p>
          </table:table-cell>
          <table:table-cell table:formula="of:=[.X39]-[.W39]" office:value-type="float" office:value="0.000105999999999995" calcext:value-type="float">
            <text:p>0,000106</text:p>
          </table:table-cell>
          <table:table-cell table:formula="of:=[.Z39]-[.Y39]" office:value-type="float" office:value="0.000044000000000044" calcext:value-type="float">
            <text:p>0,000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office:value-type="float" office:value="8.72" calcext:value-type="float">
            <text:p>8,72</text:p>
          </table:table-cell>
          <table:table-cell office:value-type="float" office:value="-0.345287283" calcext:value-type="float">
            <text:p>-0,345287</text:p>
          </table:table-cell>
          <table:table-cell office:value-type="float" office:value="-0.3452300269" calcext:value-type="float">
            <text:p>-0,345230</text:p>
          </table:table-cell>
          <table:table-cell office:value-type="float" office:value="-0.9385371772" calcext:value-type="float">
            <text:p>-0,938537</text:p>
          </table:table-cell>
          <table:table-cell office:value-type="float" office:value="-0.93848347096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268" calcext:value-type="float">
            <text:p>0,000268</text:p>
          </table:table-cell>
          <table:table-cell office:value-type="float" office:value="6.92" calcext:value-type="float">
            <text:p>6,92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9968" calcext:value-type="float">
            <text:p>-0,345218</text:p>
          </table:table-cell>
          <table:table-cell office:value-type="float" office:value="-0.93854427" calcext:value-type="float">
            <text:p>-0,938544</text:p>
          </table:table-cell>
          <table:table-cell office:value-type="float" office:value="-0.938442350704" calcext:value-type="float">
            <text:p>-0,938442</text:p>
          </table:table-cell>
          <table:table-cell table:style-name="ce1" office:value-type="float" office:value="0.3451820466057" calcext:value-type="float">
            <text:p>0,345182</text:p>
          </table:table-cell>
          <table:table-cell table:style-name="ce1" office:value-type="float" office:value="0.345421126" calcext:value-type="float">
            <text:p>0,345421</text:p>
          </table:table-cell>
          <table:table-cell office:value-type="float" office:value="0.9384319" calcext:value-type="float">
            <text:p>0,938432</text:p>
          </table:table-cell>
          <table:table-cell office:value-type="float" office:value="0.93853575" calcext:value-type="float">
            <text:p>0,938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3" calcext:value-type="float">
            <text:p>0,000113</text:p>
          </table:table-cell>
          <table:table-cell table:style-name="ce1" office:value-type="float" office:value="0.000108" calcext:value-type="float">
            <text:p>0,000108</text:p>
          </table:table-cell>
          <table:table-cell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office:value-type="float" office:value="-0.938514" calcext:value-type="float">
            <text:p>-0,938514</text:p>
          </table:table-cell>
          <table:table-cell office:value-type="float" office:value="-0.9385018168" calcext:value-type="float">
            <text:p>-0,938502</text:p>
          </table:table-cell>
          <table:table-cell table:style-name="ce1" office:value-type="float" office:value="0.3452411213" calcext:value-type="float">
            <text:p>0,345241</text:p>
          </table:table-cell>
          <table:table-cell table:style-name="ce1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office:value-type="float" office:value="3.98" calcext:value-type="float">
            <text:p>3,98</text:p>
          </table:table-cell>
          <table:table-cell office:value-type="float" office:value="-0.3452758" calcext:value-type="float">
            <text:p>-0,345276</text:p>
          </table:table-cell>
          <table:table-cell office:value-type="float" office:value="-0.3452397711" calcext:value-type="float">
            <text:p>-0,345240</text:p>
          </table:table-cell>
          <table:table-cell office:value-type="float" office:value="-0.93851451" calcext:value-type="float">
            <text:p>-0,938515</text:p>
          </table:table-cell>
          <table:table-cell office:value-type="float" office:value="-0.93850123079" calcext:value-type="float">
            <text:p>-0,938501</text:p>
          </table:table-cell>
          <table:table-cell table:style-name="ce1" office:value-type="float" office:value="0.345238945" calcext:value-type="float">
            <text:p>0,345239</text:p>
          </table:table-cell>
          <table:table-cell table:style-name="ce1" office:value-type="float" office:value="0.3452778581" calcext:value-type="float">
            <text:p>0,345278</text:p>
          </table:table-cell>
          <table:table-cell office:value-type="float" office:value="0.9385005" calcext:value-type="float">
            <text:p>0,938501</text:p>
          </table:table-cell>
          <table:table-cell office:value-type="float" office:value="0.93851482" calcext:value-type="float">
            <text:p>0,9385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office:value-type="float" office:value="20.4" calcext:value-type="float">
            <text:p>20,40</text:p>
          </table:table-cell>
          <table:table-cell table:number-columns-repeated="2" office:value-type="float" office:value="-0.345258" calcext:value-type="float">
            <text:p>-0,345258</text:p>
          </table:table-cell>
          <table:table-cell table:number-columns-repeated="2" office:value-type="float" office:value="-0.938508" calcext:value-type="float">
            <text:p>-0,938508</text:p>
          </table:table-cell>
          <table:table-cell table:number-columns-repeated="2" table:style-name="ce1" office:value-type="float" office:value="0.345258" calcext:value-type="float">
            <text:p>0,345258</text:p>
          </table:table-cell>
          <table:table-cell table:number-columns-repeated="2" office:value-type="float" office:value="0.938508" calcext:value-type="float">
            <text:p>0,938508</text:p>
          </table:table-cell>
          <table:table-cell table:style-name="ce6" office:value-type="float" office:value="0.0000000000000117" calcext:value-type="float">
            <text:p>1,17E-14</text:p>
          </table:table-cell>
          <table:table-cell table:style-name="ce6" office:value-type="float" office:value="4.44E-015" calcext:value-type="float">
            <text:p>4,44E-15</text:p>
          </table:table-cell>
          <table:table-cell table:style-name="ce6" office:value-type="float" office:value="0.0000000000000117" calcext:value-type="float">
            <text:p>1,17E-14</text:p>
          </table:table-cell>
          <table:table-cell table:style-name="ce6" office:value-type="float" office:value="4.44E-015" calcext:value-type="float">
            <text:p>4,44E-15</text:p>
          </table:table-cell>
        </table:table-row>
        <table:table-row table:style-name="ro4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/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office:value-type="float" office:value="7.55" calcext:value-type="float">
            <text:p>7,55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office:value-type="float" office:value="41.3" calcext:value-type="float">
            <text:p>41,3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 office:value-type="float" office:value="66" calcext:value-type="float">
            <text:p>66</text:p>
          </table:table-cell>
          <table:table-cell office:value-type="float" office:value="0.0185564" calcext:value-type="float">
            <text:p>0,018556</text:p>
          </table:table-cell>
          <table:table-cell table:style-name="ce1" office:value-type="float" office:value="0.0238219" calcext:value-type="float">
            <text:p>0,023822</text:p>
          </table:table-cell>
          <table:table-cell office:value-type="float" office:value="8.35" calcext:value-type="float">
            <text:p>8,35</text:p>
          </table:table-cell>
          <table:table-cell office:value-type="float" office:value="-0.8981571815" calcext:value-type="float">
            <text:p>-0,898157</text:p>
          </table:table-cell>
          <table:table-cell office:value-type="float" office:value="-0.8822689" calcext:value-type="float">
            <text:p>-0,882269</text:p>
          </table:table-cell>
          <table:table-cell office:value-type="float" office:value="0.439884721" calcext:value-type="float">
            <text:p>0,439885</text:p>
          </table:table-cell>
          <table:table-cell office:value-type="float" office:value="0.47061191" calcext:value-type="float">
            <text:p>0,470612</text:p>
          </table:table-cell>
          <table:table-cell table:style-name="ce1" table:formula="of:=[.T52]-[.S52]" office:value-type="float" office:value="0.0158882815000001" calcext:value-type="float">
            <text:p>0,015888</text:p>
          </table:table-cell>
          <table:table-cell table:style-name="ce1" table:formula="of:=[.V52]-[.U52]" office:value-type="float" office:value="0.030727189" calcext:value-type="float">
            <text:p>0,030727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0.9869570836" calcext:value-type="float">
            <text:p>0,986957</text:p>
          </table:table-cell>
          <table:table-cell office:value-type="float" office:value="0.990428537" calcext:value-type="float">
            <text:p>0,990429</text:p>
          </table:table-cell>
          <table:table-cell office:value-type="float" office:value="-0.1607827" calcext:value-type="float">
            <text:p>-0,160783</text:p>
          </table:table-cell>
          <table:table-cell office:value-type="float" office:value="-0.138026488" calcext:value-type="float">
            <text:p>-0,138026</text:p>
          </table:table-cell>
          <table:table-cell table:style-name="ce1" table:formula="of:=[.T53]-[.S53]" office:value-type="float" office:value="0.0034714534000001" calcext:value-type="float">
            <text:p>0,003471</text:p>
          </table:table-cell>
          <table:table-cell table:style-name="ce1" table:formula="of:=[.V53]-[.U53]" office:value-type="float" office:value="0.022756212" calcext:value-type="float">
            <text:p>0,022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0165234" calcext:value-type="float">
            <text:p>0,016523</text:p>
          </table:table-cell>
          <table:table-cell table:style-name="ce1" office:value-type="float" office:value="0.0234371" calcext:value-type="float">
            <text:p>0,023437</text:p>
          </table:table-cell>
          <table:table-cell office:value-type="float" office:value="11.85" calcext:value-type="float">
            <text:p>11,85</text:p>
          </table:table-cell>
          <table:table-cell office:value-type="float" office:value="-0.89578701" calcext:value-type="float">
            <text:p>-0,895787</text:p>
          </table:table-cell>
          <table:table-cell office:value-type="float" office:value="-0.882" calcext:value-type="float">
            <text:p>-0,882000</text:p>
          </table:table-cell>
          <table:table-cell office:value-type="float" office:value="0.4446087822" calcext:value-type="float">
            <text:p>0,444609</text:p>
          </table:table-cell>
          <table:table-cell office:value-type="float" office:value="0.471225" calcext:value-type="float">
            <text:p>0,471225</text:p>
          </table:table-cell>
          <table:table-cell table:style-name="ce1" table:formula="of:=[.T54]-[.S54]" office:value-type="float" office:value="0.01378701" calcext:value-type="float">
            <text:p>0,013787</text:p>
          </table:table-cell>
          <table:table-cell table:style-name="ce1" table:formula="of:=[.V54]-[.U54]" office:value-type="float" office:value="0.0266162178" calcext:value-type="float">
            <text:p>0,026616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0.98718951" calcext:value-type="float">
            <text:p>0,987190</text:p>
          </table:table-cell>
          <table:table-cell office:value-type="float" office:value="0.99000689" calcext:value-type="float">
            <text:p>0,990007</text:p>
          </table:table-cell>
          <table:table-cell office:value-type="float" office:value="-0.1595406" calcext:value-type="float">
            <text:p>-0,159541</text:p>
          </table:table-cell>
          <table:table-cell office:value-type="float" office:value="-0.1410195" calcext:value-type="float">
            <text:p>-0,141020</text:p>
          </table:table-cell>
          <table:table-cell table:style-name="ce1" table:formula="of:=[.T55]-[.S55]" office:value-type="float" office:value="0.00281737999999998" calcext:value-type="float">
            <text:p>0,002817</text:p>
          </table:table-cell>
          <table:table-cell table:style-name="ce1" table:formula="of:=[.V55]-[.U55]" office:value-type="float" office:value="0.0185211" calcext:value-type="float">
            <text:p>0,018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32</text:p>
          </table:table-cell>
          <table:table-cell/>
          <table:table-cell office:value-type="float" office:value="0.0118906" calcext:value-type="float">
            <text:p>0,011891</text:p>
          </table:table-cell>
          <table:table-cell table:style-name="ce1"/>
          <table:table-cell office:value-type="float" office:value="33.66" calcext:value-type="float">
            <text:p>33,66</text:p>
          </table:table-cell>
          <table:table-cell office:value-type="float" office:value="-0.8951041966" calcext:value-type="float">
            <text:p>-0,895104</text:p>
          </table:table-cell>
          <table:table-cell office:value-type="float" office:value="-0.88733315" calcext:value-type="float">
            <text:p>-0,887333</text:p>
          </table:table-cell>
          <table:table-cell office:value-type="float" office:value="0.445873" calcext:value-type="float">
            <text:p>0,445873</text:p>
          </table:table-cell>
          <table:table-cell office:value-type="float" office:value="0.4610736" calcext:value-type="float">
            <text:p>0,461074</text:p>
          </table:table-cell>
          <table:table-cell table:style-name="ce1" table:formula="of:=[.T56]-[.S56]" office:value-type="float" office:value="0.00777104660000005" calcext:value-type="float">
            <text:p>0,007771</text:p>
          </table:table-cell>
          <table:table-cell table:style-name="ce1" table:formula="of:=[.V56]-[.U56]" office:value-type="float" office:value="0.0152006" calcext:value-type="float">
            <text:p>0,01520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14686" calcext:value-type="float">
            <text:p>0,014686</text:p>
          </table:table-cell>
          <table:table-cell table:style-name="ce1"/>
          <table:table-cell/>
          <table:table-cell office:value-type="float" office:value="0.987653" calcext:value-type="float">
            <text:p>0,987653</text:p>
          </table:table-cell>
          <table:table-cell office:value-type="float" office:value="0.98961139" calcext:value-type="float">
            <text:p>0,989611</text:p>
          </table:table-cell>
          <table:table-cell office:value-type="float" office:value="-0.15655336" calcext:value-type="float">
            <text:p>-0,156553</text:p>
          </table:table-cell>
          <table:table-cell office:value-type="float" office:value="-0.1437681808" calcext:value-type="float">
            <text:p>-0,143768</text:p>
          </table:table-cell>
          <table:table-cell table:style-name="ce1" table:formula="of:=[.T57]-[.S57]" office:value-type="float" office:value="0.00195838999999998" calcext:value-type="float">
            <text:p>0,001958</text:p>
          </table:table-cell>
          <table:table-cell table:style-name="ce1" table:formula="of:=[.V57]-[.U57]" office:value-type="float" office:value="0.0127851792" calcext:value-type="float">
            <text:p>0,0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/>
          <table:table-cell office:value-type="float" office:value="0.00762" calcext:value-type="float">
            <text:p>0,007620</text:p>
          </table:table-cell>
          <table:table-cell table:style-name="ce1"/>
          <table:table-cell office:value-type="float" office:value="58.78" calcext:value-type="float">
            <text:p>58,78</text:p>
          </table:table-cell>
          <table:table-cell office:value-type="float" office:value="-0.8950555" calcext:value-type="float">
            <text:p>-0,895056</text:p>
          </table:table-cell>
          <table:table-cell office:value-type="float" office:value="-0.888482682" calcext:value-type="float">
            <text:p>-0,888483</text:p>
          </table:table-cell>
          <table:table-cell office:value-type="float" office:value="0.44598006952" calcext:value-type="float">
            <text:p>0,445980</text:p>
          </table:table-cell>
          <table:table-cell office:value-type="float" office:value="0.45888940488" calcext:value-type="float">
            <text:p>0,458889</text:p>
          </table:table-cell>
          <table:table-cell table:style-name="ce1" table:formula="of:=[.T58]-[.S58]" office:value-type="float" office:value="0.00657281799999998" calcext:value-type="float">
            <text:p>0,006573</text:p>
          </table:table-cell>
          <table:table-cell table:style-name="ce1" table:formula="of:=[.V58]-[.U58]" office:value-type="float" office:value="0.01290933536" calcext:value-type="float">
            <text:p>0,012909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10749" calcext:value-type="float">
            <text:p>0,010749</text:p>
          </table:table-cell>
          <table:table-cell table:style-name="ce1"/>
          <table:table-cell/>
          <table:table-cell office:value-type="float" office:value="0.987965" calcext:value-type="float">
            <text:p>0,987965</text:p>
          </table:table-cell>
          <table:table-cell office:value-type="float" office:value="0.9896823" calcext:value-type="float">
            <text:p>0,989682</text:p>
          </table:table-cell>
          <table:table-cell office:value-type="float" office:value="-0.1546018" calcext:value-type="float">
            <text:p>-0,154602</text:p>
          </table:table-cell>
          <table:table-cell office:value-type="float" office:value="-0.143300988" calcext:value-type="float">
            <text:p>-0,143301</text:p>
          </table:table-cell>
          <table:table-cell table:style-name="ce1" table:formula="of:=[.T59]-[.S59]" office:value-type="float" office:value="0.00171729999999992" calcext:value-type="float">
            <text:p>0,001717</text:p>
          </table:table-cell>
          <table:table-cell table:style-name="ce1" table:formula="of:=[.V59]-[.U59]" office:value-type="float" office:value="0.011300812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office:value-type="float" office:value="0.0150991" calcext:value-type="float">
            <text:p>0,015099</text:p>
          </table:table-cell>
          <table:table-cell table:style-name="ce1"/>
          <table:table-cell office:value-type="float" office:value="55.31" calcext:value-type="float">
            <text:p>55,31</text:p>
          </table:table-cell>
          <table:table-cell office:value-type="float" office:value="-0.8941476" calcext:value-type="float">
            <text:p>-0,894148</text:p>
          </table:table-cell>
          <table:table-cell office:value-type="float" office:value="-0.8881483" calcext:value-type="float">
            <text:p>-0,888148</text:p>
          </table:table-cell>
          <table:table-cell office:value-type="float" office:value="0.4477722" calcext:value-type="float">
            <text:p>0,447772</text:p>
          </table:table-cell>
          <table:table-cell office:value-type="float" office:value="0.45955386" calcext:value-type="float">
            <text:p>0,459554</text:p>
          </table:table-cell>
          <table:table-cell table:style-name="ce1" table:formula="of:=[.T60]-[.S60]" office:value-type="float" office:value="0.00599929999999993" calcext:value-type="float">
            <text:p>0,005999</text:p>
          </table:table-cell>
          <table:table-cell table:style-name="ce1" table:formula="of:=[.V60]-[.U60]" office:value-type="float" office:value="0.0117816600000001" calcext:value-type="float">
            <text:p>0,011782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109113" calcext:value-type="float">
            <text:p>0,010911</text:p>
          </table:table-cell>
          <table:table-cell table:style-name="ce1"/>
          <table:table-cell/>
          <table:table-cell office:value-type="float" office:value="0.98791186" calcext:value-type="float">
            <text:p>0,987912</text:p>
          </table:table-cell>
          <table:table-cell office:value-type="float" office:value="0.989368" calcext:value-type="float">
            <text:p>0,989368</text:p>
          </table:table-cell>
          <table:table-cell office:value-type="float" office:value="-0.1550166061" calcext:value-type="float">
            <text:p>-0,155017</text:p>
          </table:table-cell>
          <table:table-cell office:value-type="float" office:value="-0.1454335" calcext:value-type="float">
            <text:p>-0,145434</text:p>
          </table:table-cell>
          <table:table-cell table:style-name="ce1" table:formula="of:=[.T61]-[.S61]" office:value-type="float" office:value="0.00145613999999994" calcext:value-type="float">
            <text:p>0,001456</text:p>
          </table:table-cell>
          <table:table-cell table:style-name="ce1" table:formula="of:=[.V61]-[.U61]" office:value-type="float" office:value="0.00958310610000002" calcext:value-type="float">
            <text:p>0,009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 table:number-columns-repeated="2"/>
          <table:table-cell table:style-name="ce1"/>
          <table:table-cell office:value-type="float" office:value="106.66" calcext:value-type="float">
            <text:p>106,66</text:p>
          </table:table-cell>
          <table:table-cell office:value-type="float" office:value="-0.8940019" calcext:value-type="float">
            <text:p>-0,894002</text:p>
          </table:table-cell>
          <table:table-cell office:value-type="float" office:value="-0.888867" calcext:value-type="float">
            <text:p>-0,888867</text:p>
          </table:table-cell>
          <table:table-cell office:value-type="float" office:value="0.44806306" calcext:value-type="float">
            <text:p>0,448063</text:p>
          </table:table-cell>
          <table:table-cell office:value-type="float" office:value="0.458164386" calcext:value-type="float">
            <text:p>0,458164</text:p>
          </table:table-cell>
          <table:table-cell table:style-name="ce1" table:formula="of:=[.T62]-[.S62]" office:value-type="float" office:value="0.00513489999999994" calcext:value-type="float">
            <text:p>0,005135</text:p>
          </table:table-cell>
          <table:table-cell table:style-name="ce1" table:formula="of:=[.V62]-[.U62]" office:value-type="float" office:value="0.010101326" calcext:value-type="float">
            <text:p>0,010101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0.98813567" calcext:value-type="float">
            <text:p>0,988136</text:p>
          </table:table-cell>
          <table:table-cell office:value-type="float" office:value="0.9893184708" calcext:value-type="float">
            <text:p>0,989318</text:p>
          </table:table-cell>
          <table:table-cell office:value-type="float" office:value="-0.1535835" calcext:value-type="float">
            <text:p>-0,153584</text:p>
          </table:table-cell>
          <table:table-cell office:value-type="float" office:value="-0.14577031" calcext:value-type="float">
            <text:p>-0,145770</text:p>
          </table:table-cell>
          <table:table-cell table:style-name="ce1" table:formula="of:=[.T63]-[.S63]" office:value-type="float" office:value="0.00118280079999999" calcext:value-type="float">
            <text:p>0,001183</text:p>
          </table:table-cell>
          <table:table-cell table:style-name="ce1" table:formula="of:=[.V63]-[.U63]" office:value-type="float" office:value="0.00781318999999997" calcext:value-type="float">
            <text:p>0,0078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3.85" calcext:value-type="float">
            <text:p>33,8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658411" calcext:value-type="float">
            <text:p>0,9965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4.15" calcext:value-type="float">
            <text:p>34,1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3.81" calcext:value-type="float">
            <text:p>33,81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137484" calcext:value-type="float">
            <text:p>0,013748</text:p>
          </table:table-cell>
          <table:table-cell table:style-name="ce1" office:value-type="float" office:value="0.0156908" calcext:value-type="float">
            <text:p>0,015691</text:p>
          </table:table-cell>
          <table:table-cell office:value-type="float" office:value="45.42" calcext:value-type="float">
            <text:p>45,42</text:p>
          </table:table-cell>
          <table:table-cell office:value-type="float" office:value="-0.89489698" calcext:value-type="float">
            <text:p>-0,894897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8799549722" calcext:value-type="float">
            <text:p>0,987995</text:p>
          </table:table-cell>
          <table:table-cell office:value-type="float" office:value="0.990272828" calcext:value-type="float">
            <text:p>0,99027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79" calcext:value-type="float">
            <text:p>18,79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7847" calcext:value-type="float">
            <text:p>-0,887847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56326" calcext:value-type="float">
            <text:p>0,045633</text:p>
          </table:table-cell>
          <table:table-cell table:style-name="ce1"/>
          <table:table-cell office:value-type="float" office:value="277.48" calcext:value-type="float">
            <text:p>277,48</text:p>
          </table:table-cell>
          <table:table-cell office:value-type="float" office:value="-0.89161924" calcext:value-type="float">
            <text:p>-0,891619</text:p>
          </table:table-cell>
          <table:table-cell office:value-type="float" office:value="-0.847461128" calcext:value-type="float">
            <text:p>-0,847461</text:p>
          </table:table-cell>
          <table:table-cell office:value-type="float" office:value="0.45278596349" calcext:value-type="float">
            <text:p>0,452786</text:p>
          </table:table-cell>
          <table:table-cell office:value-type="float" office:value="0.5308522" calcext:value-type="float">
            <text:p>0,530852</text:p>
          </table:table-cell>
          <table:table-cell table:style-name="ce1" table:formula="of:=[.T73]-[.S73]" office:value-type="float" office:value="0.044158112" calcext:value-type="float">
            <text:p>0,044158</text:p>
          </table:table-cell>
          <table:table-cell table:style-name="ce1" table:formula="of:=[.V73]-[.U73]" office:value-type="float" office:value="0.07806623651" calcext:value-type="float">
            <text:p>0,07806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948332" calcext:value-type="float">
            <text:p>0,094833</text:p>
          </table:table-cell>
          <table:table-cell table:style-name="ce1"/>
          <table:table-cell/>
          <table:table-cell office:value-type="float" office:value="0.97975697" calcext:value-type="float">
            <text:p>0,979757</text:p>
          </table:table-cell>
          <table:table-cell office:value-type="float" office:value="0.988868567" calcext:value-type="float">
            <text:p>0,988869</text:p>
          </table:table-cell>
          <table:table-cell office:value-type="float" office:value="-0.2001091" calcext:value-type="float">
            <text:p>-0,200109</text:p>
          </table:table-cell>
          <table:table-cell office:value-type="float" office:value="-0.1487916" calcext:value-type="float">
            <text:p>-0,148792</text:p>
          </table:table-cell>
          <table:table-cell table:style-name="ce1" table:formula="of:=[.T74]-[.S74]" office:value-type="float" office:value="0.00911159699999997" calcext:value-type="float">
            <text:p>0,009112</text:p>
          </table:table-cell>
          <table:table-cell table:style-name="ce1" table:formula="of:=[.V74]-[.U74]" office:value-type="float" office:value="0.0513175" calcext:value-type="float">
            <text:p>0,051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25255" calcext:value-type="float">
            <text:p>0,012526</text:p>
          </table:table-cell>
          <table:table-cell table:style-name="ce1"/>
          <table:table-cell office:value-type="float" office:value="986.72" calcext:value-type="float">
            <text:p>986,72</text:p>
          </table:table-cell>
          <table:table-cell office:value-type="float" office:value="-0.89159426518" calcext:value-type="float">
            <text:p>-0,891594</text:p>
          </table:table-cell>
          <table:table-cell office:value-type="float" office:value="-0.883605101" calcext:value-type="float">
            <text:p>-0,883605</text:p>
          </table:table-cell>
          <table:table-cell office:value-type="float" office:value="0.4528351425" calcext:value-type="float">
            <text:p>0,452835</text:p>
          </table:table-cell>
          <table:table-cell office:value-type="float" office:value="0.468230926" calcext:value-type="float">
            <text:p>0,468231</text:p>
          </table:table-cell>
          <table:table-cell table:style-name="ce1" table:formula="of:=[.T75]-[.S75]" office:value-type="float" office:value="0.00798916417999995" calcext:value-type="float">
            <text:p>0,007989</text:p>
          </table:table-cell>
          <table:table-cell table:style-name="ce1" table:formula="of:=[.V75]-[.U75]" office:value-type="float" office:value="0.0153957835" calcext:value-type="float">
            <text:p>0,01539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191192" calcext:value-type="float">
            <text:p>0,019119</text:p>
          </table:table-cell>
          <table:table-cell table:style-name="ce1"/>
          <table:table-cell/>
          <table:table-cell office:value-type="float" office:value="0.986550429" calcext:value-type="float">
            <text:p>0,986550</text:p>
          </table:table-cell>
          <table:table-cell office:value-type="float" office:value="0.98886795" calcext:value-type="float">
            <text:p>0,988868</text:p>
          </table:table-cell>
          <table:table-cell office:value-type="float" office:value="-0.1634318" calcext:value-type="float">
            <text:p>-0,163432</text:p>
          </table:table-cell>
          <table:table-cell office:value-type="float" office:value="-0.1487957" calcext:value-type="float">
            <text:p>-0,148796</text:p>
          </table:table-cell>
          <table:table-cell table:style-name="ce1" table:formula="of:=[.T76]-[.S76]" office:value-type="float" office:value="0.00231752100000004" calcext:value-type="float">
            <text:p>0,002318</text:p>
          </table:table-cell>
          <table:table-cell table:style-name="ce1" table:formula="of:=[.V76]-[.U76]" office:value-type="float" office:value="0.0146361" calcext:value-type="float">
            <text:p>0,014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97597" calcext:value-type="float">
            <text:p>0,019760</text:p>
          </table:table-cell>
          <table:table-cell table:style-name="ce1"/>
          <table:table-cell office:value-type="float" office:value="1009.23" calcext:value-type="float">
            <text:p>1009,23</text:p>
          </table:table-cell>
          <table:table-cell office:value-type="float" office:value="-0.8916025386" calcext:value-type="float">
            <text:p>-0,891603</text:p>
          </table:table-cell>
          <table:table-cell office:value-type="float" office:value="-0.88403008" calcext:value-type="float">
            <text:p>-0,884030</text:p>
          </table:table-cell>
          <table:table-cell office:value-type="float" office:value="0.4528188523" calcext:value-type="float">
            <text:p>0,452819</text:p>
          </table:table-cell>
          <table:table-cell office:value-type="float" office:value="0.46742972883" calcext:value-type="float">
            <text:p>0,467430</text:p>
          </table:table-cell>
          <table:table-cell table:style-name="ce1" table:formula="of:=[.T77]-[.S77]" office:value-type="float" office:value="0.0075724586" calcext:value-type="float">
            <text:p>0,007572</text:p>
          </table:table-cell>
          <table:table-cell table:style-name="ce1" table:formula="of:=[.V77]-[.U77]" office:value-type="float" office:value="0.0146108765299999" calcext:value-type="float">
            <text:p>0,01461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203685" calcext:value-type="float">
            <text:p>0,002037</text:p>
          </table:table-cell>
          <table:table-cell table:style-name="ce1"/>
          <table:table-cell/>
          <table:table-cell office:value-type="float" office:value="0.98840911" calcext:value-type="float">
            <text:p>0,988409</text:p>
          </table:table-cell>
          <table:table-cell office:value-type="float" office:value="0.98878761924" calcext:value-type="float">
            <text:p>0,988788</text:p>
          </table:table-cell>
          <table:table-cell office:value-type="float" office:value="-0.15181016321" calcext:value-type="float">
            <text:p>-0,151810</text:p>
          </table:table-cell>
          <table:table-cell office:value-type="float" office:value="-0.1493286488301" calcext:value-type="float">
            <text:p>-0,149329</text:p>
          </table:table-cell>
          <table:table-cell table:style-name="ce1" table:formula="of:=[.T78]-[.S78]" office:value-type="float" office:value="0.000378509239999936" calcext:value-type="float">
            <text:p>0,000379</text:p>
          </table:table-cell>
          <table:table-cell table:style-name="ce1" table:formula="of:=[.V78]-[.U78]" office:value-type="float" office:value="0.00248151437989999" calcext:value-type="float">
            <text:p>0,0024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52407" calcext:value-type="float">
            <text:p>0,015241</text:p>
          </table:table-cell>
          <table:table-cell table:style-name="ce1"/>
          <table:table-cell office:value-type="float" office:value="995.59" calcext:value-type="float">
            <text:p>995,59</text:p>
          </table:table-cell>
          <table:table-cell office:value-type="float" office:value="0.9877118" calcext:value-type="float">
            <text:p>0,987712</text:p>
          </table:table-cell>
          <table:table-cell office:value-type="float" office:value="0.988822528" calcext:value-type="float">
            <text:p>0,988823</text:p>
          </table:table-cell>
          <table:table-cell office:value-type="float" office:value="0.4528361229" calcext:value-type="float">
            <text:p>0,452836</text:p>
          </table:table-cell>
          <table:table-cell office:value-type="float" office:value="0.4660962" calcext:value-type="float">
            <text:p>0,466096</text:p>
          </table:table-cell>
          <table:table-cell table:style-name="ce1" table:formula="of:=[.T79]-[.S79]" office:value-type="float" office:value="0.00111072800000012" calcext:value-type="float">
            <text:p>0,001111</text:p>
          </table:table-cell>
          <table:table-cell table:style-name="ce1" table:formula="of:=[.V79]-[.U79]" office:value-type="float" office:value="0.0132600770999999" calcext:value-type="float">
            <text:p>0,01326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586525" calcext:value-type="float">
            <text:p>0,005865</text:p>
          </table:table-cell>
          <table:table-cell table:style-name="ce1"/>
          <table:table-cell/>
          <table:table-cell office:value-type="float" office:value="-0.891593767" calcext:value-type="float">
            <text:p>-0,891594</text:p>
          </table:table-cell>
          <table:table-cell office:value-type="float" office:value="-0.8847335" calcext:value-type="float">
            <text:p>-0,884734</text:p>
          </table:table-cell>
          <table:table-cell office:value-type="float" office:value="-0.15627383" calcext:value-type="float">
            <text:p>-0,156274</text:p>
          </table:table-cell>
          <table:table-cell office:value-type="float" office:value="-0.14909731" calcext:value-type="float">
            <text:p>-0,149097</text:p>
          </table:table-cell>
          <table:table-cell table:style-name="ce1" table:formula="of:=[.T80]-[.S80]" office:value-type="float" office:value="0.00686026700000009" calcext:value-type="float">
            <text:p>0,006860</text:p>
          </table:table-cell>
          <table:table-cell table:style-name="ce1" table:formula="of:=[.V80]-[.U80]" office:value-type="float" office:value="0.00717651999999999" calcext:value-type="float">
            <text:p>0,007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office:value-type="float" office:value="0.0194409" calcext:value-type="float">
            <text:p>0,019441</text:p>
          </table:table-cell>
          <table:table-cell table:style-name="ce1"/>
          <table:table-cell office:value-type="float" office:value="297.98" calcext:value-type="float">
            <text:p>297,98</text:p>
          </table:table-cell>
          <table:table-cell office:value-type="float" office:value="-0.8948250213" calcext:value-type="float">
            <text:p>-0,894825</text:p>
          </table:table-cell>
          <table:table-cell office:value-type="float" office:value="-0.88771605" calcext:value-type="float">
            <text:p>-0,887716</text:p>
          </table:table-cell>
          <table:table-cell office:value-type="float" office:value="0.4464170485" calcext:value-type="float">
            <text:p>0,446417</text:p>
          </table:table-cell>
          <table:table-cell office:value-type="float" office:value="0.460391356" calcext:value-type="float">
            <text:p>0,460391</text:p>
          </table:table-cell>
          <table:table-cell table:style-name="ce1" table:formula="of:=[.T81]-[.S81]" office:value-type="float" office:value="0.0071089713000001" calcext:value-type="float">
            <text:p>0,007109</text:p>
          </table:table-cell>
          <table:table-cell table:style-name="ce1" table:formula="of:=[.V81]-[.U81]" office:value-type="float" office:value="0.0139743075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492181" calcext:value-type="float">
            <text:p>0,004922</text:p>
          </table:table-cell>
          <table:table-cell table:style-name="ce1"/>
          <table:table-cell/>
          <table:table-cell office:value-type="float" office:value="0.9879272" calcext:value-type="float">
            <text:p>0,987927</text:p>
          </table:table-cell>
          <table:table-cell office:value-type="float" office:value="0.98877970211" calcext:value-type="float">
            <text:p>0,988780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9381058" calcext:value-type="float">
            <text:p>-0,149381</text:p>
          </table:table-cell>
          <table:table-cell table:style-name="ce1" table:formula="of:=[.T82]-[.S82]" office:value-type="float" office:value="0.000852502109999986" calcext:value-type="float">
            <text:p>0,000853</text:p>
          </table:table-cell>
          <table:table-cell table:style-name="ce1" table:formula="of:=[.V82]-[.U82]" office:value-type="float" office:value="0.00553753199999998" calcext:value-type="float">
            <text:p>0,005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office:value-type="float" office:value="0.02048" calcext:value-type="float">
            <text:p>0,020480</text:p>
          </table:table-cell>
          <table:table-cell table:style-name="ce1"/>
          <table:table-cell office:value-type="float" office:value="24.32" calcext:value-type="float">
            <text:p>24,32</text:p>
          </table:table-cell>
          <table:table-cell office:value-type="float" office:value="-0.89482502" calcext:value-type="float">
            <text:p>-0,894825</text:p>
          </table:table-cell>
          <table:table-cell office:value-type="float" office:value="-0.887716057618" calcext:value-type="float">
            <text:p>-0,887716</text:p>
          </table:table-cell>
          <table:table-cell office:value-type="float" office:value="0.44641704" calcext:value-type="float">
            <text:p>0,446417</text:p>
          </table:table-cell>
          <table:table-cell office:value-type="float" office:value="0.46039135" calcext:value-type="float">
            <text:p>0,460391</text:p>
          </table:table-cell>
          <table:table-cell table:style-name="ce1" table:formula="of:=[.T83]-[.S83]" office:value-type="float" office:value="0.00710896238199998" calcext:value-type="float">
            <text:p>0,007109</text:p>
          </table:table-cell>
          <table:table-cell table:style-name="ce1" table:formula="of:=[.V83]-[.U83]" office:value-type="float" office:value="0.0139743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756898" calcext:value-type="float">
            <text:p>0,007569</text:p>
          </table:table-cell>
          <table:table-cell table:style-name="ce1"/>
          <table:table-cell/>
          <table:table-cell office:value-type="float" office:value="0.987927238" calcext:value-type="float">
            <text:p>0,987927</text:p>
          </table:table-cell>
          <table:table-cell office:value-type="float" office:value="0.98963327" calcext:value-type="float">
            <text:p>0,989633</text:p>
          </table:table-cell>
          <table:table-cell office:value-type="float" office:value="-0.1549185" calcext:value-type="float">
            <text:p>-0,154919</text:p>
          </table:table-cell>
          <table:table-cell office:value-type="float" office:value="-0.143617" calcext:value-type="float">
            <text:p>-0,143617</text:p>
          </table:table-cell>
          <table:table-cell table:style-name="ce1" table:formula="of:=[.T84]-[.S84]" office:value-type="float" office:value="0.00170603199999997" calcext:value-type="float">
            <text:p>0,001706</text:p>
          </table:table-cell>
          <table:table-cell table:style-name="ce1" table:formula="of:=[.V84]-[.U84]" office:value-type="float" office:value="0.0113015" calcext:value-type="float">
            <text:p>0,011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17</text:p>
          </table:table-cell>
          <table:table-cell office:value-type="float" office:value="68" calcext:value-type="float">
            <text:p>68</text:p>
          </table:table-cell>
          <table:table-cell office:value-type="float" office:value="0.0226835" calcext:value-type="float">
            <text:p>0,022684</text:p>
          </table:table-cell>
          <table:table-cell table:style-name="ce1"/>
          <table:table-cell office:value-type="float" office:value="2.89" calcext:value-type="float">
            <text:p>2,89</text:p>
          </table:table-cell>
          <table:table-cell office:value-type="float" office:value="-0.8931312574" calcext:value-type="float">
            <text:p>-0,893131</text:p>
          </table:table-cell>
          <table:table-cell office:value-type="float" office:value="-0.889565099" calcext:value-type="float">
            <text:p>-0,889565</text:p>
          </table:table-cell>
          <table:table-cell office:value-type="float" office:value="0.4498221" calcext:value-type="float">
            <text:p>0,449822</text:p>
          </table:table-cell>
          <table:table-cell office:value-type="float" office:value="0.45680842222" calcext:value-type="float">
            <text:p>0,456808</text:p>
          </table:table-cell>
          <table:table-cell table:style-name="ce1" table:formula="of:=[.T85]-[.S85]" office:value-type="float" office:value="0.00356615839999996" calcext:value-type="float">
            <text:p>0,003566</text:p>
          </table:table-cell>
          <table:table-cell table:style-name="ce1" table:formula="of:=[.V85]-[.U85]" office:value-type="float" office:value="0.00698632221999995" calcext:value-type="float">
            <text:p>0,006986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0.98792723806" calcext:value-type="float">
            <text:p>0,987927</text:p>
          </table:table-cell>
          <table:table-cell office:value-type="float" office:value="0.9896332" calcext:value-type="float">
            <text:p>0,989633</text:p>
          </table:table-cell>
          <table:table-cell office:value-type="float" office:value="-0.154918598" calcext:value-type="float">
            <text:p>-0,154919</text:p>
          </table:table-cell>
          <table:table-cell office:value-type="float" office:value="-0.1436174" calcext:value-type="float">
            <text:p>-0,143617</text:p>
          </table:table-cell>
          <table:table-cell table:style-name="ce1" table:formula="of:=[.T86]-[.S86]" office:value-type="float" office:value="0.00170596194000006" calcext:value-type="float">
            <text:p>0,001706</text:p>
          </table:table-cell>
          <table:table-cell table:style-name="ce1" table:formula="of:=[.V86]-[.U86]" office:value-type="float" office:value="0.011301198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5</text:p>
          </table:table-cell>
          <table:table-cell office:value-type="float" office:value="258" calcext:value-type="float">
            <text:p>258</text:p>
          </table:table-cell>
          <table:table-cell office:value-type="float" office:value="0.028289" calcext:value-type="float">
            <text:p>0,028289</text:p>
          </table:table-cell>
          <table:table-cell table:style-name="ce1"/>
          <table:table-cell office:value-type="float" office:value="4.08" calcext:value-type="float">
            <text:p>4,08</text:p>
          </table:table-cell>
          <table:table-cell office:value-type="float" office:value="-0.8945639056" calcext:value-type="float">
            <text:p>-0,894564</text:p>
          </table:table-cell>
          <table:table-cell office:value-type="float" office:value="-0.8886244" calcext:value-type="float">
            <text:p>-0,888624</text:p>
          </table:table-cell>
          <table:table-cell office:value-type="float" office:value="0.446940061" calcext:value-type="float">
            <text:p>0,446940</text:p>
          </table:table-cell>
          <table:table-cell office:value-type="float" office:value="0.45863560679" calcext:value-type="float">
            <text:p>0,458636</text:p>
          </table:table-cell>
          <table:table-cell table:style-name="ce1" table:formula="of:=[.T87]-[.S87]" office:value-type="float" office:value="0.00593950560000001" calcext:value-type="float">
            <text:p>0,005940</text:p>
          </table:table-cell>
          <table:table-cell table:style-name="ce1" table:formula="of:=[.V87]-[.U87]" office:value-type="float" office:value="0.0116955457899999" calcext:value-type="float">
            <text:p>0,01169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235765" calcext:value-type="float">
            <text:p>0,023577</text:p>
          </table:table-cell>
          <table:table-cell table:style-name="ce1"/>
          <table:table-cell/>
          <table:table-cell office:value-type="float" office:value="0.98792723" calcext:value-type="float">
            <text:p>0,987927</text:p>
          </table:table-cell>
          <table:table-cell office:value-type="float" office:value="0.98954222971" calcext:value-type="float">
            <text:p>0,989542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42434" calcext:value-type="float">
            <text:p>-0,144243</text:p>
          </table:table-cell>
          <table:table-cell table:style-name="ce1" table:formula="of:=[.T88]-[.S88]" office:value-type="float" office:value="0.0016149997099999" calcext:value-type="float">
            <text:p>0,001615</text:p>
          </table:table-cell>
          <table:table-cell table:style-name="ce1" table:formula="of:=[.V88]-[.U88]" office:value-type="float" office:value="0.01067519" calcext:value-type="float">
            <text:p>0,0106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5" calcext:value-type="float">
            <text:p>15</text:p>
          </table:table-cell>
          <table:table-cell office:value-type="float" office:value="0.0140032" calcext:value-type="float">
            <text:p>0,014003</text:p>
          </table:table-cell>
          <table:table-cell table:style-name="ce1"/>
          <table:table-cell office:value-type="float" office:value="349.88" calcext:value-type="float">
            <text:p>349,88</text:p>
          </table:table-cell>
          <table:table-cell office:value-type="float" office:value="0.98549321385" calcext:value-type="float">
            <text:p>0,985493</text:p>
          </table:table-cell>
          <table:table-cell office:value-type="float" office:value="0.988997957" calcext:value-type="float">
            <text:p>0,988998</text:p>
          </table:table-cell>
          <table:table-cell office:value-type="float" office:value="-0.151284048" calcext:value-type="float">
            <text:p>-0,151284</text:p>
          </table:table-cell>
          <table:table-cell office:value-type="float" office:value="-0.147929171194" calcext:value-type="float">
            <text:p>-0,147929</text:p>
          </table:table-cell>
          <table:table-cell table:style-name="ce1" table:formula="of:=[.T89]-[.S89]" office:value-type="float" office:value="0.00350474315000004" calcext:value-type="float">
            <text:p>0,003505</text:p>
          </table:table-cell>
          <table:table-cell table:style-name="ce1" table:formula="of:=[.V89]-[.U89]" office:value-type="float" office:value="0.003354876806" calcext:value-type="float">
            <text:p>0,003355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-0.899140112443" calcext:value-type="float">
            <text:p>-0,899140</text:p>
          </table:table-cell>
          <table:table-cell office:value-type="float" office:value="-0.888115" calcext:value-type="float">
            <text:p>-0,888115</text:p>
          </table:table-cell>
          <table:table-cell table:number-columns-repeated="2"/>
          <table:table-cell table:style-name="ce1" table:formula="of:=[.T90]-[.S90]" office:value-type="float" office:value="0.011025112443" calcext:value-type="float">
            <text:p>0,011025</text:p>
          </table:table-cell>
          <table:table-cell table:style-name="ce1" table:formula="of:=[.V90]-[.U90]" office:value-type="float" office:value="0" calcext:value-type="float">
            <text:p>0,00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7" calcext:value-type="float">
            <text:p>17</text:p>
          </table:table-cell>
          <table:table-cell office:value-type="float" office:value="0.0140032" calcext:value-type="float">
            <text:p>0,014003</text:p>
          </table:table-cell>
          <table:table-cell table:style-name="ce1"/>
          <table:table-cell office:value-type="float" office:value="4.17" calcext:value-type="float">
            <text:p>4,17</text:p>
          </table:table-cell>
          <table:table-cell office:value-type="float" office:value="0.984824" calcext:value-type="float">
            <text:p>0,984824</text:p>
          </table:table-cell>
          <table:table-cell office:value-type="float" office:value="0.99266854" calcext:value-type="float">
            <text:p>0,992669</text:p>
          </table:table-cell>
          <table:table-cell office:value-type="float" office:value="-0.1547689" calcext:value-type="float">
            <text:p>-0,154769</text:p>
          </table:table-cell>
          <table:table-cell office:value-type="float" office:value="-0.1446146" calcext:value-type="float">
            <text:p>-0,144615</text:p>
          </table:table-cell>
          <table:table-cell table:style-name="ce1" table:formula="of:=[.T91]-[.S91]" office:value-type="float" office:value="0.00784454000000012" calcext:value-type="float">
            <text:p>0,007845</text:p>
          </table:table-cell>
          <table:table-cell table:style-name="ce1" table:formula="of:=[.V91]-[.U91]" office:value-type="float" office:value="0.0101543" calcext:value-type="float">
            <text:p>0,010154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-0.894572" calcext:value-type="float">
            <text:p>-0,894572</text:p>
          </table:table-cell>
          <table:table-cell office:value-type="float" office:value="-0.88657753" calcext:value-type="float">
            <text:p>-0,886578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608494" calcext:value-type="float">
            <text:p>0,460849</text:p>
          </table:table-cell>
          <table:table-cell table:style-name="ce1" table:formula="of:=[.T92]-[.S92]" office:value-type="float" office:value="0.00799446999999987" calcext:value-type="float">
            <text:p>0,007994</text:p>
          </table:table-cell>
          <table:table-cell table:style-name="ce1" table:formula="of:=[.V92]-[.U92]" office:value-type="float" office:value="0.0139274" calcext:value-type="float">
            <text:p>0,013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1" calcext:value-type="float">
            <text:p>21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1.85" calcext:value-type="float">
            <text:p>1,85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T93]-[.S93]" office:value-type="float" office:value="0.00624261353200006" calcext:value-type="float">
            <text:p>0,006243</text:p>
          </table:table-cell>
          <table:table-cell table:style-name="ce1" table:formula="of:=[.V93]-[.U93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T94]-[.S94]" office:value-type="float" office:value="0.0120212559999999" calcext:value-type="float">
            <text:p>0,012021</text:p>
          </table:table-cell>
          <table:table-cell table:style-name="ce1" table:formula="of:=[.V94]-[.U94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0" calcext:value-type="float">
            <text:p>20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2.35" calcext:value-type="float">
            <text:p>2,35</text:p>
          </table:table-cell>
          <table:table-cell office:value-type="float" office:value="0.9839005127" calcext:value-type="float">
            <text:p>0,983901</text:p>
          </table:table-cell>
          <table:table-cell office:value-type="float" office:value="0.99338535" calcext:value-type="float">
            <text:p>0,993385</text:p>
          </table:table-cell>
          <table:table-cell office:value-type="float" office:value="-0.159502905" calcext:value-type="float">
            <text:p>-0,159503</text:p>
          </table:table-cell>
          <table:table-cell office:value-type="float" office:value="-0.1399108227" calcext:value-type="float">
            <text:p>-0,139911</text:p>
          </table:table-cell>
          <table:table-cell table:style-name="ce1" table:formula="of:=[.T95]-[.S95]" office:value-type="float" office:value="0.00948483730000005" calcext:value-type="float">
            <text:p>0,009485</text:p>
          </table:table-cell>
          <table:table-cell table:style-name="ce1" table:formula="of:=[.V95]-[.U95]" office:value-type="float" office:value="0.0195920823" calcext:value-type="float">
            <text:p>0,019592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8821" calcext:value-type="float">
            <text:p>-0,895859</text:p>
          </table:table-cell>
          <table:table-cell office:value-type="float" office:value="-0.88385977" calcext:value-type="float">
            <text:p>-0,883860</text:p>
          </table:table-cell>
          <table:table-cell office:value-type="float" office:value="0.444338803888" calcext:value-type="float">
            <text:p>0,444339</text:p>
          </table:table-cell>
          <table:table-cell office:value-type="float" office:value="0.4643126153" calcext:value-type="float">
            <text:p>0,464313</text:p>
          </table:table-cell>
          <table:table-cell table:style-name="ce1" table:formula="of:=[.T96]-[.S96]" office:value-type="float" office:value="0.011999051" calcext:value-type="float">
            <text:p>0,011999</text:p>
          </table:table-cell>
          <table:table-cell table:style-name="ce1" table:formula="of:=[.V96]-[.U96]" office:value-type="float" office:value="0.019973811412" calcext:value-type="float">
            <text:p>0,0199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1.17" calcext:value-type="float">
            <text:p>1,17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T97]-[.S97]" office:value-type="float" office:value="0.00624261353200006" calcext:value-type="float">
            <text:p>0,006243</text:p>
          </table:table-cell>
          <table:table-cell table:style-name="ce1" table:formula="of:=[.V97]-[.U97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T98]-[.S98]" office:value-type="float" office:value="0.0120212559999999" calcext:value-type="float">
            <text:p>0,012021</text:p>
          </table:table-cell>
          <table:table-cell table:style-name="ce1" table:formula="of:=[.V98]-[.U98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</text:p>
          </table:table-cell>
          <table:table-cell office:value-type="float" office:value="4" calcext:value-type="float">
            <text:p>4</text:p>
          </table:table-cell>
          <table:table-cell office:value-type="float" office:value="0.0159173" calcext:value-type="float">
            <text:p>0,015917</text:p>
          </table:table-cell>
          <table:table-cell table:style-name="ce1"/>
          <table:table-cell office:value-type="float" office:value="0.65" calcext:value-type="float">
            <text:p>0,65</text:p>
          </table:table-cell>
          <table:table-cell office:value-type="float" office:value="0.986979" calcext:value-type="float">
            <text:p>0,986979</text:p>
          </table:table-cell>
          <table:table-cell office:value-type="float" office:value="1" calcext:value-type="float">
            <text:p>1,000000</text:p>
          </table:table-cell>
          <table:table-cell office:value-type="float" office:value="-0.153092" calcext:value-type="float">
            <text:p>-0,153092</text:p>
          </table:table-cell>
          <table:table-cell office:value-type="float" office:value="-0.148921" calcext:value-type="float">
            <text:p>-0,148921</text:p>
          </table:table-cell>
          <table:table-cell table:style-name="ce1" table:formula="of:=[.T99]-[.S99]" office:value-type="float" office:value="0.0130210000000001" calcext:value-type="float">
            <text:p>0,013021</text:p>
          </table:table-cell>
          <table:table-cell table:style-name="ce1" table:formula="of:=[.V99]-[.U99]" office:value-type="float" office:value="0.00417100000000001" calcext:value-type="float">
            <text:p>0,00417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239772" calcext:value-type="float">
            <text:p>0,023977</text:p>
          </table:table-cell>
          <table:table-cell table:style-name="ce1"/>
          <table:table-cell/>
          <table:table-cell office:value-type="float" office:value="-0.894564" calcext:value-type="float">
            <text:p>-0,894564</text:p>
          </table:table-cell>
          <table:table-cell office:value-type="float" office:value="-0.885404" calcext:value-type="float">
            <text:p>-0,885404</text:p>
          </table:table-cell>
          <table:table-cell office:value-type="float" office:value="0.44694" calcext:value-type="float">
            <text:p>0,446940</text:p>
          </table:table-cell>
          <table:table-cell office:value-type="float" office:value="0.464821" calcext:value-type="float">
            <text:p>0,464821</text:p>
          </table:table-cell>
          <table:table-cell table:style-name="ce1" table:formula="of:=[.T100]-[.S100]" office:value-type="float" office:value="0.00915999999999995" calcext:value-type="float">
            <text:p>0,009160</text:p>
          </table:table-cell>
          <table:table-cell table:style-name="ce1" table:formula="of:=[.V100]-[.U100]" office:value-type="float" office:value="0.0178809999999999" calcext:value-type="float">
            <text:p>0,0178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2</text:p>
          </table:table-cell>
          <table:table-cell office:value-type="float" office:value="4" calcext:value-type="float">
            <text:p>4</text:p>
          </table:table-cell>
          <table:table-cell office:value-type="float" office:value="0.0118208" calcext:value-type="float">
            <text:p>0,011821</text:p>
          </table:table-cell>
          <table:table-cell table:style-name="ce1"/>
          <table:table-cell office:value-type="float" office:value="1.71" calcext:value-type="float">
            <text:p>1,71</text:p>
          </table:table-cell>
          <table:table-cell office:value-type="float" office:value="0.986979" calcext:value-type="float">
            <text:p>0,986979</text:p>
          </table:table-cell>
          <table:table-cell office:value-type="float" office:value="1" calcext:value-type="float">
            <text:p>1,000000</text:p>
          </table:table-cell>
          <table:table-cell office:value-type="float" office:value="-0.153092" calcext:value-type="float">
            <text:p>-0,153092</text:p>
          </table:table-cell>
          <table:table-cell office:value-type="float" office:value="-0.148921" calcext:value-type="float">
            <text:p>-0,148921</text:p>
          </table:table-cell>
          <table:table-cell table:style-name="ce1" table:formula="of:=[.T101]-[.S101]" office:value-type="float" office:value="0.0130210000000001" calcext:value-type="float">
            <text:p>0,013021</text:p>
          </table:table-cell>
          <table:table-cell table:style-name="ce1" table:formula="of:=[.V101]-[.U101]" office:value-type="float" office:value="0.00417100000000001" calcext:value-type="float">
            <text:p>0,004171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-0.894564" calcext:value-type="float">
            <text:p>-0,894564</text:p>
          </table:table-cell>
          <table:table-cell office:value-type="float" office:value="-0.885404" calcext:value-type="float">
            <text:p>-0,885404</text:p>
          </table:table-cell>
          <table:table-cell office:value-type="float" office:value="0.44694" calcext:value-type="float">
            <text:p>0,446940</text:p>
          </table:table-cell>
          <table:table-cell office:value-type="float" office:value="0.460369" calcext:value-type="float">
            <text:p>0,460369</text:p>
          </table:table-cell>
          <table:table-cell table:style-name="ce1" table:formula="of:=[.T102]-[.S102]" office:value-type="float" office:value="0.00915999999999995" calcext:value-type="float">
            <text:p>0,009160</text:p>
          </table:table-cell>
          <table:table-cell table:style-name="ce1" table:formula="of:=[.V102]-[.U102]" office:value-type="float" office:value="0.0134289999999999" calcext:value-type="float">
            <text:p>0,013429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320157" calcext:value-type="float">
            <text:p>0,320157</text:p>
          </table:table-cell>
          <table:table-cell table:style-name="ce1"/>
          <table:table-cell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office:value-type="float" office:value="0.8964046269" calcext:value-type="float">
            <text:p>0,896405</text:p>
          </table:table-cell>
          <table:table-cell office:value-type="float" office:value="0.957370935" calcext:value-type="float">
            <text:p>0,957371</text:p>
          </table:table-cell>
          <table:table-cell table:style-name="ce1" office:value-type="float" office:value="0.01501315" calcext:value-type="float">
            <text:p>0,015013</text:p>
          </table:table-cell>
          <table:table-cell table:style-name="ce1" office:value-type="float" office:value="0.02247456" calcext:value-type="float">
            <text:p>0,02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0</text:p>
          </table:table-cell>
          <table:table-cell/>
          <table:table-cell office:value-type="float" office:value="0.31914" calcext:value-type="float">
            <text:p>0,319140</text:p>
          </table:table-cell>
          <table:table-cell table:style-name="ce1"/>
          <table:table-cell office:value-type="float" office:value="3.46" calcext:value-type="float">
            <text:p>3,46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" calcext:value-type="float">
            <text:p>0,658024</text:p>
          </table:table-cell>
          <table:table-cell office:value-type="float" office:value="0.90145947" calcext:value-type="float">
            <text:p>0,901459</text:p>
          </table:table-cell>
          <table:table-cell office:value-type="float" office:value="0.953672488" calcext:value-type="float">
            <text:p>0,953672</text:p>
          </table:table-cell>
          <table:table-cell table:style-name="ce1" office:value-type="float" office:value="0.01757097" calcext:value-type="float">
            <text:p>0,017571</text:p>
          </table:table-cell>
          <table:table-cell table:style-name="ce1" office:value-type="float" office:value="0.019917817" calcext:value-type="float">
            <text:p>0,019918</text:p>
          </table:table-cell>
          <table:table-cell table:formula="of:=[.T106]-[.S106]" office:value-type="float" office:value="0.064049217" calcext:value-type="float">
            <text:p>0,064049</text:p>
          </table:table-cell>
          <table:table-cell table:formula="of:=[.V106]-[.U106]" office:value-type="float" office:value="0.052213018" calcext:value-type="float">
            <text:p>0,052213</text:p>
          </table:table-cell>
          <table:table-cell table:formula="of:=[.X106]-[.W106]" office:value-type="float" office:value="0.002346847" calcext:value-type="float">
            <text:p>0,0023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03435" calcext:value-type="float">
            <text:p>0,303435</text:p>
          </table:table-cell>
          <table:table-cell table:style-name="ce1"/>
          <table:table-cell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office:value-type="float" office:value="0.90545421" calcext:value-type="float">
            <text:p>0,905454</text:p>
          </table:table-cell>
          <table:table-cell office:value-type="float" office:value="0.9496435931" calcext:value-type="float">
            <text:p>0,949644</text:p>
          </table:table-cell>
          <table:table-cell table:style-name="ce1" office:value-type="float" office:value="0.018234616721" calcext:value-type="float">
            <text:p>0,018235</text:p>
          </table:table-cell>
          <table:table-cell table:style-name="ce1" office:value-type="float" office:value="0.01976232" calcext:value-type="float">
            <text:p>0,019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7364" calcext:value-type="float">
            <text:p>0,273640</text:p>
          </table:table-cell>
          <table:table-cell table:style-name="ce2"/>
          <table:table-cell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7364" calcext:value-type="float">
            <text:p>0,273640</text:p>
          </table:table-cell>
          <table:table-cell table:style-name="ce2"/>
          <table:table-cell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2559" calcext:value-type="float">
            <text:p>0,262559</text:p>
          </table:table-cell>
          <table:table-cell table:style-name="ce2"/>
          <table:table-cell office:value-type="float" office:value="7.726" calcext:value-type="float">
            <text:p>7,73</text:p>
          </table:table-cell>
          <table:table-cell office:value-type="float" office:value="0.593846" calcext:value-type="float">
            <text:p>0,593846</text:p>
          </table:table-cell>
          <table:table-cell office:value-type="float" office:value="0.658101" calcext:value-type="float">
            <text:p>0,658101</text:p>
          </table:table-cell>
          <table:table-cell office:value-type="float" office:value="0.913536" calcext:value-type="float">
            <text:p>0,913536</text:p>
          </table:table-cell>
          <table:table-cell office:value-type="float" office:value="0.94153" calcext:value-type="float">
            <text:p>0,941530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T110]-[.S110]" office:value-type="float" office:value="0.064255" calcext:value-type="float">
            <text:p>0,064255</text:p>
          </table:table-cell>
          <table:table-cell table:formula="of:=[.V110]-[.U110]" office:value-type="float" office:value="0.0279940000000002" calcext:value-type="float">
            <text:p>0,027994</text:p>
          </table:table-cell>
          <table:table-cell table:style-name="ce6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4691" calcext:value-type="float">
            <text:p>0,264691</text:p>
          </table:table-cell>
          <table:table-cell table:style-name="ce2"/>
          <table:table-cell office:value-type="float" office:value="2.66" calcext:value-type="float">
            <text:p>2,66</text:p>
          </table:table-cell>
          <table:table-cell office:value-type="float" office:value="0.593693" calcext:value-type="float">
            <text:p>0,593693</text:p>
          </table:table-cell>
          <table:table-cell office:value-type="float" office:value="0.658273" calcext:value-type="float">
            <text:p>0,658273</text:p>
          </table:table-cell>
          <table:table-cell office:value-type="float" office:value="0.913436" calcext:value-type="float">
            <text:p>0,913436</text:p>
          </table:table-cell>
          <table:table-cell office:value-type="float" office:value="0.941596" calcext:value-type="float">
            <text:p>0,94159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T111]-[.S111]" office:value-type="float" office:value="0.06458" calcext:value-type="float">
            <text:p>0,064580</text:p>
          </table:table-cell>
          <table:table-cell table:formula="of:=[.V111]-[.U111]" office:value-type="float" office:value="0.0281600000000001" calcext:value-type="float">
            <text:p>0,028160</text:p>
          </table:table-cell>
          <table:table-cell table:style-name="ce6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T112]-[.S112]" office:value-type="float" office:value="0.0640108826000001" calcext:value-type="float">
            <text:p>0,064011</text:p>
          </table:table-cell>
          <table:table-cell table:formula="of:=[.V112]-[.U112]" office:value-type="float" office:value="0.02793277556" calcext:value-type="float">
            <text:p>0,027933</text:p>
          </table:table-cell>
          <table:table-cell table:formula="of:=[.X112]-[.W112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7113" calcext:value-type="float">
            <text:p>0,267113</text:p>
          </table:table-cell>
          <table:table-cell table:style-name="ce2"/>
          <table:table-cell office:value-type="float" office:value="1.489" calcext:value-type="float">
            <text:p>1,49</text:p>
          </table:table-cell>
          <table:table-cell office:value-type="float" office:value="0.593661" calcext:value-type="float">
            <text:p>0,593661</text:p>
          </table:table-cell>
          <table:table-cell office:value-type="float" office:value="0.658599" calcext:value-type="float">
            <text:p>0,658599</text:p>
          </table:table-cell>
          <table:table-cell office:value-type="float" office:value="0.913222" calcext:value-type="float">
            <text:p>0,913222</text:p>
          </table:table-cell>
          <table:table-cell office:value-type="float" office:value="0.941736" calcext:value-type="float">
            <text:p>0,941736</text:p>
          </table:table-cell>
          <table:table-cell table:style-name="ce1" office:value-type="float" office:value="0.0187044" calcext:value-type="float">
            <text:p>0,018704</text:p>
          </table:table-cell>
          <table:table-cell table:style-name="ce1" office:value-type="float" office:value="0.0187848" calcext:value-type="float">
            <text:p>0,018785</text:p>
          </table:table-cell>
          <table:table-cell table:formula="of:=[.T113]-[.S113]" office:value-type="float" office:value="0.0649379999999999" calcext:value-type="float">
            <text:p>0,064938</text:p>
          </table:table-cell>
          <table:table-cell table:formula="of:=[.V113]-[.U113]" office:value-type="float" office:value="0.0285139999999999" calcext:value-type="float">
            <text:p>0,028514</text:p>
          </table:table-cell>
          <table:table-cell table:formula="of:=[.X113]-[.W113]" office:value-type="float" office:value="0.0000804000000000013" calcext:value-type="float">
            <text:p>0,0000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310847" calcext:value-type="float">
            <text:p>0,310847</text:p>
          </table:table-cell>
          <table:table-cell table:style-name="ce2"/>
          <table:table-cell office:value-type="float" office:value="18.52" calcext:value-type="float">
            <text:p>18,52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" calcext:value-type="float">
            <text:p>0,658027</text:p>
          </table:table-cell>
          <table:table-cell office:value-type="float" office:value="0.90355672218999" calcext:value-type="float">
            <text:p>0,903557</text:p>
          </table:table-cell>
          <table:table-cell office:value-type="float" office:value="0.95367838273" calcext:value-type="float">
            <text:p>0,953678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T114]-[.S114]" office:value-type="float" office:value="0.0640543609000001" calcext:value-type="float">
            <text:p>0,064054</text:p>
          </table:table-cell>
          <table:table-cell table:formula="of:=[.V114]-[.U114]" office:value-type="float" office:value="0.05012166054001" calcext:value-type="float">
            <text:p>0,050122</text:p>
          </table:table-cell>
          <table:table-cell table:formula="of:=[.X114]-[.W114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28.32" calcext:value-type="float">
            <text:p>28,32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T115]-[.S115]" office:value-type="float" office:value="0.0640108826000001" calcext:value-type="float">
            <text:p>0,064011</text:p>
          </table:table-cell>
          <table:table-cell table:formula="of:=[.V115]-[.U115]" office:value-type="float" office:value="0.02793277556" calcext:value-type="float">
            <text:p>0,027933</text:p>
          </table:table-cell>
          <table:table-cell table:formula="of:=[.X115]-[.W115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01873" calcext:value-type="float">
            <text:p>0,301873</text:p>
          </table:table-cell>
          <table:table-cell table:style-name="ce2"/>
          <table:table-cell office:value-type="float" office:value="22.34" calcext:value-type="float">
            <text:p>22,34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75672" calcext:value-type="float">
            <text:p>0,658027</text:p>
          </table:table-cell>
          <table:table-cell office:value-type="float" office:value="0.90407808443" calcext:value-type="float">
            <text:p>0,904078</text:p>
          </table:table-cell>
          <table:table-cell office:value-type="float" office:value="0.950302" calcext:value-type="float">
            <text:p>0,950302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T117]-[.S117]" office:value-type="float" office:value="0.0640543609756721" calcext:value-type="float">
            <text:p>0,064054</text:p>
          </table:table-cell>
          <table:table-cell table:formula="of:=[.V117]-[.U117]" office:value-type="float" office:value="0.0462239155700001" calcext:value-type="float">
            <text:p>0,046224</text:p>
          </table:table-cell>
          <table:table-cell table:formula="of:=[.X117]-[.W117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0464" calcext:value-type="float">
            <text:p>0,260464</text:p>
          </table:table-cell>
          <table:table-cell table:style-name="ce2"/>
          <table:table-cell office:value-type="float" office:value="204.91" calcext:value-type="float">
            <text:p>204,91</text:p>
          </table:table-cell>
          <table:table-cell office:value-type="float" office:value="0.59399793" calcext:value-type="float">
            <text:p>0,593998</text:p>
          </table:table-cell>
          <table:table-cell office:value-type="float" office:value="0.6579313799" calcext:value-type="float">
            <text:p>0,657931</text:p>
          </table:table-cell>
          <table:table-cell office:value-type="float" office:value="0.9136340367" calcext:value-type="float">
            <text:p>0,913634</text:p>
          </table:table-cell>
          <table:table-cell office:value-type="float" office:value="0.9414656" calcext:value-type="float">
            <text:p>0,941466</text:p>
          </table:table-cell>
          <table:table-cell table:style-name="ce1" office:value-type="float" office:value="0.01874423" calcext:value-type="float">
            <text:p>0,018744</text:p>
          </table:table-cell>
          <table:table-cell table:style-name="ce1" office:value-type="float" office:value="0.0187447091" calcext:value-type="float">
            <text:p>0,018745</text:p>
          </table:table-cell>
          <table:table-cell table:formula="of:=[.T118]-[.S118]" office:value-type="float" office:value="0.0639334499" calcext:value-type="float">
            <text:p>0,063933</text:p>
          </table:table-cell>
          <table:table-cell table:formula="of:=[.V118]-[.U118]" office:value-type="float" office:value="0.0278315632999999" calcext:value-type="float">
            <text:p>0,027832</text:p>
          </table:table-cell>
          <table:table-cell table:formula="of:=[.X118]-[.W118]" office:value-type="float" office:value="0.000000479099999999011" calcext:value-type="float">
            <text:p>0,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1.21166" calcext:value-type="float">
            <text:p>1,211660</text:p>
          </table:table-cell>
          <table:table-cell table:style-name="ce2"/>
          <table:table-cell office:value-type="float" office:value="0.02" calcext:value-type="float">
            <text:p>0,02</text:p>
          </table:table-cell>
          <table:table-cell office:value-type="float" office:value="0.593999" calcext:value-type="float">
            <text:p>0,593999</text:p>
          </table:table-cell>
          <table:table-cell office:value-type="float" office:value="0.659175" calcext:value-type="float">
            <text:p>0,659175</text:p>
          </table:table-cell>
          <table:table-cell office:value-type="float" office:value="0.913637" calcext:value-type="float">
            <text:p>0,913637</text:p>
          </table:table-cell>
          <table:table-cell office:value-type="float" office:value="0.942006" calcext:value-type="float">
            <text:p>0,94200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T119]-[.S119]" office:value-type="float" office:value="0.065176" calcext:value-type="float">
            <text:p>0,065176</text:p>
          </table:table-cell>
          <table:table-cell table:formula="of:=[.V119]-[.U119]" office:value-type="float" office:value="0.0283690000000001" calcext:value-type="float">
            <text:p>0,028369</text:p>
          </table:table-cell>
          <table:table-cell table:style-name="ce4" office:value-type="float" office:value="0.000000000001" calcext:value-type="float">
            <text:p>1,00E-012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452361" calcext:value-type="float">
            <text:p>0,452361</text:p>
          </table:table-cell>
          <table:table-cell table:style-name="ce1"/>
          <table:table-cell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16191" calcext:value-type="float">
            <text:p>0,316191</text:p>
          </table:table-cell>
          <table:table-cell table:style-name="ce1"/>
          <table:table-cell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33944" calcext:value-type="float">
            <text:p>0,333944</text:p>
          </table:table-cell>
          <table:table-cell table:style-name="ce2"/>
          <table:table-cell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16135" calcext:value-type="float">
            <text:p>0,316135</text:p>
          </table:table-cell>
          <table:table-cell table:style-name="ce2"/>
          <table:table-cell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167" calcext:value-type="float">
            <text:p>0,316167</text:p>
          </table:table-cell>
          <table:table-cell table:style-name="ce2"/>
          <table:table-cell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094" calcext:value-type="float">
            <text:p>0,316094</text:p>
          </table:table-cell>
          <table:table-cell table:style-name="ce2"/>
          <table:table-cell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T128]-[.S128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128" calcext:value-type="float">
            <text:p>0,316128</text:p>
          </table:table-cell>
          <table:table-cell table:style-name="ce2"/>
          <table:table-cell office:value-type="float" office:value="1.87" calcext:value-type="float">
            <text:p>1,87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T129]-[.S129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094" calcext:value-type="float">
            <text:p>0,316094</text:p>
          </table:table-cell>
          <table:table-cell table:style-name="ce2"/>
          <table:table-cell office:value-type="float" office:value="2.05" calcext:value-type="float">
            <text:p>2,05</text:p>
          </table:table-cell>
          <table:table-cell office:value-type="float" office:value="0.18393" calcext:value-type="float">
            <text:p>0,183930</text:p>
          </table:table-cell>
          <table:table-cell office:value-type="float" office:value="0.367898" calcext:value-type="float">
            <text:p>0,36789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451972" calcext:value-type="float">
            <text:p>0,451972</text:p>
          </table:table-cell>
          <table:table-cell table:style-name="ce2"/>
          <table:table-cell office:value-type="float" office:value="1.47" calcext:value-type="float">
            <text:p>1,47</text:p>
          </table:table-cell>
          <table:table-cell office:value-type="float" office:value="0.0428279" calcext:value-type="float">
            <text:p>0,042828</text:p>
          </table:table-cell>
          <table:table-cell office:value-type="float" office:value="0.520772946" calcext:value-type="float">
            <text:p>0,52077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6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9427" calcext:value-type="float">
            <text:p>0,002694</text:p>
          </table:table-cell>
          <table:table-cell table:style-name="ce1"/>
          <table:table-cell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-1.000682" calcext:value-type="float">
            <text:p>-1,000682</text:p>
          </table:table-cell>
          <table:table-cell office:value-type="float" office:value="-0.99931799517" calcext:value-type="float">
            <text:p>-0,9993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4318" calcext:value-type="float">
            <text:p>0,004343</text:p>
          </table:table-cell>
          <table:table-cell table:style-name="ce1"/>
          <table:table-cell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office:value-type="float" office:value="-1.000439" calcext:value-type="float">
            <text:p>-1,000439</text:p>
          </table:table-cell>
          <table:table-cell office:value-type="float" office:value="-0.9995608" calcext:value-type="float">
            <text:p>-0,9995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8632" calcext:value-type="float">
            <text:p>0,004386</text:p>
          </table:table-cell>
          <table:table-cell table:style-name="ce1"/>
          <table:table-cell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office:value-type="float" office:value="-1.000442387" calcext:value-type="float">
            <text:p>-1,000442</text:p>
          </table:table-cell>
          <table:table-cell office:value-type="float" office:value="-0.9995277277" calcext:value-type="float">
            <text:p>-0,999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16.63" calcext:value-type="float">
            <text:p>16,63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2.75" calcext:value-type="float">
            <text:p>2,75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2163" calcext:value-type="float">
            <text:p>0,004322</text:p>
          </table:table-cell>
          <table:table-cell table:style-name="ce1"/>
          <table:table-cell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office:value-type="float" office:value="-1.000432555" calcext:value-type="float">
            <text:p>-1,000433</text:p>
          </table:table-cell>
          <table:table-cell office:value-type="float" office:value="-0.99956916" calcext:value-type="float">
            <text:p>-0,999569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846626" calcext:value-type="float">
            <text:p>0,846626</text:p>
          </table:table-cell>
          <table:table-cell table:style-name="ce1"/>
          <table:table-cell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1.11898" calcext:value-type="float">
            <text:p>1,118980</text:p>
          </table:table-cell>
          <table:table-cell table:style-name="ce1"/>
          <table:table-cell office:value-type="float" office:value="6.95" calcext:value-type="float">
            <text:p>6,95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891442" calcext:value-type="float">
            <text:p>0,891442</text:p>
          </table:table-cell>
          <table:table-cell table:style-name="ce1"/>
          <table:table-cell office:value-type="float" office:value="17.18" calcext:value-type="float">
            <text:p>17,18</text:p>
          </table:table-cell>
          <table:table-cell office:value-type="float" office:value="0.0265214791" calcext:value-type="float">
            <text:p>0,026521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334" calcext:value-type="float">
            <text:p>0,693334</text:p>
          </table:table-cell>
          <table:table-cell table:style-name="ce1"/>
          <table:table-cell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formula="of:=[.T149]-[.S149]" office:value-type="float" office:value="0.0666777" calcext:value-type="float">
            <text:p>0,06667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817146" calcext:value-type="float">
            <text:p>0,817146</text:p>
          </table:table-cell>
          <table:table-cell table:style-name="ce2"/>
          <table:table-cell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25" calcext:value-type="float">
            <text:p>0,693425</text:p>
          </table:table-cell>
          <table:table-cell table:style-name="ce2"/>
          <table:table-cell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/>
          <table:table-cell table:formula="of:=[.T152]-[.S152]" office:value-type="float" office:value="0.06668433" calcext:value-type="float">
            <text:p>0,0666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6.82" calcext:value-type="float">
            <text:p>6,82</text:p>
          </table:table-cell>
          <table:table-cell office:value-type="float" office:value="0.066663952" calcext:value-type="float">
            <text:p>0,066664</text:p>
          </table:table-cell>
          <table:table-cell office:value-type="float" office:value="0.13336606" calcext:value-type="float">
            <text:p>0,133366</text:p>
          </table:table-cell>
          <table:table-cell table:number-columns-repeated="2"/>
          <table:table-cell table:style-name="ce1" table:number-columns-repeated="2"/>
          <table:table-cell/>
          <table:table-cell table:formula="of:=[.T153]-[.S153]" office:value-type="float" office:value="0.066702108" calcext:value-type="float">
            <text:p>0,0667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893365" calcext:value-type="float">
            <text:p>0,893365</text:p>
          </table:table-cell>
          <table:table-cell table:style-name="ce2"/>
          <table:table-cell office:value-type="float" office:value="35.07" calcext:value-type="float">
            <text:p>35,07</text:p>
          </table:table-cell>
          <table:table-cell office:value-type="float" office:value="0.026513434267" calcext:value-type="float">
            <text:p>0,026513</text:p>
          </table:table-cell>
          <table:table-cell office:value-type="float" office:value="0.1767374" calcext:value-type="float">
            <text:p>0,176737</text:p>
          </table:table-cell>
          <table:table-cell table:number-columns-repeated="2"/>
          <table:table-cell table:style-name="ce1" table:number-columns-repeated="2"/>
          <table:table-cell/>
          <table:table-cell table:formula="of:=[.T154]-[.S154]" office:value-type="float" office:value="0.150223965733" calcext:value-type="float">
            <text:p>0,1502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5121" calcext:value-type="float">
            <text:p>0,695121</text:p>
          </table:table-cell>
          <table:table-cell table:style-name="ce2"/>
          <table:table-cell office:value-type="float" office:value="8.64" calcext:value-type="float">
            <text:p>8,64</text:p>
          </table:table-cell>
          <table:table-cell office:value-type="float" office:value="0.0666614682" calcext:value-type="float">
            <text:p>0,066661</text:p>
          </table:table-cell>
          <table:table-cell office:value-type="float" office:value="0.1333971479" calcext:value-type="float">
            <text:p>0,13339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178" calcext:value-type="float">
            <text:p>0,693178</text:p>
          </table:table-cell>
          <table:table-cell table:style-name="ce1"/>
          <table:table-cell office:value-type="float" office:value="32.9198" calcext:value-type="float">
            <text:p>32,92</text:p>
          </table:table-cell>
          <table:table-cell office:value-type="float" office:value="0.0666664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formula="of:=[.T157]-[.S157]" office:value-type="float" office:value="0.0666696" calcext:value-type="float">
            <text:p>0,066670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4281" calcext:value-type="float">
            <text:p>0,694281</text:p>
          </table:table-cell>
          <table:table-cell table:style-name="ce1"/>
          <table:table-cell table:style-name="Default" office:value-type="float" office:value="0.95" calcext:value-type="float">
            <text:p>0,95</text:p>
          </table:table-cell>
          <table:table-cell office:value-type="float" office:value="0.0666613" calcext:value-type="float">
            <text:p>0,066661</text:p>
          </table:table-cell>
          <table:table-cell office:value-type="float" office:value="0.133399" calcext:value-type="float">
            <text:p>0,133399</text:p>
          </table:table-cell>
          <table:table-cell table:formula="of:=[.T158]-[.S158]" office:value-type="float" office:value="0.0667377" calcext:value-type="float">
            <text:p>0,06673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789" calcext:value-type="float">
            <text:p>0,693789</text:p>
          </table:table-cell>
          <table:table-cell table:style-name="ce1"/>
          <table:table-cell table:style-name="Default" office:value-type="float" office:value="0.42" calcext:value-type="float">
            <text:p>0,42</text:p>
          </table:table-cell>
          <table:table-cell office:value-type="float" office:value="0.0666613" calcext:value-type="float">
            <text:p>0,066661</text:p>
          </table:table-cell>
          <table:table-cell office:value-type="float" office:value="0.13339" calcext:value-type="float">
            <text:p>0,133390</text:p>
          </table:table-cell>
          <table:table-cell table:formula="of:=[.T159]-[.S159]" office:value-type="float" office:value="0.0667287" calcext:value-type="float">
            <text:p>0,066729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4432" calcext:value-type="float">
            <text:p>0,694432</text:p>
          </table:table-cell>
          <table:table-cell table:style-name="ce1"/>
          <table:table-cell table:style-name="Default" office:value-type="float" office:value="0.19" calcext:value-type="float">
            <text:p>0,19</text:p>
          </table:table-cell>
          <table:table-cell office:value-type="float" office:value="0.0666554" calcext:value-type="float">
            <text:p>0,066655</text:p>
          </table:table-cell>
          <table:table-cell office:value-type="float" office:value="0.133447" calcext:value-type="float">
            <text:p>0,133447</text:p>
          </table:table-cell>
          <table:table-cell table:formula="of:=[.T160]-[.S160]" office:value-type="float" office:value="0.0667916" calcext:value-type="float">
            <text:p>0,066792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696061" calcext:value-type="float">
            <text:p>0,696061</text:p>
          </table:table-cell>
          <table:table-cell table:style-name="ce1"/>
          <table:table-cell office:value-type="float" office:value="2.23" calcext:value-type="float">
            <text:p>2,23</text:p>
          </table:table-cell>
          <table:table-cell office:value-type="float" office:value="0.0666399" calcext:value-type="float">
            <text:p>0,066640</text:p>
          </table:table-cell>
          <table:table-cell office:value-type="float" office:value="0.133337" calcext:value-type="float">
            <text:p>0,133337</text:p>
          </table:table-cell>
          <table:table-cell table:formula="of:=[.T161]-[.S161]" office:value-type="float" office:value="0.0666971" calcext:value-type="float">
            <text:p>0,066697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48" calcext:value-type="float">
            <text:p>48</text:p>
          </table:table-cell>
          <table:table-cell office:value-type="float" office:value="0.722888" calcext:value-type="float">
            <text:p>0,722888</text:p>
          </table:table-cell>
          <table:table-cell table:style-name="ce1"/>
          <table:table-cell office:value-type="float" office:value="0.29" calcext:value-type="float">
            <text:p>0,29</text:p>
          </table:table-cell>
          <table:table-cell office:value-type="float" office:value="0.0666386" calcext:value-type="float">
            <text:p>0,066639</text:p>
          </table:table-cell>
          <table:table-cell office:value-type="float" office:value="0.133337" calcext:value-type="float">
            <text:p>0,133337</text:p>
          </table:table-cell>
          <table:table-cell table:formula="of:=[.T162]-[.S162]" office:value-type="float" office:value="0.0666984" calcext:value-type="float">
            <text:p>0,06669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834257" calcext:value-type="float">
            <text:p>0,834257</text:p>
          </table:table-cell>
          <table:table-cell table:style-name="ce1"/>
          <table:table-cell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office:value-type="float" office:value="-5.6648628" calcext:value-type="float">
            <text:p>-5,664863</text:p>
          </table:table-cell>
          <table:table-cell office:value-type="float" office:value="-4.99655" calcext:value-type="float">
            <text:p>-4,99655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number-columns-repeated="2"/>
          <table:table-cell table:style-name="ce1"/>
          <table:table-cell office:value-type="string" calcext:value-type="string">
            <text:p>&gt;3h.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gatediam</text:p>
          </table:table-cell>
          <table:table-cell office:value-type="string" calcext:value-type="string">
            <text:p>Level 8</text:p>
          </table:table-cell>
          <table:table-cell office:value-type="float" office:value="66" calcext:value-type="float">
            <text:p>66</text:p>
          </table:table-cell>
          <table:table-cell office:value-type="float" office:value="0.741864" calcext:value-type="float">
            <text:p>0,741864</text:p>
          </table:table-cell>
          <table:table-cell table:style-name="ce1"/>
          <table:table-cell office:value-type="float" office:value="1168.92" calcext:value-type="float">
            <text:p>1168,92</text:p>
          </table:table-cell>
          <table:table-cell office:value-type="float" office:value="5.220007764" calcext:value-type="float">
            <text:p>5,220008</text:p>
          </table:table-cell>
          <table:table-cell office:value-type="float" office:value="5.809" calcext:value-type="float">
            <text:p>5,809000</text:p>
          </table:table-cell>
          <table:table-cell office:value-type="float" office:value="-5.626979" calcext:value-type="float">
            <text:p>-5,626979</text:p>
          </table:table-cell>
          <table:table-cell office:value-type="float" office:value="-5.035577562" calcext:value-type="float">
            <text:p>-5,035578</text:p>
          </table:table-cell>
          <table:table-cell table:style-name="ce1" table:number-columns-repeated="2"/>
          <table:table-cell/>
          <table:table-cell table:formula="of:=[.T168]-[.S168]" office:value-type="float" office:value="0.588992236" calcext:value-type="float">
            <text:p>0,588992</text:p>
          </table:table-cell>
          <table:table-cell table:formula="of:=[.V168]-[.U168]" office:value-type="float" office:value="0.591401438" calcext:value-type="float">
            <text:p>0,591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704009" calcext:value-type="float">
            <text:p>0,704009</text:p>
          </table:table-cell>
          <table:table-cell table:style-name="ce1"/>
          <table:table-cell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709116" calcext:value-type="float">
            <text:p>0,709116</text:p>
          </table:table-cell>
          <table:table-cell table:style-name="ce1"/>
          <table:table-cell office:value-type="float" office:value="3438.32" calcext:value-type="float">
            <text:p>3438,32</text:p>
          </table:table-cell>
          <table:table-cell office:value-type="float" office:value="5.2281386672" calcext:value-type="float">
            <text:p>5,228139</text:p>
          </table:table-cell>
          <table:table-cell office:value-type="float" office:value="5.791604" calcext:value-type="float">
            <text:p>5,791604</text:p>
          </table:table-cell>
          <table:table-cell office:value-type="float" office:value="-5.6109904" calcext:value-type="float">
            <text:p>-5,610990</text:p>
          </table:table-cell>
          <table:table-cell office:value-type="float" office:value="-5.04311" calcext:value-type="float">
            <text:p>-5,043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89462" calcext:value-type="float">
            <text:p>0,689462</text:p>
          </table:table-cell>
          <table:table-cell table:style-name="ce1"/>
          <table:table-cell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/>
          <table:table-cell table:formula="of:=[.T171]-[.S171]" office:value-type="float" office:value="0.54632745146" calcext:value-type="float">
            <text:p>0,546327</text:p>
          </table:table-cell>
          <table:table-cell table:formula="of:=[.V171]-[.U171]" office:value-type="float" office:value="0.545819030000001" calcext:value-type="float">
            <text:p>0,545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89462" calcext:value-type="float">
            <text:p>0,689462</text:p>
          </table:table-cell>
          <table:table-cell table:style-name="ce1"/>
          <table:table-cell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70848" calcext:value-type="float">
            <text:p>0,708480</text:p>
          </table:table-cell>
          <table:table-cell table:style-name="ce1"/>
          <table:table-cell office:value-type="float" office:value="3.88" calcext:value-type="float">
            <text:p>3,88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number-columns-repeated="2"/>
          <table:table-cell table:style-name="ce1"/>
          <table:table-cell office:value-type="float" office:value="0.01" calcext:value-type="float">
            <text:p>0,01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4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office:value-type="float" office:value="0.0335906" calcext:value-type="float">
            <text:p>0,033591</text:p>
          </table:table-cell>
          <table:table-cell table:style-name="ce1"/>
          <table:table-cell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335906" calcext:value-type="float">
            <text:p>0,033591</text:p>
          </table:table-cell>
          <table:table-cell table:style-name="ce2"/>
          <table:table-cell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/>
          <table:table-cell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083974" calcext:value-type="float">
            <text:p>0,008397</text:p>
          </table:table-cell>
          <table:table-cell table:style-name="ce2"/>
          <table:table-cell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48</text:p>
          </table:table-cell>
          <table:table-cell table:style-name="ce1"/>
          <table:table-cell office:value-type="float" office:value="0.000825062" calcext:value-type="float">
            <text:p>0,000825</text:p>
          </table:table-cell>
          <table:table-cell table:style-name="ce2"/>
          <table:table-cell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office:value-type="float" office:value="-0.00010703" calcext:value-type="float">
            <text:p>-0,000107</text:p>
          </table:table-cell>
          <table:table-cell office:value-type="float" office:value="0.000095" calcext:value-type="float">
            <text:p>0,0000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50</text:p>
          </table:table-cell>
          <table:table-cell table:style-name="ce1" office:value-type="float" office:value="51" calcext:value-type="float">
            <text:p>51,000000</text:p>
          </table:table-cell>
          <table:table-cell office:value-type="float" office:value="0.00109272" calcext:value-type="float">
            <text:p>0,001093</text:p>
          </table:table-cell>
          <table:table-cell table:style-name="ce2"/>
          <table:table-cell office:value-type="float" office:value="69.56" calcext:value-type="float">
            <text:p>69,56</text:p>
          </table:table-cell>
          <table:table-cell office:value-type="float" office:value="1.99973068" calcext:value-type="float">
            <text:p>1,999731</text:p>
          </table:table-cell>
          <table:table-cell office:value-type="float" office:value="2.00031515" calcext:value-type="float">
            <text:p>2,000315</text:p>
          </table:table-cell>
          <table:table-cell office:value-type="float" office:value="-0.00015715303" calcext:value-type="float">
            <text:p>-0,000157</text:p>
          </table:table-cell>
          <table:table-cell office:value-type="float" office:value="0.000133759634" calcext:value-type="float">
            <text:p>0,000134</text:p>
          </table:table-cell>
          <table:table-cell table:style-name="ce1" table:formula="of:=[.T187]-[.S187]" office:value-type="float" office:value="0.00058447000000017" calcext:value-type="float">
            <text:p>0,000584</text:p>
          </table:table-cell>
          <table:table-cell table:style-name="ce1" table:formula="of:=[.V187]-[.U187]" office:value-type="float" office:value="0.000290912664" calcext:value-type="float">
            <text:p>0,0002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7017" calcext:value-type="float">
            <text:p>0,001070</text:p>
          </table:table-cell>
          <table:table-cell table:style-name="ce2"/>
          <table:table-cell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office:value-type="float" office:value="-0.00013208" calcext:value-type="float">
            <text:p>-0,000132</text:p>
          </table:table-cell>
          <table:table-cell office:value-type="float" office:value="0.00010943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582" calcext:value-type="float">
            <text:p>0,001058</text:p>
          </table:table-cell>
          <table:table-cell table:style-name="ce2"/>
          <table:table-cell office:value-type="float" office:value="68.39" calcext:value-type="float">
            <text:p>68,39</text:p>
          </table:table-cell>
          <table:table-cell office:value-type="float" office:value="1.99984862987249" calcext:value-type="float">
            <text:p>1,999849</text:p>
          </table:table-cell>
          <table:table-cell office:value-type="float" office:value="2.000154" calcext:value-type="float">
            <text:p>2,000154</text:p>
          </table:table-cell>
          <table:table-cell office:value-type="float" office:value="-0.000105937" calcext:value-type="float">
            <text:p>-0,000106</text:p>
          </table:table-cell>
          <table:table-cell office:value-type="float" office:value="0.00014153" calcext:value-type="float">
            <text:p>0,0001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3009" calcext:value-type="float">
            <text:p>0,001030</text:p>
          </table:table-cell>
          <table:table-cell table:style-name="ce2"/>
          <table:table-cell office:value-type="float" office:value="173.55" calcext:value-type="float">
            <text:p>173,5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0.000099" calcext:value-type="float">
            <text:p>0,00009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4546" calcext:value-type="float">
            <text:p>0,001045</text:p>
          </table:table-cell>
          <table:table-cell table:style-name="ce1"/>
          <table:table-cell office:value-type="float" office:value="60.85" calcext:value-type="float">
            <text:p>60,8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1170613" calcext:value-type="float">
            <text:p>-0,000117</text:p>
          </table:table-cell>
          <table:table-cell office:value-type="float" office:value="0.000097" calcext:value-type="float">
            <text:p>0,0000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60</text:p>
          </table:table-cell>
          <table:table-cell table:style-name="ce1"/>
          <table:table-cell office:value-type="float" office:value="0.0017" calcext:value-type="float">
            <text:p>0,001700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office:value-type="float" office:value="-0.00046292" calcext:value-type="float">
            <text:p>-0,000463</text:p>
          </table:table-cell>
          <table:table-cell office:value-type="float" office:value="0.00031501" calcext:value-type="float">
            <text:p>0,00031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549977" calcext:value-type="float">
            <text:p>0,000550</text:p>
          </table:table-cell>
          <table:table-cell table:style-name="ce1"/>
          <table:table-cell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office:value-type="float" office:value="-0.000065" calcext:value-type="float">
            <text:p>-0,000065</text:p>
          </table:table-cell>
          <table:table-cell office:value-type="float" office:value="0.000054" calcext:value-type="float">
            <text:p>0,0000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546718" calcext:value-type="float">
            <text:p>0,000547</text:p>
          </table:table-cell>
          <table:table-cell table:style-name="ce1"/>
          <table:table-cell office:value-type="float" office:value="127.77" calcext:value-type="float">
            <text:p>127,77</text:p>
          </table:table-cell>
          <table:table-cell office:value-type="float" office:value="1.9998927" calcext:value-type="float">
            <text:p>1,999893</text:p>
          </table:table-cell>
          <table:table-cell office:value-type="float" office:value="2.000104775" calcext:value-type="float">
            <text:p>2,000105</text:p>
          </table:table-cell>
          <table:table-cell office:value-type="float" office:value="-0.00008" calcext:value-type="float">
            <text:p>-0,000080</text:p>
          </table:table-cell>
          <table:table-cell office:value-type="float" office:value="0.000061" calcext:value-type="float">
            <text:p>0,0000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/>
          <table:table-cell office:value-type="float" office:value="0.0013035" calcext:value-type="float">
            <text:p>0,001304</text:p>
          </table:table-cell>
          <table:table-cell table:style-name="ce1"/>
          <table:table-cell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office:value-type="float" office:value="-0.000420529833" calcext:value-type="float">
            <text:p>-0,000421</text:p>
          </table:table-cell>
          <table:table-cell office:value-type="float" office:value="0.000165161" calcext:value-type="float">
            <text:p>0,00016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8005" calcext:value-type="float">
            <text:p>0,001080</text:p>
          </table:table-cell>
          <table:table-cell table:style-name="ce1"/>
          <table:table-cell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office:value-type="float" office:value="-0.00010922" calcext:value-type="float">
            <text:p>-0,000109</text:p>
          </table:table-cell>
          <table:table-cell office:value-type="float" office:value="0.000109815" calcext:value-type="float">
            <text:p>0,000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5538" calcext:value-type="float">
            <text:p>0,001055</text:p>
          </table:table-cell>
          <table:table-cell table:style-name="ce1"/>
          <table:table-cell office:value-type="float" office:value="62.12" calcext:value-type="float">
            <text:p>62,12</text:p>
          </table:table-cell>
          <table:table-cell office:value-type="float" office:value="1.99984219" calcext:value-type="float">
            <text:p>1,999842</text:p>
          </table:table-cell>
          <table:table-cell office:value-type="float" office:value="2.00015875" calcext:value-type="float">
            <text:p>2,000159</text:p>
          </table:table-cell>
          <table:table-cell office:value-type="float" office:value="-0.0001434" calcext:value-type="float">
            <text:p>-0,000143</text:p>
          </table:table-cell>
          <table:table-cell office:value-type="float" office:value="0.000153" calcext:value-type="float">
            <text:p>0,00015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3895" calcext:value-type="float">
            <text:p>0,001039</text:p>
          </table:table-cell>
          <table:table-cell table:style-name="ce1"/>
          <table:table-cell office:value-type="float" office:value="184.72" calcext:value-type="float">
            <text:p>184,72</text:p>
          </table:table-cell>
          <table:table-cell office:value-type="float" office:value="1.999849" calcext:value-type="float">
            <text:p>1,999849</text:p>
          </table:table-cell>
          <table:table-cell office:value-type="float" office:value="2.000156" calcext:value-type="float">
            <text:p>2,000156</text:p>
          </table:table-cell>
          <table:table-cell office:value-type="float" office:value="-0.000159" calcext:value-type="float">
            <text:p>-0,000159</text:p>
          </table:table-cell>
          <table:table-cell office:value-type="float" office:value="0.000109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13074" calcext:value-type="float">
            <text:p>0,001131</text:p>
          </table:table-cell>
          <table:table-cell table:style-name="ce1"/>
          <table:table-cell office:value-type="float" office:value="47.02" calcext:value-type="float">
            <text:p>47,02</text:p>
          </table:table-cell>
          <table:table-cell office:value-type="float" office:value="1.999834695" calcext:value-type="float">
            <text:p>1,999835</text:p>
          </table:table-cell>
          <table:table-cell office:value-type="float" office:value="2.0001879" calcext:value-type="float">
            <text:p>2,000188</text:p>
          </table:table-cell>
          <table:table-cell office:value-type="float" office:value="-0.00014033" calcext:value-type="float">
            <text:p>-0,000140</text:p>
          </table:table-cell>
          <table:table-cell office:value-type="float" office:value="0.00011819" calcext:value-type="float">
            <text:p>0,000118</text:p>
          </table:table-cell>
          <table:table-cell table:style-name="ce1" table:formula="of:=[.T199]-[.S199]" office:value-type="float" office:value="0.00035320499999969" calcext:value-type="float">
            <text:p>0,000353</text:p>
          </table:table-cell>
          <table:table-cell table:style-name="ce1" table:formula="of:=[.V199]-[.U199]" office:value-type="float" office:value="0.00025852" calcext:value-type="float">
            <text:p>0,000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8098" calcext:value-type="float">
            <text:p>0,001081</text:p>
          </table:table-cell>
          <table:table-cell table:style-name="ce1"/>
          <table:table-cell office:value-type="float" office:value="79.53" calcext:value-type="float">
            <text:p>79,53</text:p>
          </table:table-cell>
          <table:table-cell office:value-type="float" office:value="1.99984673" calcext:value-type="float">
            <text:p>1,999847</text:p>
          </table:table-cell>
          <table:table-cell office:value-type="float" office:value="2.000165657" calcext:value-type="float">
            <text:p>2,000166</text:p>
          </table:table-cell>
          <table:table-cell office:value-type="float" office:value="-0.0001235393" calcext:value-type="float">
            <text:p>-0,000124</text:p>
          </table:table-cell>
          <table:table-cell office:value-type="float" office:value="0.00014886" calcext:value-type="float">
            <text:p>0,000149</text:p>
          </table:table-cell>
          <table:table-cell table:style-name="ce1" table:formula="of:=[.T200]-[.S200]" office:value-type="float" office:value="0.000318927000000135" calcext:value-type="float">
            <text:p>0,000319</text:p>
          </table:table-cell>
          <table:table-cell table:style-name="ce1" table:formula="of:=[.V200]-[.U200]" office:value-type="float" office:value="0.0002723993" calcext:value-type="float">
            <text:p>0,0002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7249" calcext:value-type="float">
            <text:p>0,001072</text:p>
          </table:table-cell>
          <table:table-cell table:style-name="ce1"/>
          <table:table-cell office:value-type="float" office:value="64.72" calcext:value-type="float">
            <text:p>64,72</text:p>
          </table:table-cell>
          <table:table-cell office:value-type="float" office:value="1.9998423455" calcext:value-type="float">
            <text:p>1,999842</text:p>
          </table:table-cell>
          <table:table-cell office:value-type="float" office:value="2.00017812934" calcext:value-type="float">
            <text:p>2,000178</text:p>
          </table:table-cell>
          <table:table-cell office:value-type="float" office:value="-0.00011523" calcext:value-type="float">
            <text:p>-0,000115</text:p>
          </table:table-cell>
          <table:table-cell office:value-type="float" office:value="0.0001177696" calcext:value-type="float">
            <text:p>0,000118</text:p>
          </table:table-cell>
          <table:table-cell table:style-name="ce1" table:formula="of:=[.T201]-[.S201]" office:value-type="float" office:value="0.000335783839999992" calcext:value-type="float">
            <text:p>0,000336</text:p>
          </table:table-cell>
          <table:table-cell table:style-name="ce1" table:formula="of:=[.V201]-[.U201]" office:value-type="float" office:value="0.0002329996" calcext:value-type="float">
            <text:p>0,0002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689323" calcext:value-type="float">
            <text:p>0,000689</text:p>
          </table:table-cell>
          <table:table-cell table:style-name="ce1"/>
          <table:table-cell office:value-type="float" office:value="87.11" calcext:value-type="float">
            <text:p>87,11</text:p>
          </table:table-cell>
          <table:table-cell office:value-type="float" office:value="1.99984215" calcext:value-type="float">
            <text:p>1,999842</text:p>
          </table:table-cell>
          <table:table-cell office:value-type="float" office:value="2.0001565" calcext:value-type="float">
            <text:p>2,000157</text:p>
          </table:table-cell>
          <table:table-cell office:value-type="float" office:value="-0.00006" calcext:value-type="float">
            <text:p>-0,000060</text:p>
          </table:table-cell>
          <table:table-cell office:value-type="float" office:value="0.000085" calcext:value-type="float">
            <text:p>0,000085</text:p>
          </table:table-cell>
          <table:table-cell table:style-name="ce1" table:formula="of:=[.T202]-[.S202]" office:value-type="float" office:value="0.000314350000000019" calcext:value-type="float">
            <text:p>0,000314</text:p>
          </table:table-cell>
          <table:table-cell table:style-name="ce1" table:formula="of:=[.V202]-[.U202]" office:value-type="float" office:value="0.000145" calcext:value-type="float">
            <text:p>0,0001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.21544" calcext:value-type="float">
            <text:p>1,215440</text:p>
          </table:table-cell>
          <table:table-cell table:style-name="ce1"/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4" office:value-type="float" office:value="7.1E-015" calcext:value-type="float">
            <text:p>7,10E-015</text:p>
          </table:table-cell>
          <table:table-cell table:style-name="ce4" office:value-type="float" office:value="6.67E-015" calcext:value-type="float">
            <text:p>6,67E-015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office:value-type="float" office:value="0.00588429" calcext:value-type="float">
            <text:p>0,005884</text:p>
          </table:table-cell>
          <table:table-cell table:style-name="ce1"/>
          <table:table-cell office:value-type="float" office:value="365.23" calcext:value-type="float">
            <text:p>365,23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5077" calcext:value-type="float">
            <text:p>-0,000508</text:p>
          </table:table-cell>
          <table:table-cell office:value-type="float" office:value="0.0005690702" calcext:value-type="float">
            <text:p>0,00056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287" calcext:value-type="float">
            <text:p>287</text:p>
          </table:table-cell>
          <table:table-cell office:value-type="float" office:value="0.00582937" calcext:value-type="float">
            <text:p>0,005829</text:p>
          </table:table-cell>
          <table:table-cell table:style-name="ce1"/>
          <table:table-cell office:value-type="float" office:value="434" calcext:value-type="float">
            <text:p>434,00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507726" calcext:value-type="float">
            <text:p>-0,000508</text:p>
          </table:table-cell>
          <table:table-cell office:value-type="float" office:value="0.000569070221" calcext:value-type="float">
            <text:p>0,000569</text:p>
          </table:table-cell>
          <table:table-cell table:style-name="ce1" table:formula="of:=[.T208]-[.S208]" office:value-type="float" office:value="0.000886143999999867" calcext:value-type="float">
            <text:p>0,000886</text:p>
          </table:table-cell>
          <table:table-cell table:style-name="ce1" table:formula="of:=[.V208]-[.U208]" office:value-type="float" office:value="0.001076796221" calcext:value-type="float">
            <text:p>0,001077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55971" calcext:value-type="float">
            <text:p>0,002560</text:p>
          </table:table-cell>
          <table:table-cell/>
          <table:table-cell office:value-type="float" office:value="141.61" calcext:value-type="float">
            <text:p>141,61</text:p>
          </table:table-cell>
          <table:table-cell office:value-type="float" office:value="0.99977709515" calcext:value-type="float">
            <text:p>0,999777</text:p>
          </table:table-cell>
          <table:table-cell office:value-type="float" office:value="1.0002295" calcext:value-type="float">
            <text:p>1,000230</text:p>
          </table:table-cell>
          <table:table-cell office:value-type="float" office:value="-0.0002830841585" calcext:value-type="float">
            <text:p>-0,000283</text:p>
          </table:table-cell>
          <table:table-cell office:value-type="float" office:value="0.000176" calcext:value-type="float">
            <text:p>0,0001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82073" calcext:value-type="float">
            <text:p>0,003821</text:p>
          </table:table-cell>
          <table:table-cell/>
          <table:table-cell office:value-type="float" office:value="191.83" calcext:value-type="float">
            <text:p>191,83</text:p>
          </table:table-cell>
          <table:table-cell office:value-type="float" office:value="0.9995758726" calcext:value-type="float">
            <text:p>0,999576</text:p>
          </table:table-cell>
          <table:table-cell office:value-type="float" office:value="1.0004242" calcext:value-type="float">
            <text:p>1,000424</text:p>
          </table:table-cell>
          <table:table-cell office:value-type="float" office:value="-0.00031" calcext:value-type="float">
            <text:p>-0,000310</text:p>
          </table:table-cell>
          <table:table-cell office:value-type="float" office:value="0.00027467" calcext:value-type="float">
            <text:p>0,00027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3"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office:value-type="float" office:value="0.00116" calcext:value-type="float">
            <text:p>0,001160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4686.79" calcext:value-type="float">
            <text:p>4686,79</text:p>
          </table:table-cell>
          <table:table-cell office:value-type="float" office:value="0.9989691" calcext:value-type="float">
            <text:p>0,998969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43661" calcext:value-type="float">
            <text:p>0,002437</text:p>
          </table:table-cell>
          <table:table-cell/>
          <table:table-cell office:value-type="float" office:value="184.06" calcext:value-type="float">
            <text:p>184,06</text:p>
          </table:table-cell>
          <table:table-cell office:value-type="float" office:value="0.999778" calcext:value-type="float">
            <text:p>0,999778</text:p>
          </table:table-cell>
          <table:table-cell office:value-type="float" office:value="1.0001985352" calcext:value-type="float">
            <text:p>1,000199</text:p>
          </table:table-cell>
          <table:table-cell office:value-type="float" office:value="-0.00018027" calcext:value-type="float">
            <text:p>-0,000180</text:p>
          </table:table-cell>
          <table:table-cell office:value-type="float" office:value="0.000196526355" calcext:value-type="float">
            <text:p>0,0001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75626" calcext:value-type="float">
            <text:p>0,003756</text:p>
          </table:table-cell>
          <table:table-cell/>
          <table:table-cell office:value-type="float" office:value="193.41" calcext:value-type="float">
            <text:p>193,41</text:p>
          </table:table-cell>
          <table:table-cell office:value-type="float" office:value="0.9995808492" calcext:value-type="float">
            <text:p>0,999581</text:p>
          </table:table-cell>
          <table:table-cell office:value-type="float" office:value="1.0004056" calcext:value-type="float">
            <text:p>1,000406</text:p>
          </table:table-cell>
          <table:table-cell office:value-type="float" office:value="-0.000303642" calcext:value-type="float">
            <text:p>-0,000304</text:p>
          </table:table-cell>
          <table:table-cell office:value-type="float" office:value="0.000304762" calcext:value-type="float">
            <text:p>0,00030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/>
          <table:table-cell office:value-type="float" office:value="0.001169" calcext:value-type="float">
            <text:p>0,001169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4766.51" calcext:value-type="float">
            <text:p>4766,51</text:p>
          </table:table-cell>
          <table:table-cell office:value-type="float" office:value="0.9989308" calcext:value-type="float">
            <text:p>0,998931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80331" calcext:value-type="float">
            <text:p>0,002803</text:p>
          </table:table-cell>
          <table:table-cell/>
          <table:table-cell office:value-type="float" office:value="146.15" calcext:value-type="float">
            <text:p>146,15</text:p>
          </table:table-cell>
          <table:table-cell office:value-type="float" office:value="0.999728012" calcext:value-type="float">
            <text:p>0,999728</text:p>
          </table:table-cell>
          <table:table-cell office:value-type="float" office:value="1.0002529" calcext:value-type="float">
            <text:p>1,000253</text:p>
          </table:table-cell>
          <table:table-cell office:value-type="float" office:value="-0.00019" calcext:value-type="float">
            <text:p>-0,000190</text:p>
          </table:table-cell>
          <table:table-cell office:value-type="float" office:value="0.0002512" calcext:value-type="float">
            <text:p>0,0002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39159" calcext:value-type="float">
            <text:p>0,004392</text:p>
          </table:table-cell>
          <table:table-cell/>
          <table:table-cell office:value-type="float" office:value="137.92" calcext:value-type="float">
            <text:p>137,92</text:p>
          </table:table-cell>
          <table:table-cell office:value-type="float" office:value="0.9996150163" calcext:value-type="float">
            <text:p>0,999615</text:p>
          </table:table-cell>
          <table:table-cell office:value-type="float" office:value="1.00039276" calcext:value-type="float">
            <text:p>1,000393</text:p>
          </table:table-cell>
          <table:table-cell office:value-type="float" office:value="-0.0003014" calcext:value-type="float">
            <text:p>-0,000301</text:p>
          </table:table-cell>
          <table:table-cell office:value-type="float" office:value="0.0003296126" calcext:value-type="float">
            <text:p>0,0003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46147" calcext:value-type="float">
            <text:p>0,004461</text:p>
          </table:table-cell>
          <table:table-cell/>
          <table:table-cell office:value-type="float" office:value="108.87" calcext:value-type="float">
            <text:p>108,87</text:p>
          </table:table-cell>
          <table:table-cell office:value-type="float" office:value="0.99954686" calcext:value-type="float">
            <text:p>0,999547</text:p>
          </table:table-cell>
          <table:table-cell office:value-type="float" office:value="1.00044183" calcext:value-type="float">
            <text:p>1,000442</text:p>
          </table:table-cell>
          <table:table-cell office:value-type="float" office:value="-0.0004552" calcext:value-type="float">
            <text:p>-0,000455</text:p>
          </table:table-cell>
          <table:table-cell office:value-type="float" office:value="0.000338715" calcext:value-type="float">
            <text:p>0,000339</text:p>
          </table:table-cell>
          <table:table-cell table:style-name="ce1" table:formula="of:=[.T218]-[.S218]" office:value-type="float" office:value="0.000894969999999939" calcext:value-type="float">
            <text:p>0,000895</text:p>
          </table:table-cell>
          <table:table-cell table:style-name="ce1" table:formula="of:=[.V218]-[.U218]" office:value-type="float" office:value="0.00079391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51901" calcext:value-type="float">
            <text:p>0,002519</text:p>
          </table:table-cell>
          <table:table-cell/>
          <table:table-cell office:value-type="float" office:value="20.24" calcext:value-type="float">
            <text:p>20,24</text:p>
          </table:table-cell>
          <table:table-cell office:value-type="float" office:value="0.99954686" calcext:value-type="float">
            <text:p>0,999547</text:p>
          </table:table-cell>
          <table:table-cell table:number-columns-repeated="3"/>
          <table:table-cell table:style-name="ce6" office:value-type="float" office:value="7.44E-015" calcext:value-type="float">
            <text:p>7,44E-15</text:p>
          </table:table-cell>
          <table:table-cell table:style-name="ce6" office:value-type="float" office:value="7.14E-015" calcext:value-type="float">
            <text:p>7,14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33237" calcext:value-type="float">
            <text:p>0,004332</text:p>
          </table:table-cell>
          <table:table-cell/>
          <table:table-cell office:value-type="float" office:value="121.74" calcext:value-type="float">
            <text:p>121,74</text:p>
          </table:table-cell>
          <table:table-cell office:value-type="float" office:value="0.99958483" calcext:value-type="float">
            <text:p>0,999585</text:p>
          </table:table-cell>
          <table:table-cell office:value-type="float" office:value="1.00044180378" calcext:value-type="float">
            <text:p>1,000442</text:p>
          </table:table-cell>
          <table:table-cell office:value-type="float" office:value="-0.000335003" calcext:value-type="float">
            <text:p>-0,000335</text:p>
          </table:table-cell>
          <table:table-cell office:value-type="float" office:value="0.000341914" calcext:value-type="float">
            <text:p>0,000342</text:p>
          </table:table-cell>
          <table:table-cell table:style-name="ce1" table:formula="of:=[.T220]-[.S220]" office:value-type="float" office:value="0.000856973780000048" calcext:value-type="float">
            <text:p>0,000857</text:p>
          </table:table-cell>
          <table:table-cell table:style-name="ce1" table:formula="of:=[.V220]-[.U220]" office:value-type="float" office:value="0.000676917" calcext:value-type="float">
            <text:p>0,0006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46147" calcext:value-type="float">
            <text:p>0,004461</text:p>
          </table:table-cell>
          <table:table-cell/>
          <table:table-cell office:value-type="float" office:value="111.24" calcext:value-type="float">
            <text:p>111,24</text:p>
          </table:table-cell>
          <table:table-cell office:value-type="float" office:value="0.99954686112" calcext:value-type="float">
            <text:p>0,999547</text:p>
          </table:table-cell>
          <table:table-cell office:value-type="float" office:value="1.000441875" calcext:value-type="float">
            <text:p>1,000442</text:p>
          </table:table-cell>
          <table:table-cell office:value-type="float" office:value="-0.00045527" calcext:value-type="float">
            <text:p>-0,000455</text:p>
          </table:table-cell>
          <table:table-cell office:value-type="float" office:value="0.0003387155" calcext:value-type="float">
            <text:p>0,000339</text:p>
          </table:table-cell>
          <table:table-cell table:style-name="ce1" table:formula="of:=[.T221]-[.S221]" office:value-type="float" office:value="0.000895013880000017" calcext:value-type="float">
            <text:p>0,000895</text:p>
          </table:table-cell>
          <table:table-cell table:style-name="ce1" table:formula="of:=[.V221]-[.U221]" office:value-type="float" office:value="0.000793985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04454" calcext:value-type="float">
            <text:p>0,004045</text:p>
          </table:table-cell>
          <table:table-cell/>
          <table:table-cell office:value-type="float" office:value="144.16" calcext:value-type="float">
            <text:p>144,16</text:p>
          </table:table-cell>
          <table:table-cell office:value-type="float" office:value="0.9995705" calcext:value-type="float">
            <text:p>0,999571</text:p>
          </table:table-cell>
          <table:table-cell office:value-type="float" office:value="1.00040566" calcext:value-type="float">
            <text:p>1,000406</text:p>
          </table:table-cell>
          <table:table-cell office:value-type="float" office:value="-0.0002981" calcext:value-type="float">
            <text:p>-0,000298</text:p>
          </table:table-cell>
          <table:table-cell office:value-type="float" office:value="0.000278671" calcext:value-type="float">
            <text:p>0,000279</text:p>
          </table:table-cell>
          <table:table-cell table:style-name="ce1" table:formula="of:=[.T222]-[.S222]" office:value-type="float" office:value="0.000835160000000057" calcext:value-type="float">
            <text:p>0,000835</text:p>
          </table:table-cell>
          <table:table-cell table:style-name="ce1" table:formula="of:=[.V222]-[.U222]" office:value-type="float" office:value="0.000576771" calcext:value-type="float">
            <text:p>0,000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1.25679" calcext:value-type="float">
            <text:p>1,256790</text:p>
          </table:table-cell>
          <table:table-cell table:style-name="ce1"/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4" office:value-type="float" office:value="7.31E-015" calcext:value-type="float">
            <text:p>7,31E-015</text:p>
          </table:table-cell>
          <table:table-cell table:style-name="ce4" office:value-type="float" office:value="7.27E-015" calcext:value-type="float">
            <text:p>7,27E-015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office:value-type="float" office:value="0.00640662" calcext:value-type="float">
            <text:p>0,006407</text:p>
          </table:table-cell>
          <table:table-cell table:style-name="ce1"/>
          <table:table-cell office:value-type="float" office:value="584.8" calcext:value-type="float">
            <text:p>584,80</text:p>
          </table:table-cell>
          <table:table-cell office:value-type="float" office:value="-0.0350073" calcext:value-type="float">
            <text:p>-0,035007</text:p>
          </table:table-cell>
          <table:table-cell office:value-type="float" office:value="-0.03388368" calcext:value-type="float">
            <text:p>-0,033884</text:p>
          </table:table-cell>
          <table:table-cell office:value-type="float" office:value="-5.03953" calcext:value-type="float">
            <text:p>-5,039530</text:p>
          </table:table-cell>
          <table:table-cell office:value-type="float" office:value="-5.0273871" calcext:value-type="float">
            <text:p>-5,0273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office:value-type="float" office:value="0.00784436" calcext:value-type="float">
            <text:p>0,007844</text:p>
          </table:table-cell>
          <table:table-cell table:style-name="ce1"/>
          <table:table-cell office:value-type="float" office:value="325.14" calcext:value-type="float">
            <text:p>325,14</text:p>
          </table:table-cell>
          <table:table-cell office:value-type="float" office:value="-0.03500736" calcext:value-type="float">
            <text:p>-0,035007</text:p>
          </table:table-cell>
          <table:table-cell office:value-type="float" office:value="-0.0338836" calcext:value-type="float">
            <text:p>-0,033884</text:p>
          </table:table-cell>
          <table:table-cell office:value-type="float" office:value="-5.040700449" calcext:value-type="float">
            <text:p>-5,040700</text:p>
          </table:table-cell>
          <table:table-cell office:value-type="float" office:value="-5.02621758" calcext:value-type="float">
            <text:p>-5,026218</text:p>
          </table:table-cell>
          <table:table-cell table:style-name="ce1" table:formula="of:=[.T227]-[.S227]" office:value-type="float" office:value="0.00112376" calcext:value-type="float">
            <text:p>0,001124</text:p>
          </table:table-cell>
          <table:table-cell table:style-name="ce1" table:formula="of:=[.V227]-[.U227]" office:value-type="float" office:value="0.0144828690000001" calcext:value-type="float">
            <text:p>0,014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566946" calcext:value-type="float">
            <text:p>0,005669</text:p>
          </table:table-cell>
          <table:table-cell table:style-name="ce1"/>
          <table:table-cell office:value-type="float" office:value="522.21" calcext:value-type="float">
            <text:p>522,21</text:p>
          </table:table-cell>
          <table:table-cell office:value-type="float" office:value="-0.0339333" calcext:value-type="float">
            <text:p>-0,033933</text:p>
          </table:table-cell>
          <table:table-cell office:value-type="float" office:value="-0.0304836" calcext:value-type="float">
            <text:p>-0,030484</text:p>
          </table:table-cell>
          <table:table-cell office:value-type="float" office:value="-5.035184" calcext:value-type="float">
            <text:p>-5,035184</text:p>
          </table:table-cell>
          <table:table-cell office:value-type="float" office:value="-5.0299561" calcext:value-type="float">
            <text:p>-5,02995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155738" calcext:value-type="float">
            <text:p>0,015574</text:p>
          </table:table-cell>
          <table:table-cell table:style-name="ce1"/>
          <table:table-cell office:value-type="float" office:value="47.05" calcext:value-type="float">
            <text:p>47,05</text:p>
          </table:table-cell>
          <table:table-cell office:value-type="float" office:value="-0.039712867" calcext:value-type="float">
            <text:p>-0,039713</text:p>
          </table:table-cell>
          <table:table-cell office:value-type="float" office:value="-0.02265143" calcext:value-type="float">
            <text:p>-0,022651</text:p>
          </table:table-cell>
          <table:table-cell office:value-type="float" office:value="-5.04005137" calcext:value-type="float">
            <text:p>-5,040051</text:p>
          </table:table-cell>
          <table:table-cell office:value-type="float" office:value="-5.0227000971" calcext:value-type="float">
            <text:p>-5,02270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/>
          <table:table-cell office:value-type="float" office:value="0.00645093" calcext:value-type="float">
            <text:p>0,006451</text:p>
          </table:table-cell>
          <table:table-cell table:style-name="ce1"/>
          <table:table-cell office:value-type="float" office:value="207.12" calcext:value-type="float">
            <text:p>207,12</text:p>
          </table:table-cell>
          <table:table-cell office:value-type="float" office:value="-0.0340772" calcext:value-type="float">
            <text:p>-0,034077</text:p>
          </table:table-cell>
          <table:table-cell office:value-type="float" office:value="-0.033895" calcext:value-type="float">
            <text:p>-0,033895</text:p>
          </table:table-cell>
          <table:table-cell office:value-type="float" office:value="-5.057556" calcext:value-type="float">
            <text:p>-5,057556</text:p>
          </table:table-cell>
          <table:table-cell office:value-type="float" office:value="-5.028957" calcext:value-type="float">
            <text:p>-5,028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00887379" calcext:value-type="float">
            <text:p>0,008874</text:p>
          </table:table-cell>
          <table:table-cell table:style-name="ce1"/>
          <table:table-cell office:value-type="float" office:value="318.34" calcext:value-type="float">
            <text:p>318,34</text:p>
          </table:table-cell>
          <table:table-cell office:value-type="float" office:value="-0.034352" calcext:value-type="float">
            <text:p>-0,034352</text:p>
          </table:table-cell>
          <table:table-cell office:value-type="float" office:value="-0.0330844" calcext:value-type="float">
            <text:p>-0,033084</text:p>
          </table:table-cell>
          <table:table-cell office:value-type="float" office:value="-5.03822692" calcext:value-type="float">
            <text:p>-5,038227</text:p>
          </table:table-cell>
          <table:table-cell office:value-type="float" office:value="-5.0224347" calcext:value-type="float">
            <text:p>-5,02243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table:style-name="ce5" office:value-type="string" calcext:value-type="string">
            <text:p>Level 0</text:p>
          </table:table-cell>
          <table:table-cell table:style-name="ce5"/>
          <table:table-cell office:value-type="float" office:value="0.00667199" calcext:value-type="float">
            <text:p>0,006672</text:p>
          </table:table-cell>
          <table:table-cell table:style-name="ce1"/>
          <table:table-cell office:value-type="float" office:value="104.42" calcext:value-type="float">
            <text:p>104,42</text:p>
          </table:table-cell>
          <table:table-cell office:value-type="float" office:value="-0.034268607" calcext:value-type="float">
            <text:p>-0,034269</text:p>
          </table:table-cell>
          <table:table-cell office:value-type="float" office:value="-0.033570353" calcext:value-type="float">
            <text:p>-0,033570</text:p>
          </table:table-cell>
          <table:table-cell office:value-type="float" office:value="-5.03998696" calcext:value-type="float">
            <text:p>-5,039987</text:p>
          </table:table-cell>
          <table:table-cell office:value-type="float" office:value="-5.02716683" calcext:value-type="float">
            <text:p>-5,02716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office:value-type="float" office:value="0.00252557" calcext:value-type="float">
            <text:p>0,002526</text:p>
          </table:table-cell>
          <table:table-cell table:style-name="ce1"/>
          <table:table-cell office:value-type="float" office:value="73.67" calcext:value-type="float">
            <text:p>73,67</text:p>
          </table:table-cell>
          <table:table-cell office:value-type="float" office:value="-0.033963718" calcext:value-type="float">
            <text:p>-0,033964</text:p>
          </table:table-cell>
          <table:table-cell office:value-type="float" office:value="-0.033898" calcext:value-type="float">
            <text:p>-0,033898</text:p>
          </table:table-cell>
          <table:table-cell office:value-type="float" office:value="-5.042273" calcext:value-type="float">
            <text:p>-5,042273</text:p>
          </table:table-cell>
          <table:table-cell office:value-type="float" office:value="-5.0325282" calcext:value-type="float">
            <text:p>-5,032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1542" calcext:value-type="float">
            <text:p>0,004154</text:p>
          </table:table-cell>
          <table:table-cell table:style-name="ce1"/>
          <table:table-cell office:value-type="float" office:value="48.59" calcext:value-type="float">
            <text:p>48,59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84362" calcext:value-type="float">
            <text:p>-0,033844</text:p>
          </table:table-cell>
          <table:table-cell office:value-type="float" office:value="-5.03937043" calcext:value-type="float">
            <text:p>-5,039370</text:p>
          </table:table-cell>
          <table:table-cell office:value-type="float" office:value="-5.02879095" calcext:value-type="float">
            <text:p>-5,02879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1542" calcext:value-type="float">
            <text:p>0,004154</text:p>
          </table:table-cell>
          <table:table-cell table:style-name="ce1"/>
          <table:table-cell office:value-type="float" office:value="30.09" calcext:value-type="float">
            <text:p>30,09</text:p>
          </table:table-cell>
          <table:table-cell office:value-type="float" office:value="-0.03408157" calcext:value-type="float">
            <text:p>-0,034082</text:p>
          </table:table-cell>
          <table:table-cell office:value-type="float" office:value="-0.033752" calcext:value-type="float">
            <text:p>-0,033752</text:p>
          </table:table-cell>
          <table:table-cell office:value-type="float" office:value="-5.043261" calcext:value-type="float">
            <text:p>-5,043261</text:p>
          </table:table-cell>
          <table:table-cell office:value-type="float" office:value="-5.026163966" calcext:value-type="float">
            <text:p>-5,0261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1432" calcext:value-type="float">
            <text:p>0,006143</text:p>
          </table:table-cell>
          <table:table-cell table:style-name="ce1"/>
          <table:table-cell office:value-type="float" office:value="28.52" calcext:value-type="float">
            <text:p>28,52</text:p>
          </table:table-cell>
          <table:table-cell office:value-type="float" office:value="-0.03402649" calcext:value-type="float">
            <text:p>-0,034026</text:p>
          </table:table-cell>
          <table:table-cell office:value-type="float" office:value="-0.03380368" calcext:value-type="float">
            <text:p>-0,033804</text:p>
          </table:table-cell>
          <table:table-cell office:value-type="float" office:value="-5.042049" calcext:value-type="float">
            <text:p>-5,042049</text:p>
          </table:table-cell>
          <table:table-cell office:value-type="float" office:value="-5.024704" calcext:value-type="float">
            <text:p>-5,02470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0.00583262" calcext:value-type="float">
            <text:p>0,005833</text:p>
          </table:table-cell>
          <table:table-cell table:style-name="ce1"/>
          <table:table-cell office:value-type="float" office:value="27.38" calcext:value-type="float">
            <text:p>27,38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415" calcext:value-type="float">
            <text:p>-0,033842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253" calcext:value-type="float">
            <text:p>-5,022530</text:p>
          </table:table-cell>
          <table:table-cell table:style-name="ce1" table:formula="of:=[.T237]-[.S237]" office:value-type="float" office:value="0.0000768000000000019" calcext:value-type="float">
            <text:p>0,000077</text:p>
          </table:table-cell>
          <table:table-cell table:style-name="ce1" table:formula="of:=[.V237]-[.U237]" office:value-type="float" office:value="0.0113900000000005" calcext:value-type="float">
            <text:p>0,0113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71127" calcext:value-type="float">
            <text:p>0,003711</text:p>
          </table:table-cell>
          <table:table-cell table:style-name="ce1"/>
          <table:table-cell office:value-type="float" office:value="6.11" calcext:value-type="float">
            <text:p>6,11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831" calcext:value-type="float">
            <text:p>-0,033883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87" calcext:value-type="float">
            <text:p>-5,028700</text:p>
          </table:table-cell>
          <table:table-cell table:style-name="ce1" table:formula="of:=[.T238]-[.S238]" office:value-type="float" office:value="0.0000351999999999991" calcext:value-type="float">
            <text:p>0,000035</text:p>
          </table:table-cell>
          <table:table-cell table:style-name="ce1" table:formula="of:=[.V238]-[.U238]" office:value-type="float" office:value="0.00522000000000045" calcext:value-type="float">
            <text:p>0,0052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86032" calcext:value-type="float">
            <text:p>0,004860</text:p>
          </table:table-cell>
          <table:table-cell table:style-name="ce1"/>
          <table:table-cell office:value-type="float" office:value="3.047" calcext:value-type="float">
            <text:p>3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6" office:value-type="float" office:value="0.00000000252" calcext:value-type="float">
            <text:p>2,52E-09</text:p>
          </table:table-cell>
          <table:table-cell table:style-name="ce6" office:value-type="float" office:value="0.000000373" calcext:value-type="float">
            <text:p>3,73E-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0.00577969" calcext:value-type="float">
            <text:p>0,005780</text:p>
          </table:table-cell>
          <table:table-cell table:style-name="ce1"/>
          <table:table-cell office:value-type="float" office:value="18.3284" calcext:value-type="float">
            <text:p>18,33</text:p>
          </table:table-cell>
          <table:table-cell office:value-type="float" office:value="-0.0340251" calcext:value-type="float">
            <text:p>-0,034025</text:p>
          </table:table-cell>
          <table:table-cell office:value-type="float" office:value="-0.0339165" calcext:value-type="float">
            <text:p>-0,033917</text:p>
          </table:table-cell>
          <table:table-cell office:value-type="float" office:value="-5.04363" calcext:value-type="float">
            <text:p>-5,043630</text:p>
          </table:table-cell>
          <table:table-cell office:value-type="float" office:value="-5.03366" calcext:value-type="float">
            <text:p>-5,033660</text:p>
          </table:table-cell>
          <table:table-cell table:style-name="ce1" table:formula="of:=[.T240]-[.S240]" office:value-type="float" office:value="0.0001086" calcext:value-type="float">
            <text:p>0,000109</text:p>
          </table:table-cell>
          <table:table-cell table:style-name="ce1" table:formula="of:=[.V240]-[.U240]" office:value-type="float" office:value="0.00997000000000003" calcext:value-type="float">
            <text:p>0,0099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29.94" calcext:value-type="float">
            <text:p>29,94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T241]-[.S241]" office:value-type="float" office:value="0.000249449999999998" calcext:value-type="float">
            <text:p>0,000249</text:p>
          </table:table-cell>
          <table:table-cell table:style-name="ce1" table:formula="of:=[.V241]-[.U241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lygone perform</text:p>
          </table:table-cell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30.35" calcext:value-type="float">
            <text:p>30,35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T242]-[.S242]" office:value-type="float" office:value="0.000249449999999998" calcext:value-type="float">
            <text:p>0,000249</text:p>
          </table:table-cell>
          <table:table-cell table:style-name="ce1" table:formula="of:=[.V242]-[.U242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47.96" calcext:value-type="float">
            <text:p>47,96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T243]-[.S243]" office:value-type="float" office:value="0.000249449999999998" calcext:value-type="float">
            <text:p>0,000249</text:p>
          </table:table-cell>
          <table:table-cell table:style-name="ce1" table:formula="of:=[.V243]-[.U243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r3b prec</text:p>
          </table:table-cell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6199" calcext:value-type="float">
            <text:p>0,006620</text:p>
          </table:table-cell>
          <table:table-cell table:style-name="ce1"/>
          <table:table-cell office:value-type="float" office:value="37.47" calcext:value-type="float">
            <text:p>37,47</text:p>
          </table:table-cell>
          <table:table-cell office:value-type="float" office:value="-0.034044234" calcext:value-type="float">
            <text:p>-0,034044</text:p>
          </table:table-cell>
          <table:table-cell office:value-type="float" office:value="-0.033791048" calcext:value-type="float">
            <text:p>-0,033791</text:p>
          </table:table-cell>
          <table:table-cell office:value-type="float" office:value="-5.042452686" calcext:value-type="float">
            <text:p>-5,042453</text:p>
          </table:table-cell>
          <table:table-cell office:value-type="float" office:value="-5.025764733" calcext:value-type="float">
            <text:p>-5,025765</text:p>
          </table:table-cell>
          <table:table-cell table:style-name="ce1" table:formula="of:=[.T244]-[.S244]" office:value-type="float" office:value="0.000253185999999996" calcext:value-type="float">
            <text:p>0,000253</text:p>
          </table:table-cell>
          <table:table-cell table:style-name="ce1" table:formula="of:=[.V244]-[.U244]" office:value-type="float" office:value="0.0166879529999999" calcext:value-type="float">
            <text:p>0,0166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706543" calcext:value-type="float">
            <text:p>0,007065</text:p>
          </table:table-cell>
          <table:table-cell table:style-name="ce1"/>
          <table:table-cell office:value-type="float" office:value="17.05" calcext:value-type="float">
            <text:p>17,05</text:p>
          </table:table-cell>
          <table:table-cell office:value-type="float" office:value="-0.03430379" calcext:value-type="float">
            <text:p>-0,034304</text:p>
          </table:table-cell>
          <table:table-cell office:value-type="float" office:value="-0.033529294" calcext:value-type="float">
            <text:p>-0,033529</text:p>
          </table:table-cell>
          <table:table-cell office:value-type="float" office:value="-5.042602" calcext:value-type="float">
            <text:p>-5,042602</text:p>
          </table:table-cell>
          <table:table-cell office:value-type="float" office:value="-5.02559499" calcext:value-type="float">
            <text:p>-5,0255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527978" calcext:value-type="float">
            <text:p>0,005280</text:p>
          </table:table-cell>
          <table:table-cell table:style-name="ce1"/>
          <table:table-cell office:value-type="float" office:value="19.89" calcext:value-type="float">
            <text:p>19,89</text:p>
          </table:table-cell>
          <table:table-cell office:value-type="float" office:value="-0.034199" calcext:value-type="float">
            <text:p>-0,034199</text:p>
          </table:table-cell>
          <table:table-cell office:value-type="float" office:value="-0.03364" calcext:value-type="float">
            <text:p>-0,033640</text:p>
          </table:table-cell>
          <table:table-cell office:value-type="float" office:value="-5.04142592" calcext:value-type="float">
            <text:p>-5,041426</text:p>
          </table:table-cell>
          <table:table-cell office:value-type="float" office:value="-5.02616574" calcext:value-type="float">
            <text:p>-5,02616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0.00000001" calcext:value-type="float">
            <text:p>1,00E-008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1</text:p>
          </table:table-cell>
          <table:table-cell office:value-type="float" office:value="32" calcext:value-type="float">
            <text:p>32</text:p>
          </table:table-cell>
          <table:table-cell office:value-type="float" office:value="0.307517" calcext:value-type="float">
            <text:p>0,307517</text:p>
          </table:table-cell>
          <table:table-cell table:style-name="ce1"/>
          <table:table-cell office:value-type="float" office:value="0.0458" calcext:value-type="float">
            <text:p>0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4" office:value-type="float" office:value="0.000000000028" calcext:value-type="float">
            <text:p>2,80E-011</text:p>
          </table:table-cell>
          <table:table-cell table:style-name="ce4" office:value-type="float" office:value="0.00000000427" calcext:value-type="float">
            <text:p>4,27E-009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8</text:p>
          </table:table-cell>
          <table:table-cell/>
          <table:table-cell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office:value-type="float" office:value="153.92" calcext:value-type="float">
            <text:p>153,92</text:p>
          </table:table-cell>
          <table:table-cell office:value-type="float" office:value="10.828085" calcext:value-type="float">
            <text:p>10,828085</text:p>
          </table:table-cell>
          <table:table-cell office:value-type="float" office:value="10.868699" calcext:value-type="float">
            <text:p>10,868699</text:p>
          </table:table-cell>
          <table:table-cell table:number-columns-repeated="2"/>
          <table:table-cell table:style-name="ce1" table:formula="of:=[.T249]-[.S249]" office:value-type="float" office:value="0.0406139999999997" calcext:value-type="float">
            <text:p>0,040614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/>
          <table:table-cell office:value-type="float" office:value="0.52962095" calcext:value-type="float">
            <text:p>0,529621</text:p>
          </table:table-cell>
          <table:table-cell office:value-type="float" office:value="0.559520809" calcext:value-type="float">
            <text:p>0,559521</text:p>
          </table:table-cell>
          <table:table-cell table:number-columns-repeated="2"/>
          <table:table-cell table:style-name="ce1" table:formula="of:=[.T250]-[.S250]" office:value-type="float" office:value="0.029899859" calcext:value-type="float">
            <text:p>0,029900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189" calcext:value-type="float">
            <text:p>189</text:p>
          </table:table-cell>
          <table:table-cell office:value-type="float" office:value="0.0509486" calcext:value-type="float">
            <text:p>0,050949</text:p>
          </table:table-cell>
          <table:table-cell table:style-name="ce1"/>
          <table:table-cell office:value-type="float" office:value="139.84" calcext:value-type="float">
            <text:p>139,84</text:p>
          </table:table-cell>
          <table:table-cell office:value-type="float" office:value="10.828085202" calcext:value-type="float">
            <text:p>10,828085</text:p>
          </table:table-cell>
          <table:table-cell office:value-type="float" office:value="10.8686992" calcext:value-type="float">
            <text:p>10,868699</text:p>
          </table:table-cell>
          <table:table-cell office:value-type="float" office:value="-10.858993" calcext:value-type="float">
            <text:p>-10,858993</text:p>
          </table:table-cell>
          <table:table-cell office:value-type="float" office:value="-10.8234751" calcext:value-type="float">
            <text:p>-10,823475</text:p>
          </table:table-cell>
          <table:table-cell table:style-name="ce1" table:formula="of:=[.T251]-[.S251]" office:value-type="float" office:value="0.0406139979999995" calcext:value-type="float">
            <text:p>0,040614</text:p>
          </table:table-cell>
          <table:table-cell table:style-name="ce1" table:formula="of:=[.V251]-[.U251]" office:value-type="float" office:value="0.0355179000000003" calcext:value-type="float">
            <text:p>0,035518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422734" calcext:value-type="float">
            <text:p>0,042273</text:p>
          </table:table-cell>
          <table:table-cell table:style-name="ce1"/>
          <table:table-cell/>
          <table:table-cell office:value-type="float" office:value="0.52962095" calcext:value-type="float">
            <text:p>0,529621</text:p>
          </table:table-cell>
          <table:table-cell office:value-type="float" office:value="0.55952" calcext:value-type="float">
            <text:p>0,559520</text:p>
          </table:table-cell>
          <table:table-cell office:value-type="float" office:value="-0.57334041" calcext:value-type="float">
            <text:p>-0,573340</text:p>
          </table:table-cell>
          <table:table-cell office:value-type="float" office:value="-0.534419" calcext:value-type="float">
            <text:p>-0,534419</text:p>
          </table:table-cell>
          <table:table-cell table:style-name="ce1" table:formula="of:=[.T252]-[.S252]" office:value-type="float" office:value="0.02989905" calcext:value-type="float">
            <text:p>0,029899</text:p>
          </table:table-cell>
          <table:table-cell table:style-name="ce1" table:formula="of:=[.V252]-[.U252]" office:value-type="float" office:value="0.03892141" calcext:value-type="float">
            <text:p>0,038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0465809" calcext:value-type="float">
            <text:p>0,046581</text:p>
          </table:table-cell>
          <table:table-cell table:style-name="ce1" office:value-type="float" office:value="0.0422637" calcext:value-type="float">
            <text:p>0,042264</text:p>
          </table:table-cell>
          <table:table-cell office:value-type="float" office:value="180.66" calcext:value-type="float">
            <text:p>180,66</text:p>
          </table:table-cell>
          <table:table-cell office:value-type="float" office:value="10.828231" calcext:value-type="float">
            <text:p>10,828231</text:p>
          </table:table-cell>
          <table:table-cell office:value-type="float" office:value="10.8688453" calcext:value-type="float">
            <text:p>10,868845</text:p>
          </table:table-cell>
          <table:table-cell office:value-type="float" office:value="0.52954026" calcext:value-type="float">
            <text:p>0,529540</text:p>
          </table:table-cell>
          <table:table-cell office:value-type="float" office:value="0.55947807182" calcext:value-type="float">
            <text:p>0,55947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598783" calcext:value-type="float">
            <text:p>0,059878</text:p>
          </table:table-cell>
          <table:table-cell table:style-name="ce1" office:value-type="float" office:value="0.0423454" calcext:value-type="float">
            <text:p>0,042345</text:p>
          </table:table-cell>
          <table:table-cell office:value-type="float" office:value="423.62" calcext:value-type="float">
            <text:p>423,62</text:p>
          </table:table-cell>
          <table:table-cell office:value-type="float" office:value="10.8185538" calcext:value-type="float">
            <text:p>10,818554</text:p>
          </table:table-cell>
          <table:table-cell office:value-type="float" office:value="10.868824" calcext:value-type="float">
            <text:p>10,868824</text:p>
          </table:table-cell>
          <table:table-cell office:value-type="float" office:value="0.5295060229" calcext:value-type="float">
            <text:p>0,529506</text:p>
          </table:table-cell>
          <table:table-cell office:value-type="float" office:value="0.5594393" calcext:value-type="float">
            <text:p>0,55943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office:value-type="float" office:value="1588.74" calcext:value-type="float">
            <text:p>1588,74</text:p>
          </table:table-cell>
          <table:table-cell office:value-type="float" office:value="10.79803" calcext:value-type="float">
            <text:p>10,798030</text:p>
          </table:table-cell>
          <table:table-cell office:value-type="float" office:value="10.8792823" calcext:value-type="float">
            <text:p>10,879282</text:p>
          </table:table-cell>
          <table:table-cell office:value-type="float" office:value="0.540226" calcext:value-type="float">
            <text:p>0,540226</text:p>
          </table:table-cell>
          <table:table-cell office:value-type="float" office:value="0.5748631523" calcext:value-type="float">
            <text:p>0,57486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853448" calcext:value-type="float">
            <text:p>0,085345</text:p>
          </table:table-cell>
          <table:table-cell table:style-name="ce1" office:value-type="float" office:value="0.0490758" calcext:value-type="float">
            <text:p>0,049076</text:p>
          </table:table-cell>
          <table:table-cell office:value-type="float" office:value="1843.32" calcext:value-type="float">
            <text:p>1843,32</text:p>
          </table:table-cell>
          <table:table-cell office:value-type="float" office:value="10.7978166" calcext:value-type="float">
            <text:p>10,797817</text:p>
          </table:table-cell>
          <table:table-cell office:value-type="float" office:value="10.87906" calcext:value-type="float">
            <text:p>10,879060</text:p>
          </table:table-cell>
          <table:table-cell office:value-type="float" office:value="0.5404219" calcext:value-type="float">
            <text:p>0,540422</text:p>
          </table:table-cell>
          <table:table-cell office:value-type="float" office:value="0.575068" calcext:value-type="float">
            <text:p>0,57506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16439" calcext:value-type="float">
            <text:p>0,021644</text:p>
          </table:table-cell>
          <table:table-cell table:style-name="ce1" office:value-type="float" office:value="0.000193178" calcext:value-type="float">
            <text:p>0,000193</text:p>
          </table:table-cell>
          <table:table-cell office:value-type="float" office:value="672.45" calcext:value-type="float">
            <text:p>672,45</text:p>
          </table:table-cell>
          <table:table-cell office:value-type="float" office:value="10.837459" calcext:value-type="float">
            <text:p>10,837459</text:p>
          </table:table-cell>
          <table:table-cell office:value-type="float" office:value="10.8540333" calcext:value-type="float">
            <text:p>10,854033</text:p>
          </table:table-cell>
          <table:table-cell office:value-type="float" office:value="0.549316399" calcext:value-type="float">
            <text:p>0,549316</text:p>
          </table:table-cell>
          <table:table-cell office:value-type="float" office:value="0.54938913" calcext:value-type="float">
            <text:p>0,54938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18576" calcext:value-type="float">
            <text:p>0,021858</text:p>
          </table:table-cell>
          <table:table-cell table:style-name="ce1" office:value-type="float" office:value="0.000338215" calcext:value-type="float">
            <text:p>0,000338</text:p>
          </table:table-cell>
          <table:table-cell office:value-type="float" office:value="737.3" calcext:value-type="float">
            <text:p>737,30</text:p>
          </table:table-cell>
          <table:table-cell office:value-type="float" office:value="10.83981232" calcext:value-type="float">
            <text:p>10,839812</text:p>
          </table:table-cell>
          <table:table-cell office:value-type="float" office:value="10.8524721" calcext:value-type="float">
            <text:p>10,852472</text:p>
          </table:table-cell>
          <table:table-cell office:value-type="float" office:value="0.5492855" calcext:value-type="float">
            <text:p>0,549286</text:p>
          </table:table-cell>
          <table:table-cell office:value-type="float" office:value="0.5494203" calcext:value-type="float">
            <text:p>0,54942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96843" calcext:value-type="float">
            <text:p>0,029684</text:p>
          </table:table-cell>
          <table:table-cell table:style-name="ce1" office:value-type="float" office:value="0.0003784" calcext:value-type="float">
            <text:p>0,000378</text:p>
          </table:table-cell>
          <table:table-cell office:value-type="float" office:value="707.28" calcext:value-type="float">
            <text:p>707,28</text:p>
          </table:table-cell>
          <table:table-cell office:value-type="float" office:value="10.83316" calcext:value-type="float">
            <text:p>10,833160</text:p>
          </table:table-cell>
          <table:table-cell office:value-type="float" office:value="10.858987" calcext:value-type="float">
            <text:p>10,858987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24" calcext:value-type="float">
            <text:p>0,5494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office:value-type="float" office:value="0.549284008" calcext:value-type="float">
            <text:p>0,549284</text:p>
          </table:table-cell>
          <table:table-cell office:value-type="float" office:value="0.549421530428" calcext:value-type="float">
            <text:p>0,54942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51.86" calcext:value-type="float">
            <text:p>451,86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T261]-[.S261]" office:value-type="float" office:value="0.0364144" calcext:value-type="float">
            <text:p>0,036414</text:p>
          </table:table-cell>
          <table:table-cell table:style-name="ce1" table:formula="of:=[.V261]-[.U261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T262]-[.S262]" office:value-type="float" office:value="0.00059231999999998" calcext:value-type="float">
            <text:p>0,000592</text:p>
          </table:table-cell>
          <table:table-cell table:style-name="ce1" table:formula="of:=[.V262]-[.U262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90.11" calcext:value-type="float">
            <text:p>490,11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T263]-[.S263]" office:value-type="float" office:value="0.0364144" calcext:value-type="float">
            <text:p>0,036414</text:p>
          </table:table-cell>
          <table:table-cell table:style-name="ce1" table:formula="of:=[.V263]-[.U263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T264]-[.S264]" office:value-type="float" office:value="0.00059231999999998" calcext:value-type="float">
            <text:p>0,000592</text:p>
          </table:table-cell>
          <table:table-cell table:style-name="ce1" table:formula="of:=[.V264]-[.U264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70.53" calcext:value-type="float">
            <text:p>470,53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T265]-[.S265]" office:value-type="float" office:value="0.0364144" calcext:value-type="float">
            <text:p>0,036414</text:p>
          </table:table-cell>
          <table:table-cell table:style-name="ce1" table:formula="of:=[.V265]-[.U265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T266]-[.S266]" office:value-type="float" office:value="0.00059231999999998" calcext:value-type="float">
            <text:p>0,000592</text:p>
          </table:table-cell>
          <table:table-cell table:style-name="ce1" table:formula="of:=[.V266]-[.U266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2507" calcext:value-type="float">
            <text:p>0,042507</text:p>
          </table:table-cell>
          <table:table-cell table:style-name="ce1"/>
          <table:table-cell office:value-type="float" office:value="448.92" calcext:value-type="float">
            <text:p>448,92</text:p>
          </table:table-cell>
          <table:table-cell office:value-type="float" office:value="10.825001" calcext:value-type="float">
            <text:p>10,825001</text:p>
          </table:table-cell>
          <table:table-cell office:value-type="float" office:value="10.8552596" calcext:value-type="float">
            <text:p>10,855260</text:p>
          </table:table-cell>
          <table:table-cell office:value-type="float" office:value="-10.858033" calcext:value-type="float">
            <text:p>-10,858033</text:p>
          </table:table-cell>
          <table:table-cell office:value-type="float" office:value="-10.8259187" calcext:value-type="float">
            <text:p>-10,825919</text:p>
          </table:table-cell>
          <table:table-cell table:style-name="ce1" table:formula="of:=[.T267]-[.S267]" office:value-type="float" office:value="0.0302585999999998" calcext:value-type="float">
            <text:p>0,030259</text:p>
          </table:table-cell>
          <table:table-cell table:style-name="ce1" table:formula="of:=[.V267]-[.U267]" office:value-type="float" office:value="0.0321142999999999" calcext:value-type="float">
            <text:p>0,032114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0743324" calcext:value-type="float">
            <text:p>0,000743</text:p>
          </table:table-cell>
          <table:table-cell table:style-name="ce1"/>
          <table:table-cell/>
          <table:table-cell office:value-type="float" office:value="0.5492766" calcext:value-type="float">
            <text:p>0,549277</text:p>
          </table:table-cell>
          <table:table-cell office:value-type="float" office:value="0.54966637" calcext:value-type="float">
            <text:p>0,549666</text:p>
          </table:table-cell>
          <table:table-cell office:value-type="float" office:value="-0.549527" calcext:value-type="float">
            <text:p>-0,549527</text:p>
          </table:table-cell>
          <table:table-cell office:value-type="float" office:value="-0.548961647" calcext:value-type="float">
            <text:p>-0,548962</text:p>
          </table:table-cell>
          <table:table-cell table:style-name="ce1" table:formula="of:=[.T268]-[.S268]" office:value-type="float" office:value="0.000389769999999956" calcext:value-type="float">
            <text:p>0,000390</text:p>
          </table:table-cell>
          <table:table-cell table:style-name="ce1" table:formula="of:=[.V268]-[.U268]" office:value-type="float" office:value="0.000565352999999935" calcext:value-type="float">
            <text:p>0,000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45703" calcext:value-type="float">
            <text:p>0,044570</text:p>
          </table:table-cell>
          <table:table-cell table:style-name="ce1"/>
          <table:table-cell office:value-type="float" office:value="141.72" calcext:value-type="float">
            <text:p>141,72</text:p>
          </table:table-cell>
          <table:table-cell office:value-type="float" office:value="10.8327594" calcext:value-type="float">
            <text:p>10,832759</text:p>
          </table:table-cell>
          <table:table-cell office:value-type="float" office:value="10.85747632" calcext:value-type="float">
            <text:p>10,857476</text:p>
          </table:table-cell>
          <table:table-cell office:value-type="float" office:value="-10.868145" calcext:value-type="float">
            <text:p>-10,868145</text:p>
          </table:table-cell>
          <table:table-cell office:value-type="float" office:value="-10.822424" calcext:value-type="float">
            <text:p>-10,822424</text:p>
          </table:table-cell>
          <table:table-cell table:style-name="ce1" table:formula="of:=[.T269]-[.S269]" office:value-type="float" office:value="0.0247169199999995" calcext:value-type="float">
            <text:p>0,024717</text:p>
          </table:table-cell>
          <table:table-cell table:style-name="ce1" table:formula="of:=[.V269]-[.U269]" office:value-type="float" office:value="0.0457210000000003" calcext:value-type="float">
            <text:p>0,04572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number-columns-repeated="7"/>
          <table:table-cell office:value-type="float" office:value="0.0114552" calcext:value-type="float">
            <text:p>0,011455</text:p>
          </table:table-cell>
          <table:table-cell table:style-name="ce1"/>
          <table:table-cell/>
          <table:table-cell office:value-type="float" office:value="0.546176098" calcext:value-type="float">
            <text:p>0,546176</text:p>
          </table:table-cell>
          <table:table-cell office:value-type="float" office:value="0.55319177" calcext:value-type="float">
            <text:p>0,553192</text:p>
          </table:table-cell>
          <table:table-cell office:value-type="float" office:value="-0.5515601" calcext:value-type="float">
            <text:p>-0,551560</text:p>
          </table:table-cell>
          <table:table-cell office:value-type="float" office:value="-0.547113115" calcext:value-type="float">
            <text:p>-0,547113</text:p>
          </table:table-cell>
          <table:table-cell table:style-name="ce1" table:formula="of:=[.T270]-[.S270]" office:value-type="float" office:value="0.00701567199999997" calcext:value-type="float">
            <text:p>0,007016</text:p>
          </table:table-cell>
          <table:table-cell table:style-name="ce1" table:formula="of:=[.V270]-[.U270]" office:value-type="float" office:value="0.00444698499999996" calcext:value-type="float">
            <text:p>0,004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60326" calcext:value-type="float">
            <text:p>0,046033</text:p>
          </table:table-cell>
          <table:table-cell table:style-name="ce1"/>
          <table:table-cell office:value-type="float" office:value="122.94" calcext:value-type="float">
            <text:p>122,94</text:p>
          </table:table-cell>
          <table:table-cell office:value-type="float" office:value="10.81773" calcext:value-type="float">
            <text:p>10,817730</text:p>
          </table:table-cell>
          <table:table-cell office:value-type="float" office:value="10.862944" calcext:value-type="float">
            <text:p>10,862944</text:p>
          </table:table-cell>
          <table:table-cell office:value-type="float" office:value="-10.863855" calcext:value-type="float">
            <text:p>-10,863855</text:p>
          </table:table-cell>
          <table:table-cell office:value-type="float" office:value="-10.830685" calcext:value-type="float">
            <text:p>-10,830685</text:p>
          </table:table-cell>
          <table:table-cell table:style-name="ce1" table:formula="of:=[.T271]-[.S271]" office:value-type="float" office:value="0.0452139999999996" calcext:value-type="float">
            <text:p>0,045214</text:p>
          </table:table-cell>
          <table:table-cell table:style-name="ce1" table:formula="of:=[.V271]-[.U271]" office:value-type="float" office:value="0.0331699999999984" calcext:value-type="float">
            <text:p>0,03317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number-columns-repeated="7"/>
          <table:table-cell office:value-type="float" office:value="0.00766197" calcext:value-type="float">
            <text:p>0,007662</text:p>
          </table:table-cell>
          <table:table-cell table:style-name="ce1"/>
          <table:table-cell/>
          <table:table-cell office:value-type="float" office:value="0.5468205" calcext:value-type="float">
            <text:p>0,546821</text:p>
          </table:table-cell>
          <table:table-cell office:value-type="float" office:value="0.5523166" calcext:value-type="float">
            <text:p>0,552317</text:p>
          </table:table-cell>
          <table:table-cell office:value-type="float" office:value="-0.5509002" calcext:value-type="float">
            <text:p>-0,550900</text:p>
          </table:table-cell>
          <table:table-cell office:value-type="float" office:value="-0.54730337" calcext:value-type="float">
            <text:p>-0,547303</text:p>
          </table:table-cell>
          <table:table-cell table:style-name="ce1" table:formula="of:=[.T272]-[.S272]" office:value-type="float" office:value="0.0054961" calcext:value-type="float">
            <text:p>0,005496</text:p>
          </table:table-cell>
          <table:table-cell table:style-name="ce1" table:formula="of:=[.V272]-[.U272]" office:value-type="float" office:value="0.00359682999999988" calcext:value-type="float">
            <text:p>0,0035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57459" calcext:value-type="float">
            <text:p>0,015746</text:p>
          </table:table-cell>
          <table:table-cell table:style-name="ce1"/>
          <table:table-cell office:value-type="float" office:value="2226.11" calcext:value-type="float">
            <text:p>2226,11</text:p>
          </table:table-cell>
          <table:table-cell office:value-type="float" office:value="10.8315" calcext:value-type="float">
            <text:p>10,831500</text:p>
          </table:table-cell>
          <table:table-cell office:value-type="float" office:value="10.8473" calcext:value-type="float">
            <text:p>10,847300</text:p>
          </table:table-cell>
          <table:table-cell office:value-type="float" office:value="-10.8473" calcext:value-type="float">
            <text:p>-10,847300</text:p>
          </table:table-cell>
          <table:table-cell office:value-type="float" office:value="-10.8312" calcext:value-type="float">
            <text:p>-10,831200</text:p>
          </table:table-cell>
          <table:table-cell table:style-name="ce1" table:formula="of:=[.T273]-[.S273]" office:value-type="float" office:value="0.0158000000000005" calcext:value-type="float">
            <text:p>0,015800</text:p>
          </table:table-cell>
          <table:table-cell table:style-name="ce1" table:formula="of:=[.V273]-[.U273]" office:value-type="float" office:value="0.0160999999999998" calcext:value-type="float">
            <text:p>0,01610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0493447" calcext:value-type="float">
            <text:p>0,000493</text:p>
          </table:table-cell>
          <table:table-cell table:style-name="ce1"/>
          <table:table-cell/>
          <table:table-cell table:number-columns-repeated="2" office:value-type="float" office:value="0.549353" calcext:value-type="float">
            <text:p>0,549353</text:p>
          </table:table-cell>
          <table:table-cell table:number-columns-repeated="2" office:value-type="float" office:value="-0.549353" calcext:value-type="float">
            <text:p>-0,549353</text:p>
          </table:table-cell>
          <table:table-cell table:style-name="ce6" office:value-type="float" office:value="0.00000000707" calcext:value-type="float">
            <text:p>7,07E-09</text:p>
          </table:table-cell>
          <table:table-cell table:style-name="ce6" office:value-type="float" office:value="0.00000000456" calcext:value-type="float">
            <text:p>4,56E-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93526" calcext:value-type="float">
            <text:p>0,039353</text:p>
          </table:table-cell>
          <table:table-cell table:style-name="ce1"/>
          <table:table-cell office:value-type="float" office:value="610.733" calcext:value-type="float">
            <text:p>610,73</text:p>
          </table:table-cell>
          <table:table-cell office:value-type="float" office:value="10.8339" calcext:value-type="float">
            <text:p>10,833900</text:p>
          </table:table-cell>
          <table:table-cell office:value-type="float" office:value="10.8582" calcext:value-type="float">
            <text:p>10,858200</text:p>
          </table:table-cell>
          <table:table-cell office:value-type="float" office:value="-10.8568" calcext:value-type="float">
            <text:p>-10,856800</text:p>
          </table:table-cell>
          <table:table-cell office:value-type="float" office:value="-10.8308" calcext:value-type="float">
            <text:p>-10,830800</text:p>
          </table:table-cell>
          <table:table-cell table:style-name="ce1" table:formula="of:=[.T275]-[.S275]" office:value-type="float" office:value="0.0243000000000002" calcext:value-type="float">
            <text:p>0,024300</text:p>
          </table:table-cell>
          <table:table-cell table:style-name="ce1" table:formula="of:=[.V275]-[.U275]" office:value-type="float" office:value="0.0259999999999998" calcext:value-type="float">
            <text:p>0,02600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190697" calcext:value-type="float">
            <text:p>0,001907</text:p>
          </table:table-cell>
          <table:table-cell table:style-name="ce1"/>
          <table:table-cell/>
          <table:table-cell office:value-type="float" office:value="0.549028" calcext:value-type="float">
            <text:p>0,549028</text:p>
          </table:table-cell>
          <table:table-cell office:value-type="float" office:value="0.549864" calcext:value-type="float">
            <text:p>0,549864</text:p>
          </table:table-cell>
          <table:table-cell office:value-type="float" office:value="-0.54997" calcext:value-type="float">
            <text:p>-0,549970</text:p>
          </table:table-cell>
          <table:table-cell office:value-type="float" office:value="-0.548725" calcext:value-type="float">
            <text:p>-0,548725</text:p>
          </table:table-cell>
          <table:table-cell table:style-name="ce1" table:formula="of:=[.T276]-[.S276]" office:value-type="float" office:value="0.000836000000000059" calcext:value-type="float">
            <text:p>0,000836</text:p>
          </table:table-cell>
          <table:table-cell table:style-name="ce1" table:formula="of:=[.V276]-[.U276]" office:value-type="float" office:value="0.00124500000000005" calcext:value-type="float">
            <text:p>0,0012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office:value-type="float" office:value="0.252809" calcext:value-type="float">
            <text:p>0,252809</text:p>
          </table:table-cell>
          <table:table-cell table:style-name="ce1"/>
          <table:table-cell office:value-type="float" office:value="5.33" calcext:value-type="float">
            <text:p>5,33</text:p>
          </table:table-cell>
          <table:table-cell office:value-type="float" office:value="10.8339" calcext:value-type="float">
            <text:p>10,833900</text:p>
          </table:table-cell>
          <table:table-cell office:value-type="float" office:value="10.85" calcext:value-type="float">
            <text:p>10,850000</text:p>
          </table:table-cell>
          <table:table-cell office:value-type="float" office:value="-10.8499" calcext:value-type="float">
            <text:p>-10,849900</text:p>
          </table:table-cell>
          <table:table-cell office:value-type="float" office:value="-10.8332" calcext:value-type="float">
            <text:p>-10,833200</text:p>
          </table:table-cell>
          <table:table-cell table:style-name="ce1" table:formula="of:=[.T277]-[.S277]" office:value-type="float" office:value="0.0160999999999998" calcext:value-type="float">
            <text:p>0,016100</text:p>
          </table:table-cell>
          <table:table-cell table:style-name="ce1" table:formula="of:=[.V277]-[.U277]" office:value-type="float" office:value="0.0167000000000002" calcext:value-type="float">
            <text:p>0,0167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8" calcext:value-type="float">
            <text:p>108</text:p>
          </table:table-cell>
          <table:table-cell table:number-columns-repeated="7"/>
          <table:table-cell office:value-type="float" office:value="0.0279832" calcext:value-type="float">
            <text:p>0,027983</text:p>
          </table:table-cell>
          <table:table-cell table:style-name="ce1"/>
          <table:table-cell/>
          <table:table-cell office:value-type="float" office:value="0.549241" calcext:value-type="float">
            <text:p>0,549241</text:p>
          </table:table-cell>
          <table:table-cell office:value-type="float" office:value="0.5494" calcext:value-type="float">
            <text:p>0,549400</text:p>
          </table:table-cell>
          <table:table-cell office:value-type="float" office:value="-0.549409" calcext:value-type="float">
            <text:p>-0,549409</text:p>
          </table:table-cell>
          <table:table-cell office:value-type="float" office:value="-0.549329" calcext:value-type="float">
            <text:p>-0,549329</text:p>
          </table:table-cell>
          <table:table-cell table:style-name="ce1" table:formula="of:=[.T278]-[.S278]" office:value-type="float" office:value="0.00015900000000002" calcext:value-type="float">
            <text:p>0,000159</text:p>
          </table:table-cell>
          <table:table-cell table:style-name="ce1" table:formula="of:=[.V278]-[.U278]" office:value-type="float" office:value="0.000079999999999969" calcext:value-type="float">
            <text:p>0,0000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62" calcext:value-type="float">
            <text:p>62</text:p>
          </table:table-cell>
          <table:table-cell office:value-type="float" office:value="0.0245672" calcext:value-type="float">
            <text:p>0,024567</text:p>
          </table:table-cell>
          <table:table-cell table:style-name="ce1"/>
          <table:table-cell office:value-type="float" office:value="74.73" calcext:value-type="float">
            <text:p>74,73</text:p>
          </table:table-cell>
          <table:table-cell office:value-type="float" office:value="10.8439" calcext:value-type="float">
            <text:p>10,843900</text:p>
          </table:table-cell>
          <table:table-cell office:value-type="float" office:value="10.8484" calcext:value-type="float">
            <text:p>10,848400</text:p>
          </table:table-cell>
          <table:table-cell office:value-type="float" office:value="-10.8483" calcext:value-type="float">
            <text:p>-10,848300</text:p>
          </table:table-cell>
          <table:table-cell office:value-type="float" office:value="-10.8437" calcext:value-type="float">
            <text:p>-10,843700</text:p>
          </table:table-cell>
          <table:table-cell table:style-name="ce1" table:formula="of:=[.T279]-[.S279]" office:value-type="float" office:value="0.00450000000000017" calcext:value-type="float">
            <text:p>0,004500</text:p>
          </table:table-cell>
          <table:table-cell table:style-name="ce1" table:formula="of:=[.V279]-[.U279]" office:value-type="float" office:value="0.00459999999999994" calcext:value-type="float">
            <text:p>0,00460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0716713" calcext:value-type="float">
            <text:p>0,000717</text:p>
          </table:table-cell>
          <table:table-cell table:style-name="ce1"/>
          <table:table-cell/>
          <table:table-cell office:value-type="float" office:value="0.54935" calcext:value-type="float">
            <text:p>0,549350</text:p>
          </table:table-cell>
          <table:table-cell office:value-type="float" office:value="0.549354" calcext:value-type="float">
            <text:p>0,549354</text:p>
          </table:table-cell>
          <table:table-cell office:value-type="float" office:value="-0.549354" calcext:value-type="float">
            <text:p>-0,549354</text:p>
          </table:table-cell>
          <table:table-cell office:value-type="float" office:value="-0.549352" calcext:value-type="float">
            <text:p>-0,549352</text:p>
          </table:table-cell>
          <table:table-cell table:style-name="ce1" table:formula="of:=[.T280]-[.S280]" office:value-type="float" office:value="0.000004000000000004" calcext:value-type="float">
            <text:p>0,000004</text:p>
          </table:table-cell>
          <table:table-cell table:style-name="ce1" table:formula="of:=[.V280]-[.U280]" office:value-type="float" office:value="0.00000200000000005751" calcext:value-type="float">
            <text:p>0,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59" calcext:value-type="float">
            <text:p>59</text:p>
          </table:table-cell>
          <table:table-cell office:value-type="float" office:value="0.0146125" calcext:value-type="float">
            <text:p>0,014613</text:p>
          </table:table-cell>
          <table:table-cell table:style-name="ce1"/>
          <table:table-cell office:value-type="float" office:value="291.275" calcext:value-type="float">
            <text:p>291,28</text:p>
          </table:table-cell>
          <table:table-cell office:value-type="float" office:value="10.8443" calcext:value-type="float">
            <text:p>10,844300</text:p>
          </table:table-cell>
          <table:table-cell office:value-type="float" office:value="10.848" calcext:value-type="float">
            <text:p>10,848000</text:p>
          </table:table-cell>
          <table:table-cell office:value-type="float" office:value="-10.848" calcext:value-type="float">
            <text:p>-10,848000</text:p>
          </table:table-cell>
          <table:table-cell office:value-type="float" office:value="-10.8445" calcext:value-type="float">
            <text:p>-10,844500</text:p>
          </table:table-cell>
          <table:table-cell table:style-name="ce1" table:formula="of:=[.T281]-[.S281]" office:value-type="float" office:value="0.00370000000000026" calcext:value-type="float">
            <text:p>0,003700</text:p>
          </table:table-cell>
          <table:table-cell table:style-name="ce1" table:formula="of:=[.V281]-[.U281]" office:value-type="float" office:value="0.00350000000000072" calcext:value-type="float">
            <text:p>0,00350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0.000303578" calcext:value-type="float">
            <text:p>0,000304</text:p>
          </table:table-cell>
          <table:table-cell table:style-name="ce1"/>
          <table:table-cell/>
          <table:table-cell office:value-type="float" office:value="0.549351" calcext:value-type="float">
            <text:p>0,549351</text:p>
          </table:table-cell>
          <table:table-cell office:value-type="float" office:value="0.549354" calcext:value-type="float">
            <text:p>0,549354</text:p>
          </table:table-cell>
          <table:table-cell office:value-type="float" office:value="-0.549354" calcext:value-type="float">
            <text:p>-0,549354</text:p>
          </table:table-cell>
          <table:table-cell office:value-type="float" office:value="-0.549352" calcext:value-type="float">
            <text:p>-0,549352</text:p>
          </table:table-cell>
          <table:table-cell table:style-name="ce1" table:formula="of:=[.T282]-[.S282]" office:value-type="float" office:value="0.00000300000000008627" calcext:value-type="float">
            <text:p>0,000003</text:p>
          </table:table-cell>
          <table:table-cell table:style-name="ce1" table:formula="of:=[.V282]-[.U282]" office:value-type="float" office:value="0.00000200000000005751" calcext:value-type="float">
            <text:p>0,000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CtcVnode(maxgate)+CTcDeriv+3BDeriv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69" calcext:value-type="float">
            <text:p>69</text:p>
          </table:table-cell>
          <table:table-cell office:value-type="float" office:value="0.177134" calcext:value-type="float">
            <text:p>0,177134</text:p>
          </table:table-cell>
          <table:table-cell table:style-name="ce1"/>
          <table:table-cell office:value-type="float" office:value="3.67" calcext:value-type="float">
            <text:p>3,67</text:p>
          </table:table-cell>
          <table:table-cell office:value-type="float" office:value="10.8467" calcext:value-type="float">
            <text:p>10,846700</text:p>
          </table:table-cell>
          <table:table-cell office:value-type="float" office:value="10.8473" calcext:value-type="float">
            <text:p>10,847300</text:p>
          </table:table-cell>
          <table:table-cell office:value-type="float" office:value="-10.8474" calcext:value-type="float">
            <text:p>-10,847400</text:p>
          </table:table-cell>
          <table:table-cell office:value-type="float" office:value="-10.8466" calcext:value-type="float">
            <text:p>-10,846600</text:p>
          </table:table-cell>
          <table:table-cell table:style-name="ce1" office:value-type="float" office:value="0.000693023" calcext:value-type="float">
            <text:p>0,000693</text:p>
          </table:table-cell>
          <table:table-cell table:style-name="ce1" office:value-type="float" office:value="0.000732875" calcext:value-type="float">
            <text:p>0,00073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12" calcext:value-type="float">
            <text:p>112</text:p>
          </table:table-cell>
          <table:table-cell table:number-columns-repeated="7"/>
          <table:table-cell office:value-type="float" office:value="0.0167349" calcext:value-type="float">
            <text:p>0,016735</text:p>
          </table:table-cell>
          <table:table-cell table:style-name="ce1"/>
          <table:table-cell/>
          <table:table-cell office:value-type="float" office:value="0.549298" calcext:value-type="float">
            <text:p>0,549298</text:p>
          </table:table-cell>
          <table:table-cell office:value-type="float" office:value="0.549381" calcext:value-type="float">
            <text:p>0,549381</text:p>
          </table:table-cell>
          <table:table-cell office:value-type="float" office:value="-0.54938" calcext:value-type="float">
            <text:p>-0,549380</text:p>
          </table:table-cell>
          <table:table-cell office:value-type="float" office:value="-0.549339" calcext:value-type="float">
            <text:p>-0,549339</text:p>
          </table:table-cell>
          <table:table-cell table:style-name="ce1" table:formula="of:=[.T284]-[.S284]" office:value-type="float" office:value="0.0000830000000000553" calcext:value-type="float">
            <text:p>0,000083</text:p>
          </table:table-cell>
          <table:table-cell table:style-name="ce1" table:formula="of:=[.V284]-[.U284]" office:value-type="float" office:value="0.0000410000000000688" calcext:value-type="float">
            <text:p>0,000041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/>
          <table:table-cell office:value-type="float" office:value="0.5494183" calcext:value-type="float">
            <text:p>0,5494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office:value-type="float" office:value="0.5492868" calcext:value-type="float">
            <text:p>0,549287</text:p>
          </table:table-cell>
          <table:table-cell office:value-type="float" office:value="0.5493863" calcext:value-type="float">
            <text:p>0,54938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708878" calcext:value-type="float">
            <text:p>0,007089</text:p>
          </table:table-cell>
          <table:table-cell table:style-name="ce1"/>
          <table:table-cell office:value-type="float" office:value="19.4029" calcext:value-type="float">
            <text:p>19,40</text:p>
          </table:table-cell>
          <table:table-cell office:value-type="float" office:value="0.28170131961" calcext:value-type="float">
            <text:p>0,281701</text:p>
          </table:table-cell>
          <table:table-cell office:value-type="float" office:value="0.28562299" calcext:value-type="float">
            <text:p>0,285623</text:p>
          </table:table-cell>
          <table:table-cell office:value-type="float" office:value="-0.9608916" calcext:value-type="float">
            <text:p>-0,960892</text:p>
          </table:table-cell>
          <table:table-cell office:value-type="float" office:value="-0.95695685178" calcext:value-type="float">
            <text:p>-0,956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595061" calcext:value-type="float">
            <text:p>0,005951</text:p>
          </table:table-cell>
          <table:table-cell table:style-name="ce1"/>
          <table:table-cell office:value-type="float" office:value="309.46" calcext:value-type="float">
            <text:p>309,46</text:p>
          </table:table-cell>
          <table:table-cell office:value-type="float" office:value="0.2829414" calcext:value-type="float">
            <text:p>0,282941</text:p>
          </table:table-cell>
          <table:table-cell office:value-type="float" office:value="0.284417957" calcext:value-type="float">
            <text:p>0,284418</text:p>
          </table:table-cell>
          <table:table-cell office:value-type="float" office:value="-0.9594756" calcext:value-type="float">
            <text:p>-0,959476</text:p>
          </table:table-cell>
          <table:table-cell office:value-type="float" office:value="-0.957994842" calcext:value-type="float">
            <text:p>-0,9579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56537" calcext:value-type="float">
            <text:p>0,025654</text:p>
          </table:table-cell>
          <table:table-cell table:style-name="ce1"/>
          <table:table-cell office:value-type="float" office:value="89.6888" calcext:value-type="float">
            <text:p>89,69</text:p>
          </table:table-cell>
          <table:table-cell office:value-type="float" office:value="0.2770726" calcext:value-type="float">
            <text:p>0,277073</text:p>
          </table:table-cell>
          <table:table-cell office:value-type="float" office:value="0.2902513" calcext:value-type="float">
            <text:p>0,290251</text:p>
          </table:table-cell>
          <table:table-cell office:value-type="float" office:value="-0.965534" calcext:value-type="float">
            <text:p>-0,965534</text:p>
          </table:table-cell>
          <table:table-cell office:value-type="float" office:value="-0.952313135" calcext:value-type="float">
            <text:p>-0,9523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22771" calcext:value-type="float">
            <text:p>0,022277</text:p>
          </table:table-cell>
          <table:table-cell table:style-name="ce1"/>
          <table:table-cell office:value-type="float" office:value="347.115" calcext:value-type="float">
            <text:p>347,12</text:p>
          </table:table-cell>
          <table:table-cell office:value-type="float" office:value="0.2813216" calcext:value-type="float">
            <text:p>0,281322</text:p>
          </table:table-cell>
          <table:table-cell office:value-type="float" office:value="0.28631171" calcext:value-type="float">
            <text:p>0,286312</text:p>
          </table:table-cell>
          <table:table-cell office:value-type="float" office:value="-0.96206367" calcext:value-type="float">
            <text:p>-0,962064</text:p>
          </table:table-cell>
          <table:table-cell office:value-type="float" office:value="-0.9564010988" calcext:value-type="float">
            <text:p>-0,95640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7" calcext:value-type="float">
            <text:p>0,024120</text:p>
          </table:table-cell>
          <table:table-cell table:style-name="ce1"/>
          <table:table-cell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1004" calcext:value-type="float">
            <text:p>0,021004</text:p>
          </table:table-cell>
          <table:table-cell table:style-name="ce1"/>
          <table:table-cell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979092" calcext:value-type="float">
            <text:p>0,097909</text:p>
          </table:table-cell>
          <table:table-cell table:style-name="ce1"/>
          <table:table-cell office:value-type="float" office:value="16.67" calcext:value-type="float">
            <text:p>16,67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office:value-type="float" office:value="-0.98390174" calcext:value-type="float">
            <text:p>-0,983902</text:p>
          </table:table-cell>
          <table:table-cell office:value-type="float" office:value="-0.93392258" calcext:value-type="float">
            <text:p>-0,9339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744792" calcext:value-type="float">
            <text:p>0,074479</text:p>
          </table:table-cell>
          <table:table-cell table:style-name="ce1"/>
          <table:table-cell office:value-type="float" office:value="1414.74" calcext:value-type="float">
            <text:p>1414,74</text:p>
          </table:table-cell>
          <table:table-cell office:value-type="float" office:value="0.2767026" calcext:value-type="float">
            <text:p>0,276703</text:p>
          </table:table-cell>
          <table:table-cell office:value-type="float" office:value="0.2905968" calcext:value-type="float">
            <text:p>0,290597</text:p>
          </table:table-cell>
          <table:table-cell office:value-type="float" office:value="-0.9647995865" calcext:value-type="float">
            <text:p>-0,964800</text:p>
          </table:table-cell>
          <table:table-cell office:value-type="float" office:value="-0.95304772885" calcext:value-type="float">
            <text:p>-0,95304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482519" calcext:value-type="float">
            <text:p>0,048252</text:p>
          </table:table-cell>
          <table:table-cell table:style-name="ce1"/>
          <table:table-cell office:value-type="float" office:value="36.6356" calcext:value-type="float">
            <text:p>36,64</text:p>
          </table:table-cell>
          <table:table-cell office:value-type="float" office:value="0.2714022" calcext:value-type="float">
            <text:p>0,271402</text:p>
          </table:table-cell>
          <table:table-cell office:value-type="float" office:value="0.29592" calcext:value-type="float">
            <text:p>0,295920</text:p>
          </table:table-cell>
          <table:table-cell office:value-type="float" office:value="-0.97122" calcext:value-type="float">
            <text:p>-0,971220</text:p>
          </table:table-cell>
          <table:table-cell office:value-type="float" office:value="-0.946617664" calcext:value-type="float">
            <text:p>-0,9466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7" calcext:value-type="float">
            <text:p>0,024120</text:p>
          </table:table-cell>
          <table:table-cell table:style-name="ce1"/>
          <table:table-cell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120583" calcext:value-type="float">
            <text:p>0,012058</text:p>
          </table:table-cell>
          <table:table-cell table:style-name="ce1"/>
          <table:table-cell office:value-type="float" office:value="132.75" calcext:value-type="float">
            <text:p>132,75</text:p>
          </table:table-cell>
          <table:table-cell office:value-type="float" office:value="0.2805988" calcext:value-type="float">
            <text:p>0,280599</text:p>
          </table:table-cell>
          <table:table-cell office:value-type="float" office:value="0.2867253" calcext:value-type="float">
            <text:p>0,286725</text:p>
          </table:table-cell>
          <table:table-cell office:value-type="float" office:value="-0.9619966" calcext:value-type="float">
            <text:p>-0,961997</text:p>
          </table:table-cell>
          <table:table-cell office:value-type="float" office:value="-0.955851" calcext:value-type="float">
            <text:p>-0,9558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6" calcext:value-type="float">
            <text:p>0,024120</text:p>
          </table:table-cell>
          <table:table-cell table:style-name="ce1"/>
          <table:table-cell office:value-type="float" office:value="109.32" calcext:value-type="float">
            <text:p>109,32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09839" calcext:value-type="float">
            <text:p>0,020984</text:p>
          </table:table-cell>
          <table:table-cell table:style-name="ce1"/>
          <table:table-cell office:value-type="float" office:value="375.35" calcext:value-type="float">
            <text:p>375,35</text:p>
          </table:table-cell>
          <table:table-cell office:value-type="float" office:value="0.2807582" calcext:value-type="float">
            <text:p>0,280758</text:p>
          </table:table-cell>
          <table:table-cell office:value-type="float" office:value="0.2861293789" calcext:value-type="float">
            <text:p>0,286129</text:p>
          </table:table-cell>
          <table:table-cell office:value-type="float" office:value="-0.960713" calcext:value-type="float">
            <text:p>-0,960713</text:p>
          </table:table-cell>
          <table:table-cell office:value-type="float" office:value="-0.9560637348" calcext:value-type="float">
            <text:p>-0,9560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1004" calcext:value-type="float">
            <text:p>0,021004</text:p>
          </table:table-cell>
          <table:table-cell table:style-name="ce1"/>
          <table:table-cell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 corr.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381112" calcext:value-type="float">
            <text:p>0,003811</text:p>
          </table:table-cell>
          <table:table-cell table:style-name="ce1"/>
          <table:table-cell office:value-type="float" office:value="64.12" calcext:value-type="float">
            <text:p>64,12</text:p>
          </table:table-cell>
          <table:table-cell office:value-type="float" office:value="0.2827176" calcext:value-type="float">
            <text:p>0,282718</text:p>
          </table:table-cell>
          <table:table-cell office:value-type="float" office:value="0.2846067" calcext:value-type="float">
            <text:p>0,284607</text:p>
          </table:table-cell>
          <table:table-cell office:value-type="float" office:value="-0.959812" calcext:value-type="float">
            <text:p>-0,959812</text:p>
          </table:table-cell>
          <table:table-cell office:value-type="float" office:value="-0.958035653" calcext:value-type="float">
            <text:p>-0,958036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4</text:p>
          </table:table-cell>
          <table:table-cell/>
          <table:table-cell office:value-type="float" office:value="6.86" calcext:value-type="float">
            <text:p>6,860000</text:p>
          </table:table-cell>
          <table:table-cell table:style-name="ce1" office:value-type="string" calcext:value-type="string">
            <text:p>sol parasite</text:p>
          </table:table-cell>
          <table:table-cell office:value-type="float" office:value="1277.85" calcext:value-type="float">
            <text:p>1277,85</text:p>
          </table:table-cell>
          <table:table-cell office:value-type="float" office:value="-1.585522955" calcext:value-type="float">
            <text:p>-1,585523</text:p>
          </table:table-cell>
          <table:table-cell office:value-type="float" office:value="-0.39170028" calcext:value-type="float">
            <text:p>-0,391700</text:p>
          </table:table-cell>
          <table:table-cell office:value-type="float" office:value="-0.451075" calcext:value-type="float">
            <text:p>-0,451075</text:p>
          </table:table-cell>
          <table:table-cell office:value-type="float" office:value="0.97893434813" calcext:value-type="float">
            <text:p>0,97893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3</text:p>
          </table:table-cell>
          <table:table-cell/>
          <table:table-cell office:value-type="float" office:value="4.04661" calcext:value-type="float">
            <text:p>4,046610</text:p>
          </table:table-cell>
          <table:table-cell table:style-name="ce1"/>
          <table:table-cell office:value-type="float" office:value="1006.13" calcext:value-type="float">
            <text:p>1006,13</text:p>
          </table:table-cell>
          <table:table-cell office:value-type="float" office:value="-1.296242" calcext:value-type="float">
            <text:p>-1,296242</text:p>
          </table:table-cell>
          <table:table-cell office:value-type="float" office:value="-0.667998" calcext:value-type="float">
            <text:p>-0,667998</text:p>
          </table:table-cell>
          <table:table-cell office:value-type="float" office:value="-0.220354" calcext:value-type="float">
            <text:p>-0,220354</text:p>
          </table:table-cell>
          <table:table-cell office:value-type="float" office:value="0.52125427996" calcext:value-type="float">
            <text:p>0,5212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81955" calcext:value-type="float">
            <text:p>1,819550</text:p>
          </table:table-cell>
          <table:table-cell table:style-name="ce1"/>
          <table:table-cell office:value-type="float" office:value="157.437" calcext:value-type="float">
            <text:p>157,44</text:p>
          </table:table-cell>
          <table:table-cell office:value-type="float" office:value="-1.1283935" calcext:value-type="float">
            <text:p>-1,128394</text:p>
          </table:table-cell>
          <table:table-cell office:value-type="float" office:value="-0.84841554" calcext:value-type="float">
            <text:p>-0,848416</text:p>
          </table:table-cell>
          <table:table-cell office:value-type="float" office:value="-0.06366576" calcext:value-type="float">
            <text:p>-0,063666</text:p>
          </table:table-cell>
          <table:table-cell office:value-type="float" office:value="0.32806211" calcext:value-type="float">
            <text:p>0,32806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office:value-type="float" office:value="2.02198" calcext:value-type="float">
            <text:p>2,021980</text:p>
          </table:table-cell>
          <table:table-cell table:style-name="ce1"/>
          <table:table-cell office:value-type="float" office:value="291.59" calcext:value-type="float">
            <text:p>291,59</text:p>
          </table:table-cell>
          <table:table-cell office:value-type="float" office:value="-1.245769" calcext:value-type="float">
            <text:p>-1,245769</text:p>
          </table:table-cell>
          <table:table-cell office:value-type="float" office:value="-0.68289828" calcext:value-type="float">
            <text:p>-0,682898</text:p>
          </table:table-cell>
          <table:table-cell office:value-type="float" office:value="-0.1712495031" calcext:value-type="float">
            <text:p>-0,171250</text:p>
          </table:table-cell>
          <table:table-cell office:value-type="float" office:value="0.46568147895" calcext:value-type="float">
            <text:p>0,46568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2.3769" calcext:value-type="float">
            <text:p>2,376900</text:p>
          </table:table-cell>
          <table:table-cell table:style-name="ce1"/>
          <table:table-cell office:value-type="float" office:value="173.4" calcext:value-type="float">
            <text:p>173,40</text:p>
          </table:table-cell>
          <table:table-cell office:value-type="float" office:value="-1.23892419" calcext:value-type="float">
            <text:p>-1,238924</text:p>
          </table:table-cell>
          <table:table-cell office:value-type="float" office:value="-0.73326825" calcext:value-type="float">
            <text:p>-0,733268</text:p>
          </table:table-cell>
          <table:table-cell office:value-type="float" office:value="-0.135721" calcext:value-type="float">
            <text:p>-0,135721</text:p>
          </table:table-cell>
          <table:table-cell office:value-type="float" office:value="0.467136" calcext:value-type="float">
            <text:p>0,46713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3.08529" calcext:value-type="float">
            <text:p>3,085290</text:p>
          </table:table-cell>
          <table:table-cell table:style-name="ce1"/>
          <table:table-cell office:value-type="float" office:value="82.71" calcext:value-type="float">
            <text:p>82,71</text:p>
          </table:table-cell>
          <table:table-cell office:value-type="float" office:value="-1.353747" calcext:value-type="float">
            <text:p>-1,353747</text:p>
          </table:table-cell>
          <table:table-cell office:value-type="float" office:value="-0.5247257" calcext:value-type="float">
            <text:p>-0,524726</text:p>
          </table:table-cell>
          <table:table-cell office:value-type="float" office:value="-0.1500889" calcext:value-type="float">
            <text:p>-0,150089</text:p>
          </table:table-cell>
          <table:table-cell office:value-type="float" office:value="0.60298718" calcext:value-type="float">
            <text:p>0,6029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3.0496" calcext:value-type="float">
            <text:p>3,049600</text:p>
          </table:table-cell>
          <table:table-cell table:style-name="ce1"/>
          <table:table-cell office:value-type="float" office:value="93.75" calcext:value-type="float">
            <text:p>93,75</text:p>
          </table:table-cell>
          <table:table-cell office:value-type="float" office:value="-1.3214699" calcext:value-type="float">
            <text:p>-1,321470</text:p>
          </table:table-cell>
          <table:table-cell office:value-type="float" office:value="-0.5349174" calcext:value-type="float">
            <text:p>-0,534917</text:p>
          </table:table-cell>
          <table:table-cell office:value-type="float" office:value="-0.1547893" calcext:value-type="float">
            <text:p>-0,154789</text:p>
          </table:table-cell>
          <table:table-cell office:value-type="float" office:value="0.5964135" calcext:value-type="float">
            <text:p>0,59641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85411" calcext:value-type="float">
            <text:p>1,854110</text:p>
          </table:table-cell>
          <table:table-cell table:style-name="ce1"/>
          <table:table-cell office:value-type="float" office:value="152.46" calcext:value-type="float">
            <text:p>152,46</text:p>
          </table:table-cell>
          <table:table-cell office:value-type="float" office:value="-1.1376182" calcext:value-type="float">
            <text:p>-1,137618</text:p>
          </table:table-cell>
          <table:table-cell office:value-type="float" office:value="-0.8524913" calcext:value-type="float">
            <text:p>-0,852491</text:p>
          </table:table-cell>
          <table:table-cell office:value-type="float" office:value="-0.0565908" calcext:value-type="float">
            <text:p>-0,056591</text:p>
          </table:table-cell>
          <table:table-cell office:value-type="float" office:value="0.343826306" calcext:value-type="float">
            <text:p>0,3438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72807" calcext:value-type="float">
            <text:p>1,728070</text:p>
          </table:table-cell>
          <table:table-cell table:style-name="ce1"/>
          <table:table-cell office:value-type="float" office:value="326.05" calcext:value-type="float">
            <text:p>326,05</text:p>
          </table:table-cell>
          <table:table-cell office:value-type="float" office:value="-1.13630058" calcext:value-type="float">
            <text:p>-1,136301</text:p>
          </table:table-cell>
          <table:table-cell office:value-type="float" office:value="-0.8542869" calcext:value-type="float">
            <text:p>-0,854287</text:p>
          </table:table-cell>
          <table:table-cell office:value-type="float" office:value="-0.04722" calcext:value-type="float">
            <text:p>-0,047220</text:p>
          </table:table-cell>
          <table:table-cell office:value-type="float" office:value="0.3219443805" calcext:value-type="float">
            <text:p>0,3219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office:value-type="float" office:value="1.67413" calcext:value-type="float">
            <text:p>1,674130</text:p>
          </table:table-cell>
          <table:table-cell table:style-name="ce1"/>
          <table:table-cell office:value-type="float" office:value="831.97" calcext:value-type="float">
            <text:p>831,97</text:p>
          </table:table-cell>
          <table:table-cell office:value-type="float" office:value="-1.1224493" calcext:value-type="float">
            <text:p>-1,122449</text:p>
          </table:table-cell>
          <table:table-cell office:value-type="float" office:value="-0.85708" calcext:value-type="float">
            <text:p>-0,857080</text:p>
          </table:table-cell>
          <table:table-cell office:value-type="float" office:value="-0.050020274" calcext:value-type="float">
            <text:p>-0,050020</text:p>
          </table:table-cell>
          <table:table-cell office:value-type="float" office:value="0.34272115" calcext:value-type="float">
            <text:p>0,3427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7714" calcext:value-type="float">
            <text:p>1,771400</text:p>
          </table:table-cell>
          <table:table-cell table:style-name="ce1"/>
          <table:table-cell office:value-type="float" office:value="772.96" calcext:value-type="float">
            <text:p>772,96</text:p>
          </table:table-cell>
          <table:table-cell office:value-type="float" office:value="-1.1327119" calcext:value-type="float">
            <text:p>-1,132712</text:p>
          </table:table-cell>
          <table:table-cell office:value-type="float" office:value="-0.859614" calcext:value-type="float">
            <text:p>-0,859614</text:p>
          </table:table-cell>
          <table:table-cell office:value-type="float" office:value="-0.049344302" calcext:value-type="float">
            <text:p>-0,049344</text:p>
          </table:table-cell>
          <table:table-cell office:value-type="float" office:value="0.3254299" calcext:value-type="float">
            <text:p>0,3254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4]</text:p>
          </table:table-cell>
          <table:table-cell table:number-columns-repeated="14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3.00587" calcext:value-type="float">
            <text:p>3,005870</text:p>
          </table:table-cell>
          <table:table-cell table:style-name="ce1"/>
          <table:table-cell office:value-type="float" office:value="1113.22" calcext:value-type="float">
            <text:p>1113,22</text:p>
          </table:table-cell>
          <table:table-cell office:value-type="float" office:value="-0.891315" calcext:value-type="float">
            <text:p>-0,891315</text:p>
          </table:table-cell>
          <table:table-cell office:value-type="float" office:value="-0.4393923" calcext:value-type="float">
            <text:p>-0,439392</text:p>
          </table:table-cell>
          <table:table-cell office:value-type="float" office:value="-0.959368" calcext:value-type="float">
            <text:p>-0,959368</text:p>
          </table:table-cell>
          <table:table-cell office:value-type="float" office:value="0.5509843826306" calcext:value-type="float">
            <text:p>0,5509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5]</text:p>
          </table:table-cell>
          <table:table-cell table:number-columns-repeated="14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6.51745" calcext:value-type="float">
            <text:p>6,517450</text:p>
          </table:table-cell>
          <table:table-cell/>
          <table:table-cell office:value-type="float" office:value="3812.12" calcext:value-type="float">
            <text:p>3812,12</text:p>
          </table:table-cell>
          <table:table-cell office:value-type="float" office:value="-0.2952694" calcext:value-type="float">
            <text:p>-0,295269</text:p>
          </table:table-cell>
          <table:table-cell office:value-type="float" office:value="0.844943" calcext:value-type="float">
            <text:p>0,844943</text:p>
          </table:table-cell>
          <table:table-cell office:value-type="float" office:value="-1.4579701" calcext:value-type="float">
            <text:p>-1,457970</text:p>
          </table:table-cell>
          <table:table-cell office:value-type="float" office:value="-0.4934313" calcext:value-type="float">
            <text:p>-0,49343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6.54888" calcext:value-type="float">
            <text:p>6,548880</text:p>
          </table:table-cell>
          <table:table-cell table:style-name="ce1"/>
          <table:table-cell office:value-type="float" office:value="4848.56" calcext:value-type="float">
            <text:p>4848,56</text:p>
          </table:table-cell>
          <table:table-cell office:value-type="float" office:value="-0.289745" calcext:value-type="float">
            <text:p>-0,289745</text:p>
          </table:table-cell>
          <table:table-cell office:value-type="float" office:value="0.749548" calcext:value-type="float">
            <text:p>0,749548</text:p>
          </table:table-cell>
          <table:table-cell office:value-type="float" office:value="-1.4341518" calcext:value-type="float">
            <text:p>-1,434152</text:p>
          </table:table-cell>
          <table:table-cell office:value-type="float" office:value="-0.5699131" calcext:value-type="float">
            <text:p>-0,5699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/>
          <table:table-cell office:value-type="float" office:value="4.00418" calcext:value-type="float">
            <text:p>4,004180</text:p>
          </table:table-cell>
          <table:table-cell/>
          <table:table-cell office:value-type="float" office:value="3565.65" calcext:value-type="float">
            <text:p>3565,65</text:p>
          </table:table-cell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office:value-type="float" office:value="-1.533479" calcext:value-type="float">
            <text:p>-1,533479</text:p>
          </table:table-cell>
          <table:table-cell office:value-type="float" office:value="-0.370508184" calcext:value-type="float">
            <text:p>-0,370508</text:p>
          </table:table-cell>
          <table:table-cell table:style-name="ce1"/>
          <table:table-cell table:style-name="ce1" table:formula="of:=[.T328]-[.S328]" office:value-type="float" office:value="1.1705297212" calcext:value-type="float">
            <text:p>1,170530</text:p>
          </table:table-cell>
          <table:table-cell table:formula="of:=[.V328]-[.U328]" office:value-type="float" office:value="1.162970816" calcext:value-type="float">
            <text:p>1,1629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/>
          <table:table-cell office:value-type="float" office:value="4.84341" calcext:value-type="float">
            <text:p>4,843410</text:p>
          </table:table-cell>
          <table:table-cell/>
          <table:table-cell office:value-type="float" office:value="4038.64" calcext:value-type="float">
            <text:p>4038,64</text:p>
          </table:table-cell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office:value-type="float" office:value="-1.376097" calcext:value-type="float">
            <text:p>-1,376097</text:p>
          </table:table-cell>
          <table:table-cell office:value-type="float" office:value="-0.4607836" calcext:value-type="float">
            <text:p>-0,4607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6.78937" calcext:value-type="float">
            <text:p>6,789370</text:p>
          </table:table-cell>
          <table:table-cell table:style-name="ce1"/>
          <table:table-cell office:value-type="float" office:value="3602.83" calcext:value-type="float">
            <text:p>3602,83</text:p>
          </table:table-cell>
          <table:table-cell office:value-type="float" office:value="-0.3367312" calcext:value-type="float">
            <text:p>-0,336731</text:p>
          </table:table-cell>
          <table:table-cell office:value-type="float" office:value="0.822996" calcext:value-type="float">
            <text:p>0,822996</text:p>
          </table:table-cell>
          <table:table-cell office:value-type="float" office:value="-1.470194549" calcext:value-type="float">
            <text:p>-1,470195</text:p>
          </table:table-cell>
          <table:table-cell office:value-type="float" office:value="-0.50662612" calcext:value-type="float">
            <text:p>-0,5066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3.15995" calcext:value-type="float">
            <text:p>3,159950</text:p>
          </table:table-cell>
          <table:table-cell table:style-name="ce1"/>
          <table:table-cell office:value-type="float" office:value="52.73" calcext:value-type="float">
            <text:p>52,73</text:p>
          </table:table-cell>
          <table:table-cell office:value-type="float" office:value="0.155446" calcext:value-type="float">
            <text:p>0,155446</text:p>
          </table:table-cell>
          <table:table-cell office:value-type="float" office:value="0.404373" calcext:value-type="float">
            <text:p>0,404373</text:p>
          </table:table-cell>
          <table:table-cell office:value-type="float" office:value="-1.0546" calcext:value-type="float">
            <text:p>-1,054600</text:p>
          </table:table-cell>
          <table:table-cell office:value-type="float" office:value="-0.845148" calcext:value-type="float">
            <text:p>-0,845148</text:p>
          </table:table-cell>
          <table:table-cell table:style-name="ce1"/>
          <table:table-cell table:style-name="ce1" table:formula="of:=[.T331]-[.S331]" office:value-type="float" office:value="0.248927" calcext:value-type="float">
            <text:p>0,248927</text:p>
          </table:table-cell>
          <table:table-cell table:formula="of:=[.V331]-[.U331]" office:value-type="float" office:value="0.209452" calcext:value-type="float">
            <text:p>0,209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office:value-type="float" office:value="3.14195" calcext:value-type="float">
            <text:p>3,141950</text:p>
          </table:table-cell>
          <table:table-cell table:style-name="ce1"/>
          <table:table-cell office:value-type="float" office:value="1.07" calcext:value-type="float">
            <text:p>1,07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T332]-[.S332]" office:value-type="float" office:value="0.228337" calcext:value-type="float">
            <text:p>0,228337</text:p>
          </table:table-cell>
          <table:table-cell table:formula="of:=[.V332]-[.U332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office:value-type="float" office:value="3.14195" calcext:value-type="float">
            <text:p>3,141950</text:p>
          </table:table-cell>
          <table:table-cell table:style-name="ce1"/>
          <table:table-cell office:value-type="float" office:value="0.7" calcext:value-type="float">
            <text:p>0,70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T333]-[.S333]" office:value-type="float" office:value="0.228337" calcext:value-type="float">
            <text:p>0,228337</text:p>
          </table:table-cell>
          <table:table-cell table:formula="of:=[.V333]-[.U333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7" calcext:value-type="float">
            <text:p>37</text:p>
          </table:table-cell>
          <table:table-cell office:value-type="float" office:value="3.12572" calcext:value-type="float">
            <text:p>3,125720</text:p>
          </table:table-cell>
          <table:table-cell table:style-name="ce1"/>
          <table:table-cell office:value-type="float" office:value="1.64726" calcext:value-type="float">
            <text:p>1,65</text:p>
          </table:table-cell>
          <table:table-cell office:value-type="float" office:value="0.170004" calcext:value-type="float">
            <text:p>0,170004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128" calcext:value-type="float">
            <text:p>-1,04128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T334]-[.S334]" office:value-type="float" office:value="0.22613" calcext:value-type="float">
            <text:p>0,226130</text:p>
          </table:table-cell>
          <table:table-cell table:formula="of:=[.V334]-[.U334]" office:value-type="float" office:value="0.189529" calcext:value-type="float">
            <text:p>0,1895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5" calcext:value-type="float">
            <text:p>15</text:p>
          </table:table-cell>
          <table:table-cell office:value-type="float" office:value="2.68985" calcext:value-type="float">
            <text:p>2,689850</text:p>
          </table:table-cell>
          <table:table-cell table:style-name="ce1"/>
          <table:table-cell office:value-type="float" office:value="85.43" calcext:value-type="float">
            <text:p>85,43</text:p>
          </table:table-cell>
          <table:table-cell office:value-type="float" office:value="0.16556" calcext:value-type="float">
            <text:p>0,165560</text:p>
          </table:table-cell>
          <table:table-cell office:value-type="float" office:value="0.394895" calcext:value-type="float">
            <text:p>0,394895</text:p>
          </table:table-cell>
          <table:table-cell office:value-type="float" office:value="-1.04541" calcext:value-type="float">
            <text:p>-1,045410</text:p>
          </table:table-cell>
          <table:table-cell office:value-type="float" office:value="-0.852206" calcext:value-type="float">
            <text:p>-0,852206</text:p>
          </table:table-cell>
          <table:table-cell table:style-name="ce1"/>
          <table:table-cell table:style-name="ce1" table:formula="of:=[.T335]-[.S335]" office:value-type="float" office:value="0.229335" calcext:value-type="float">
            <text:p>0,229335</text:p>
          </table:table-cell>
          <table:table-cell table:formula="of:=[.V335]-[.U335]" office:value-type="float" office:value="0.193204" calcext:value-type="float">
            <text:p>0,1932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1" calcext:value-type="float">
            <text:p>31</text:p>
          </table:table-cell>
          <table:table-cell office:value-type="float" office:value="2.58816" calcext:value-type="float">
            <text:p>2,588160</text:p>
          </table:table-cell>
          <table:table-cell table:style-name="ce1"/>
          <table:table-cell office:value-type="float" office:value="174.263" calcext:value-type="float">
            <text:p>174,26</text:p>
          </table:table-cell>
          <table:table-cell office:value-type="float" office:value="0.168124" calcext:value-type="float">
            <text:p>0,168124</text:p>
          </table:table-cell>
          <table:table-cell office:value-type="float" office:value="0.391957" calcext:value-type="float">
            <text:p>0,391957</text:p>
          </table:table-cell>
          <table:table-cell office:value-type="float" office:value="-1.043" calcext:value-type="float">
            <text:p>-1,043000</text:p>
          </table:table-cell>
          <table:table-cell office:value-type="float" office:value="-0.854684" calcext:value-type="float">
            <text:p>-0,854684</text:p>
          </table:table-cell>
          <table:table-cell table:style-name="ce1"/>
          <table:table-cell table:style-name="ce1" table:formula="of:=[.T336]-[.S336]" office:value-type="float" office:value="0.223833" calcext:value-type="float">
            <text:p>0,223833</text:p>
          </table:table-cell>
          <table:table-cell table:formula="of:=[.V336]-[.U336]" office:value-type="float" office:value="0.188316" calcext:value-type="float">
            <text:p>0,188316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21_alexwrapping</text:p>
          </table:table-cell>
          <table:table-cell office:value-type="string" calcext:value-type="string">
            <text:p>Domain[0,5]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float" office:value="4.51221" calcext:value-type="float">
            <text:p>4,512210</text:p>
          </table:table-cell>
          <table:table-cell table:style-name="ce1"/>
          <table:table-cell office:value-type="float" office:value="5571.57" calcext:value-type="float">
            <text:p>5571,57</text:p>
          </table:table-cell>
          <table:table-cell office:value-type="float" office:value="-0.081273282" calcext:value-type="float">
            <text:p>-0,081273</text:p>
          </table:table-cell>
          <table:table-cell office:value-type="float" office:value="0.59827069" calcext:value-type="float">
            <text:p>0,598271</text:p>
          </table:table-cell>
          <table:table-cell office:value-type="float" office:value="-1.15905827" calcext:value-type="float">
            <text:p>-1,159058</text:p>
          </table:table-cell>
          <table:table-cell office:value-type="float" office:value="-0.665265" calcext:value-type="float">
            <text:p>-0,665265</text:p>
          </table:table-cell>
          <table:table-cell table:style-name="ce1"/>
          <table:table-cell table:style-name="ce1" table:formula="of:=[.T339]-[.S339]" office:value-type="float" office:value="0.679543972" calcext:value-type="float">
            <text:p>0,679544</text:p>
          </table:table-cell>
          <table:table-cell table:formula="of:=[.V339]-[.U339]" office:value-type="float" office:value="0.49379327" calcext:value-type="float">
            <text:p>0,493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office:value-type="float" office:value="4.47609" calcext:value-type="float">
            <text:p>4,476090</text:p>
          </table:table-cell>
          <table:table-cell table:style-name="ce1"/>
          <table:table-cell office:value-type="float" office:value="600.33" calcext:value-type="float">
            <text:p>600,33</text:p>
          </table:table-cell>
          <table:table-cell office:value-type="float" office:value="-0.037691249" calcext:value-type="float">
            <text:p>-0,037691</text:p>
          </table:table-cell>
          <table:table-cell office:value-type="float" office:value="0.5690675" calcext:value-type="float">
            <text:p>0,56906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T340]-[.S340]" office:value-type="float" office:value="0.606758749" calcext:value-type="float">
            <text:p>0,606759</text:p>
          </table:table-cell>
          <table:table-cell table:formula="of:=[.V340]-[.U340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office:value-type="float" office:value="4.76432" calcext:value-type="float">
            <text:p>4,764320</text:p>
          </table:table-cell>
          <table:table-cell table:style-name="ce1"/>
          <table:table-cell office:value-type="float" office:value="795.47" calcext:value-type="float">
            <text:p>795,47</text:p>
          </table:table-cell>
          <table:table-cell office:value-type="float" office:value="-0.12031" calcext:value-type="float">
            <text:p>-0,120310</text:p>
          </table:table-cell>
          <table:table-cell office:value-type="float" office:value="0.6378381" calcext:value-type="float">
            <text:p>0,63783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T341]-[.S341]" office:value-type="float" office:value="0.7581481" calcext:value-type="float">
            <text:p>0,758148</text:p>
          </table:table-cell>
          <table:table-cell table:formula="of:=[.V341]-[.U341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0</text:p>
          </table:table-cell>
          <table:table-cell office:value-type="float" office:value="46" calcext:value-type="float">
            <text:p>46</text:p>
          </table:table-cell>
          <table:table-cell office:value-type="float" office:value="4.46627" calcext:value-type="float">
            <text:p>4,466270</text:p>
          </table:table-cell>
          <table:table-cell table:style-name="ce1"/>
          <table:table-cell office:value-type="float" office:value="921.77" calcext:value-type="float">
            <text:p>921,77</text:p>
          </table:table-cell>
          <table:table-cell office:value-type="float" office:value="-0.07597740929" calcext:value-type="float">
            <text:p>-0,075977</text:p>
          </table:table-cell>
          <table:table-cell office:value-type="float" office:value="0.56127389733" calcext:value-type="float">
            <text:p>0,561274</text:p>
          </table:table-cell>
          <table:table-cell office:value-type="float" office:value="-1.21875712" calcext:value-type="float">
            <text:p>-1,218757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T342]-[.S342]" office:value-type="float" office:value="0.63725130662" calcext:value-type="float">
            <text:p>0,637251</text:p>
          </table:table-cell>
          <table:table-cell table:formula="of:=[.V342]-[.U342]" office:value-type="float" office:value="0.48563212" calcext:value-type="float">
            <text:p>0,4856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1</text:p>
          </table:table-cell>
          <table:table-cell office:value-type="float" office:value="13" calcext:value-type="float">
            <text:p>13</text:p>
          </table:table-cell>
          <table:table-cell office:value-type="float" office:value="4.92954" calcext:value-type="float">
            <text:p>4,929540</text:p>
          </table:table-cell>
          <table:table-cell table:style-name="ce1"/>
          <table:table-cell office:value-type="float" office:value="649.35" calcext:value-type="float">
            <text:p>649,35</text:p>
          </table:table-cell>
          <table:table-cell office:value-type="float" office:value="-0.0781145238" calcext:value-type="float">
            <text:p>-0,078115</text:p>
          </table:table-cell>
          <table:table-cell office:value-type="float" office:value="0.6283596" calcext:value-type="float">
            <text:p>0,628360</text:p>
          </table:table-cell>
          <table:table-cell office:value-type="float" office:value="-1.20534755" calcext:value-type="float">
            <text:p>-1,205348</text:p>
          </table:table-cell>
          <table:table-cell office:value-type="float" office:value="-0.6463738207" calcext:value-type="float">
            <text:p>-0,646374</text:p>
          </table:table-cell>
          <table:table-cell table:style-name="ce1"/>
          <table:table-cell table:style-name="ce1" table:formula="of:=[.T343]-[.S343]" office:value-type="float" office:value="0.7064741238" calcext:value-type="float">
            <text:p>0,706474</text:p>
          </table:table-cell>
          <table:table-cell table:formula="of:=[.V343]-[.U343]" office:value-type="float" office:value="0.5589737293" calcext:value-type="float">
            <text:p>0,5589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office:value-type="float" office:value="4.70589" calcext:value-type="float">
            <text:p>4,705890</text:p>
          </table:table-cell>
          <table:table-cell table:style-name="ce1"/>
          <table:table-cell office:value-type="float" office:value="561.81" calcext:value-type="float">
            <text:p>561,81</text:p>
          </table:table-cell>
          <table:table-cell office:value-type="float" office:value="-0.0778196" calcext:value-type="float">
            <text:p>-0,077820</text:p>
          </table:table-cell>
          <table:table-cell office:value-type="float" office:value="0.5612746102" calcext:value-type="float">
            <text:p>0,561275</text:p>
          </table:table-cell>
          <table:table-cell office:value-type="float" office:value="-1.2189503" calcext:value-type="float">
            <text:p>-1,218950</text:p>
          </table:table-cell>
          <table:table-cell office:value-type="float" office:value="-0.684395089" calcext:value-type="float">
            <text:p>-0,684395</text:p>
          </table:table-cell>
          <table:table-cell table:style-name="ce1"/>
          <table:table-cell table:style-name="ce1" table:formula="of:=[.T344]-[.S344]" office:value-type="float" office:value="0.6390942102" calcext:value-type="float">
            <text:p>0,639094</text:p>
          </table:table-cell>
          <table:table-cell table:formula="of:=[.V344]-[.U344]" office:value-type="float" office:value="0.534555211" calcext:value-type="float">
            <text:p>0,534555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3" calcext:value-type="float">
            <text:p>3</text:p>
          </table:table-cell>
          <table:table-cell office:value-type="float" office:value="5.35001" calcext:value-type="float">
            <text:p>5,350010</text:p>
          </table:table-cell>
          <table:table-cell table:style-name="ce1"/>
          <table:table-cell office:value-type="float" office:value="454.01" calcext:value-type="float">
            <text:p>454,01</text:p>
          </table:table-cell>
          <table:table-cell office:value-type="float" office:value="0.0100861" calcext:value-type="float">
            <text:p>0,010086</text:p>
          </table:table-cell>
          <table:table-cell office:value-type="float" office:value="0.5447478" calcext:value-type="float">
            <text:p>0,544748</text:p>
          </table:table-cell>
          <table:table-cell office:value-type="float" office:value="-1.17996869" calcext:value-type="float">
            <text:p>-1,179969</text:p>
          </table:table-cell>
          <table:table-cell office:value-type="float" office:value="-0.64281532" calcext:value-type="float">
            <text:p>-0,642815</text:p>
          </table:table-cell>
          <table:table-cell table:style-name="ce1"/>
          <table:table-cell table:style-name="ce1" table:formula="of:=[.T346]-[.S346]" office:value-type="float" office:value="0.5346617" calcext:value-type="float">
            <text:p>0,534662</text:p>
          </table:table-cell>
          <table:table-cell table:formula="of:=[.V346]-[.U346]" office:value-type="float" office:value="0.53715337" calcext:value-type="float">
            <text:p>0,537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16" calcext:value-type="float">
            <text:p>16</text:p>
          </table:table-cell>
          <table:table-cell office:value-type="float" office:value="5.07247" calcext:value-type="float">
            <text:p>5,072470</text:p>
          </table:table-cell>
          <table:table-cell table:style-name="ce1"/>
          <table:table-cell office:value-type="float" office:value="734.02" calcext:value-type="float">
            <text:p>734,02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54894858" calcext:value-type="float">
            <text:p>0,548949</text:p>
          </table:table-cell>
          <table:table-cell office:value-type="float" office:value="-1.164309738" calcext:value-type="float">
            <text:p>-1,164310</text:p>
          </table:table-cell>
          <table:table-cell office:value-type="float" office:value="-0.63722843" calcext:value-type="float">
            <text:p>-0,637228</text:p>
          </table:table-cell>
          <table:table-cell table:style-name="ce1"/>
          <table:table-cell table:style-name="ce1" table:formula="of:=[.T347]-[.S347]" office:value-type="float" office:value="0.53552158" calcext:value-type="float">
            <text:p>0,535522</text:p>
          </table:table-cell>
          <table:table-cell table:formula="of:=[.V347]-[.U347]" office:value-type="float" office:value="0.527081308" calcext:value-type="float">
            <text:p>0,5270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2" calcext:value-type="float">
            <text:p>32</text:p>
          </table:table-cell>
          <table:table-cell office:value-type="float" office:value="5.013" calcext:value-type="float">
            <text:p>5,013000</text:p>
          </table:table-cell>
          <table:table-cell table:style-name="ce1"/>
          <table:table-cell office:value-type="float" office:value="921.726" calcext:value-type="float">
            <text:p>921,73</text:p>
          </table:table-cell>
          <table:table-cell office:value-type="float" office:value="0.02399778" calcext:value-type="float">
            <text:p>0,023998</text:p>
          </table:table-cell>
          <table:table-cell office:value-type="float" office:value="0.553888235" calcext:value-type="float">
            <text:p>0,553888</text:p>
          </table:table-cell>
          <table:table-cell office:value-type="float" office:value="-1.16430973801" calcext:value-type="float">
            <text:p>-1,164310</text:p>
          </table:table-cell>
          <table:table-cell office:value-type="float" office:value="-0.6484001495" calcext:value-type="float">
            <text:p>-0,648400</text:p>
          </table:table-cell>
          <table:table-cell table:style-name="ce1"/>
          <table:table-cell table:style-name="ce1" table:formula="of:=[.T348]-[.S348]" office:value-type="float" office:value="0.529890455" calcext:value-type="float">
            <text:p>0,529890</text:p>
          </table:table-cell>
          <table:table-cell table:formula="of:=[.V348]-[.U348]" office:value-type="float" office:value="0.51590958851" calcext:value-type="float">
            <text:p>0,5159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4.40548" calcext:value-type="float">
            <text:p>4,405480</text:p>
          </table:table-cell>
          <table:table-cell table:style-name="ce1"/>
          <table:table-cell office:value-type="float" office:value="700.72" calcext:value-type="float">
            <text:p>700,72</text:p>
          </table:table-cell>
          <table:table-cell office:value-type="float" office:value="0.0632519" calcext:value-type="float">
            <text:p>0,063252</text:p>
          </table:table-cell>
          <table:table-cell office:value-type="float" office:value="0.50716421" calcext:value-type="float">
            <text:p>0,507164</text:p>
          </table:table-cell>
          <table:table-cell office:value-type="float" office:value="-1.14182109" calcext:value-type="float">
            <text:p>-1,141821</text:p>
          </table:table-cell>
          <table:table-cell office:value-type="float" office:value="-0.6829149" calcext:value-type="float">
            <text:p>-0,682915</text:p>
          </table:table-cell>
          <table:table-cell table:style-name="ce1"/>
          <table:table-cell table:style-name="ce1" table:formula="of:=[.T349]-[.S349]" office:value-type="float" office:value="0.44391231" calcext:value-type="float">
            <text:p>0,443912</text:p>
          </table:table-cell>
          <table:table-cell table:formula="of:=[.V349]-[.U349]" office:value-type="float" office:value="0.45890619" calcext:value-type="float">
            <text:p>0,45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2" calcext:value-type="float">
            <text:p>42</text:p>
          </table:table-cell>
          <table:table-cell office:value-type="float" office:value="3.78698" calcext:value-type="float">
            <text:p>3,786980</text:p>
          </table:table-cell>
          <table:table-cell table:style-name="ce1"/>
          <table:table-cell office:value-type="float" office:value="1188.77" calcext:value-type="float">
            <text:p>1188,77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459586" calcext:value-type="float">
            <text:p>0,459586</text:p>
          </table:table-cell>
          <table:table-cell office:value-type="float" office:value="-1.1315598" calcext:value-type="float">
            <text:p>-1,131560</text:p>
          </table:table-cell>
          <table:table-cell office:value-type="float" office:value="-0.7316857" calcext:value-type="float">
            <text:p>-0,731686</text:p>
          </table:table-cell>
          <table:table-cell table:style-name="ce1"/>
          <table:table-cell table:style-name="ce1" table:formula="of:=[.T350]-[.S350]" office:value-type="float" office:value="0.340161" calcext:value-type="float">
            <text:p>0,340161</text:p>
          </table:table-cell>
          <table:table-cell table:formula="of:=[.V350]-[.U350]" office:value-type="float" office:value="0.3998741" calcext:value-type="float">
            <text:p>0,3998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83325" calcext:value-type="float">
            <text:p>3,833250</text:p>
          </table:table-cell>
          <table:table-cell table:style-name="ce1"/>
          <table:table-cell office:value-type="float" office:value="1100.04" calcext:value-type="float">
            <text:p>1100,04</text:p>
          </table:table-cell>
          <table:table-cell office:value-type="float" office:value="0.1130104793" calcext:value-type="float">
            <text:p>0,113010</text:p>
          </table:table-cell>
          <table:table-cell office:value-type="float" office:value="0.45021" calcext:value-type="float">
            <text:p>0,450210</text:p>
          </table:table-cell>
          <table:table-cell office:value-type="float" office:value="-1.1381453" calcext:value-type="float">
            <text:p>-1,138145</text:p>
          </table:table-cell>
          <table:table-cell office:value-type="float" office:value="-0.7038341963" calcext:value-type="float">
            <text:p>-0,703834</text:p>
          </table:table-cell>
          <table:table-cell table:style-name="ce1"/>
          <table:table-cell table:style-name="ce1" table:formula="of:=[.T351]-[.S351]" office:value-type="float" office:value="0.3371995207" calcext:value-type="float">
            <text:p>0,337200</text:p>
          </table:table-cell>
          <table:table-cell table:formula="of:=[.V351]-[.U351]" office:value-type="float" office:value="0.4343111037" calcext:value-type="float">
            <text:p>0,4343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(t0)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4.60922" calcext:value-type="float">
            <text:p>4,609220</text:p>
          </table:table-cell>
          <table:table-cell table:style-name="ce1"/>
          <table:table-cell office:value-type="float" office:value="483.07" calcext:value-type="float">
            <text:p>483,07</text:p>
          </table:table-cell>
          <table:table-cell office:value-type="float" office:value="0.01861689" calcext:value-type="float">
            <text:p>0,018617</text:p>
          </table:table-cell>
          <table:table-cell office:value-type="float" office:value="0.560600208" calcext:value-type="float">
            <text:p>0,560600</text:p>
          </table:table-cell>
          <table:table-cell office:value-type="float" office:value="-1.1933993115" calcext:value-type="float">
            <text:p>-1,193399</text:p>
          </table:table-cell>
          <table:table-cell office:value-type="float" office:value="-0.5655142579" calcext:value-type="float">
            <text:p>-0,565514</text:p>
          </table:table-cell>
          <table:table-cell table:style-name="ce1"/>
          <table:table-cell table:style-name="ce1" table:formula="of:=[.T352]-[.S352]" office:value-type="float" office:value="0.541983318" calcext:value-type="float">
            <text:p>0,541983</text:p>
          </table:table-cell>
          <table:table-cell table:formula="of:=[.V352]-[.U352]" office:value-type="float" office:value="0.6278850536" calcext:value-type="float">
            <text:p>0,627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4.24053" calcext:value-type="float">
            <text:p>4,240530</text:p>
          </table:table-cell>
          <table:table-cell table:style-name="ce1"/>
          <table:table-cell office:value-type="float" office:value="606.36" calcext:value-type="float">
            <text:p>606,36</text:p>
          </table:table-cell>
          <table:table-cell office:value-type="float" office:value="0.068820286" calcext:value-type="float">
            <text:p>0,068820</text:p>
          </table:table-cell>
          <table:table-cell office:value-type="float" office:value="0.5105748" calcext:value-type="float">
            <text:p>0,510575</text:p>
          </table:table-cell>
          <table:table-cell office:value-type="float" office:value="-1.1576808" calcext:value-type="float">
            <text:p>-1,157681</text:p>
          </table:table-cell>
          <table:table-cell office:value-type="float" office:value="-0.6325049223" calcext:value-type="float">
            <text:p>-0,632505</text:p>
          </table:table-cell>
          <table:table-cell table:style-name="ce1"/>
          <table:table-cell table:style-name="ce1" table:formula="of:=[.T353]-[.S353]" office:value-type="float" office:value="0.441754514" calcext:value-type="float">
            <text:p>0,441755</text:p>
          </table:table-cell>
          <table:table-cell table:formula="of:=[.V353]-[.U353]" office:value-type="float" office:value="0.5251758777" calcext:value-type="float">
            <text:p>0,525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95133" calcext:value-type="float">
            <text:p>3,951330</text:p>
          </table:table-cell>
          <table:table-cell table:style-name="ce1"/>
          <table:table-cell office:value-type="float" office:value="864.55" calcext:value-type="float">
            <text:p>864,55</text:p>
          </table:table-cell>
          <table:table-cell office:value-type="float" office:value="0.1137197" calcext:value-type="float">
            <text:p>0,113720</text:p>
          </table:table-cell>
          <table:table-cell office:value-type="float" office:value="0.4620818" calcext:value-type="float">
            <text:p>0,462082</text:p>
          </table:table-cell>
          <table:table-cell office:value-type="float" office:value="-1.1221989" calcext:value-type="float">
            <text:p>-1,122199</text:p>
          </table:table-cell>
          <table:table-cell office:value-type="float" office:value="-0.66651166" calcext:value-type="float">
            <text:p>-0,666512</text:p>
          </table:table-cell>
          <table:table-cell table:style-name="ce1"/>
          <table:table-cell table:style-name="ce1" table:formula="of:=[.T354]-[.S354]" office:value-type="float" office:value="0.3483621" calcext:value-type="float">
            <text:p>0,348362</text:p>
          </table:table-cell>
          <table:table-cell table:formula="of:=[.V354]-[.U354]" office:value-type="float" office:value="0.45568724" calcext:value-type="float">
            <text:p>0,45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68976" calcext:value-type="float">
            <text:p>3,689760</text:p>
          </table:table-cell>
          <table:table-cell table:style-name="ce1"/>
          <table:table-cell office:value-type="float" office:value="1246.53" calcext:value-type="float">
            <text:p>1246,53</text:p>
          </table:table-cell>
          <table:table-cell office:value-type="float" office:value="0.12839392539" calcext:value-type="float">
            <text:p>0,128394</text:p>
          </table:table-cell>
          <table:table-cell office:value-type="float" office:value="0.42436803" calcext:value-type="float">
            <text:p>0,424368</text:p>
          </table:table-cell>
          <table:table-cell office:value-type="float" office:value="-1.1193935" calcext:value-type="float">
            <text:p>-1,119394</text:p>
          </table:table-cell>
          <table:table-cell office:value-type="float" office:value="-0.72960252" calcext:value-type="float">
            <text:p>-0,729603</text:p>
          </table:table-cell>
          <table:table-cell table:style-name="ce1"/>
          <table:table-cell table:style-name="ce1" table:formula="of:=[.T355]-[.S355]" office:value-type="float" office:value="0.29597410461" calcext:value-type="float">
            <text:p>0,295974</text:p>
          </table:table-cell>
          <table:table-cell table:formula="of:=[.V355]-[.U355]" office:value-type="float" office:value="0.38979098" calcext:value-type="float">
            <text:p>0,3897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52888" calcext:value-type="float">
            <text:p>3,528880</text:p>
          </table:table-cell>
          <table:table-cell table:style-name="ce1"/>
          <table:table-cell office:value-type="float" office:value="1558.64" calcext:value-type="float">
            <text:p>1558,64</text:p>
          </table:table-cell>
          <table:table-cell office:value-type="float" office:value="0.148582615" calcext:value-type="float">
            <text:p>0,148583</text:p>
          </table:table-cell>
          <table:table-cell office:value-type="float" office:value="0.39309088188" calcext:value-type="float">
            <text:p>0,393091</text:p>
          </table:table-cell>
          <table:table-cell office:value-type="float" office:value="-1.1064827" calcext:value-type="float">
            <text:p>-1,106483</text:p>
          </table:table-cell>
          <table:table-cell office:value-type="float" office:value="-0.73472074886" calcext:value-type="float">
            <text:p>-0,734721</text:p>
          </table:table-cell>
          <table:table-cell table:style-name="ce1"/>
          <table:table-cell table:style-name="ce1" table:formula="of:=[.T356]-[.S356]" office:value-type="float" office:value="0.24450826688" calcext:value-type="float">
            <text:p>0,244508</text:p>
          </table:table-cell>
          <table:table-cell table:formula="of:=[.V356]-[.U356]" office:value-type="float" office:value="0.37176195114" calcext:value-type="float">
            <text:p>0,371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9" calcext:value-type="float">
            <text:p>0,9999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48037" calcext:value-type="float">
            <text:p>3,480370</text:p>
          </table:table-cell>
          <table:table-cell table:style-name="ce1"/>
          <table:table-cell office:value-type="float" office:value="1641.35" calcext:value-type="float">
            <text:p>1641,35</text:p>
          </table:table-cell>
          <table:table-cell office:value-type="float" office:value="0.1468042098" calcext:value-type="float">
            <text:p>0,146804</text:p>
          </table:table-cell>
          <table:table-cell office:value-type="float" office:value="0.3867737" calcext:value-type="float">
            <text:p>0,386774</text:p>
          </table:table-cell>
          <table:table-cell office:value-type="float" office:value="-1.1027173" calcext:value-type="float">
            <text:p>-1,102717</text:p>
          </table:table-cell>
          <table:table-cell office:value-type="float" office:value="-0.750737938047" calcext:value-type="float">
            <text:p>-0,750738</text:p>
          </table:table-cell>
          <table:table-cell table:style-name="ce1"/>
          <table:table-cell table:style-name="ce1" table:formula="of:=[.T357]-[.S357]" office:value-type="float" office:value="0.2399694902" calcext:value-type="float">
            <text:p>0,239969</text:p>
          </table:table-cell>
          <table:table-cell table:formula="of:=[.V357]-[.U357]" office:value-type="float" office:value="0.351979361953" calcext:value-type="float">
            <text:p>0,3519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2.6" calcext:value-type="float">
            <text:p>12,60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T358]-[.S358]" office:value-type="float" office:value="0.0695020000000001" calcext:value-type="float">
            <text:p>0,069502</text:p>
          </table:table-cell>
          <table:table-cell table:formula="of:=[.V358]-[.U358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7731" calcext:value-type="float">
            <text:p>2,773100</text:p>
          </table:table-cell>
          <table:table-cell table:style-name="ce1"/>
          <table:table-cell office:value-type="float" office:value="7.01" calcext:value-type="float">
            <text:p>7,01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T359]-[.S359]" office:value-type="float" office:value="0.0695020000000001" calcext:value-type="float">
            <text:p>0,069502</text:p>
          </table:table-cell>
          <table:table-cell table:formula="of:=[.V359]-[.U359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82635" calcext:value-type="float">
            <text:p>2,826350</text:p>
          </table:table-cell>
          <table:table-cell table:style-name="ce1"/>
          <table:table-cell office:value-type="float" office:value="3.23" calcext:value-type="float">
            <text:p>3,23</text:p>
          </table:table-cell>
          <table:table-cell office:value-type="float" office:value="0.239491" calcext:value-type="float">
            <text:p>0,239491</text:p>
          </table:table-cell>
          <table:table-cell office:value-type="float" office:value="0.309028" calcext:value-type="float">
            <text:p>0,309028</text:p>
          </table:table-cell>
          <table:table-cell office:value-type="float" office:value="-1.0415" calcext:value-type="float">
            <text:p>-1,041500</text:p>
          </table:table-cell>
          <table:table-cell office:value-type="float" office:value="-0.81414" calcext:value-type="float">
            <text:p>-0,814140</text:p>
          </table:table-cell>
          <table:table-cell table:style-name="ce1"/>
          <table:table-cell table:style-name="ce1" table:formula="of:=[.T360]-[.S360]" office:value-type="float" office:value="0.069537" calcext:value-type="float">
            <text:p>0,069537</text:p>
          </table:table-cell>
          <table:table-cell table:formula="of:=[.V360]-[.U360]" office:value-type="float" office:value="0.22736" calcext:value-type="float">
            <text:p>0,2273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3.1719" calcext:value-type="float">
            <text:p>13,17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T361]-[.S361]" office:value-type="float" office:value="0.0695020000000001" calcext:value-type="float">
            <text:p>0,069502</text:p>
          </table:table-cell>
          <table:table-cell table:formula="of:=[.V361]-[.U361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2.53" calcext:value-type="float">
            <text:p>12,53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T362]-[.S362]" office:value-type="float" office:value="0.0695020000000001" calcext:value-type="float">
            <text:p>0,069502</text:p>
          </table:table-cell>
          <table:table-cell table:formula="of:=[.V362]-[.U362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3.27229" calcext:value-type="float">
            <text:p>3,272290</text:p>
          </table:table-cell>
          <table:table-cell table:style-name="ce1"/>
          <table:table-cell office:value-type="float" office:value="0.31" calcext:value-type="float">
            <text:p>0,31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06" calcext:value-type="float">
            <text:p>0,309106</text:p>
          </table:table-cell>
          <table:table-cell office:value-type="float" office:value="-1.04156" calcext:value-type="float">
            <text:p>-1,04156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1" table:formula="of:=[.T363]-[.S363]" office:value-type="float" office:value="0.06957" calcext:value-type="float">
            <text:p>0,069570</text:p>
          </table:table-cell>
          <table:table-cell table:formula="of:=[.V363]-[.U363]" office:value-type="float" office:value="0.227505" calcext:value-type="float">
            <text:p>0,22750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98648" calcext:value-type="float">
            <text:p>2,986480</text:p>
          </table:table-cell>
          <table:table-cell table:style-name="ce1"/>
          <table:table-cell office:value-type="float" office:value="0.652569" calcext:value-type="float">
            <text:p>0,6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7" table:formula="of:=[.T364]-[.S364]" office:value-type="float" office:value="0.06965" calcext:value-type="float">
            <text:p>0,069650</text:p>
          </table:table-cell>
          <table:table-cell table:formula="of:=[.V364]-[.U364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98648" calcext:value-type="float">
            <text:p>2,986480</text:p>
          </table:table-cell>
          <table:table-cell table:style-name="ce1"/>
          <table:table-cell office:value-type="float" office:value="0.847" calcext:value-type="float">
            <text:p>0,8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7" table:formula="of:=[.T365]-[.S365]" office:value-type="float" office:value="0.06965" calcext:value-type="float">
            <text:p>0,069650</text:p>
          </table:table-cell>
          <table:table-cell table:formula="of:=[.V365]-[.U365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21</text:p>
          </table:table-cell>
          <table:table-cell table:number-columns-repeated="2"/>
          <table:table-cell table:style-name="ce1"/>
          <table:table-cell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8</text:p>
          </table:table-cell>
          <table:table-cell table:number-columns-repeated="2"/>
          <table:table-cell table:style-name="ce1"/>
          <table:table-cell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9,1.1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3.19988" calcext:value-type="float">
            <text:p>3,199880</text:p>
          </table:table-cell>
          <table:table-cell table:style-name="ce1"/>
          <table:table-cell office:value-type="float" office:value="251.78" calcext:value-type="float">
            <text:p>251,78</text:p>
          </table:table-cell>
          <table:table-cell office:value-type="float" office:value="0.001134995" calcext:value-type="float">
            <text:p>0,001135</text:p>
          </table:table-cell>
          <table:table-cell office:value-type="float" office:value="0.484519" calcext:value-type="float">
            <text:p>0,484519</text:p>
          </table:table-cell>
          <table:table-cell office:value-type="float" office:value="-1.115259" calcext:value-type="float">
            <text:p>-1,115259</text:p>
          </table:table-cell>
          <table:table-cell office:value-type="float" office:value="-0.7677344591" calcext:value-type="float">
            <text:p>-0,767734</text:p>
          </table:table-cell>
          <table:table-cell table:style-name="ce1"/>
          <table:table-cell table:style-name="ce1" table:formula="of:=[.T370]-[.S370]" office:value-type="float" office:value="0.483384005" calcext:value-type="float">
            <text:p>0,483384</text:p>
          </table:table-cell>
          <table:table-cell table:formula="of:=[.V370]-[.U370]" office:value-type="float" office:value="0.3475245409" calcext:value-type="float">
            <text:p>0,34752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1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VP 23</text:p>
          </table:table-cell>
          <table:table-cell office:value-type="string" calcext:value-type="string">
            <text:p>[-20,20]</text:p>
          </table:table-cell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 office:value-type="float" office:value="656" calcext:value-type="float">
            <text:p>656</text:p>
          </table:table-cell>
          <table:table-cell office:value-type="float" office:value="0.0687545" calcext:value-type="float">
            <text:p>0,068755</text:p>
          </table:table-cell>
          <table:table-cell/>
          <table:table-cell office:value-type="float" office:value="6.33799" calcext:value-type="float">
            <text:p>6,34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458" calcext:value-type="float">
            <text:p>8,634580</text:p>
          </table:table-cell>
          <table:table-cell office:value-type="float" office:value="-0.283902" calcext:value-type="float">
            <text:p>-0,283902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3]-[.S373]" office:value-type="float" office:value="0.00123999999999924" calcext:value-type="float">
            <text:p>0,001240</text:p>
          </table:table-cell>
          <table:table-cell table:formula="of:=[.V373]-[.U373]" office:value-type="float" office:value="0.0000109999999999832" calcext:value-type="float">
            <text:p>0,000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2</text:p>
          </table:table-cell>
          <table:table-cell office:value-type="float" office:value="658" calcext:value-type="float">
            <text:p>658</text:p>
          </table:table-cell>
          <table:table-cell office:value-type="float" office:value="0.064873" calcext:value-type="float">
            <text:p>0,064873</text:p>
          </table:table-cell>
          <table:table-cell/>
          <table:table-cell office:value-type="float" office:value="6.42" calcext:value-type="float">
            <text:p>6,42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395" calcext:value-type="float">
            <text:p>8,633950</text:p>
          </table:table-cell>
          <table:table-cell office:value-type="float" office:value="-0.283897" calcext:value-type="float">
            <text:p>-0,283897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4]-[.S374]" office:value-type="float" office:value="0.000609999999999999" calcext:value-type="float">
            <text:p>0,000610</text:p>
          </table:table-cell>
          <table:table-cell office:value-type="float" office:value="0.0000054" calcext:value-type="float">
            <text:p>0,000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 office:value-type="float" office:value="655" calcext:value-type="float">
            <text:p>655</text:p>
          </table:table-cell>
          <table:table-cell office:value-type="float" office:value="0.056928" calcext:value-type="float">
            <text:p>0,056928</text:p>
          </table:table-cell>
          <table:table-cell/>
          <table:table-cell office:value-type="float" office:value="10.95" calcext:value-type="float">
            <text:p>10,95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458" calcext:value-type="float">
            <text:p>8,634580</text:p>
          </table:table-cell>
          <table:table-cell office:value-type="float" office:value="-0.283902" calcext:value-type="float">
            <text:p>-0,283902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5]-[.S375]" office:value-type="float" office:value="0.00123999999999924" calcext:value-type="float">
            <text:p>0,001240</text:p>
          </table:table-cell>
          <table:table-cell table:formula="of:=[.V375]-[.U375]" office:value-type="float" office:value="0.0000109999999999832" calcext:value-type="float">
            <text:p>0,000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2</text:p>
          </table:table-cell>
          <table:table-cell office:value-type="float" office:value="658" calcext:value-type="float">
            <text:p>658</text:p>
          </table:table-cell>
          <table:table-cell office:value-type="float" office:value="0.0530337" calcext:value-type="float">
            <text:p>0,053034</text:p>
          </table:table-cell>
          <table:table-cell/>
          <table:table-cell office:value-type="float" office:value="9.48" calcext:value-type="float">
            <text:p>9,48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395" calcext:value-type="float">
            <text:p>8,633950</text:p>
          </table:table-cell>
          <table:table-cell office:value-type="float" office:value="-0.283897" calcext:value-type="float">
            <text:p>-0,283897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6]-[.S376]" office:value-type="float" office:value="0.000609999999999999" calcext:value-type="float">
            <text:p>0,000610</text:p>
          </table:table-cell>
          <table:table-cell table:formula="of:=[.V376]-[.U376]" office:value-type="float" office:value="0.000006000000000006" calcext:value-type="float">
            <text:p>0,000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2</text:p>
          </table:table-cell>
          <table:table-cell/>
          <table:table-cell office:value-type="float" office:value="0.0530337" calcext:value-type="float">
            <text:p>0,053034</text:p>
          </table:table-cell>
          <table:table-cell/>
          <table:table-cell office:value-type="float" office:value="11.02" calcext:value-type="float">
            <text:p>11,02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395" calcext:value-type="float">
            <text:p>8,633950</text:p>
          </table:table-cell>
          <table:table-cell office:value-type="float" office:value="-0.283897" calcext:value-type="float">
            <text:p>-0,283897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7]-[.S377]" office:value-type="float" office:value="0.000609999999999999" calcext:value-type="float">
            <text:p>0,000610</text:p>
          </table:table-cell>
          <table:table-cell office:value-type="float" office:value="0.0000054" calcext:value-type="float">
            <text:p>0,000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9" calcext:value-type="float">
            <text:p>0,999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/>
          <table:table-cell office:value-type="float" office:value="0.0530337" calcext:value-type="float">
            <text:p>0,053034</text:p>
          </table:table-cell>
          <table:table-cell/>
          <table:table-cell office:value-type="float" office:value="11.14" calcext:value-type="float">
            <text:p>11,14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395" calcext:value-type="float">
            <text:p>8,633950</text:p>
          </table:table-cell>
          <table:table-cell office:value-type="float" office:value="-0.283897" calcext:value-type="float">
            <text:p>-0,283897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8]-[.S378]" office:value-type="float" office:value="0.000609999999999999" calcext:value-type="float">
            <text:p>0,000610</text:p>
          </table:table-cell>
          <table:table-cell table:formula="of:=[.V378]-[.U378]" office:value-type="float" office:value="0.000006000000000006" calcext:value-type="float">
            <text:p>0,000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+CtcDynCidGuess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0.999" calcext:value-type="float">
            <text:p>0,999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/>
          <table:table-cell office:value-type="float" office:value="0.0555046" calcext:value-type="float">
            <text:p>0,055505</text:p>
          </table:table-cell>
          <table:table-cell/>
          <table:table-cell office:value-type="float" office:value="19.99" calcext:value-type="float">
            <text:p>19,99</text:p>
          </table:table-cell>
          <table:table-cell office:value-type="float" office:value="8.62737" calcext:value-type="float">
            <text:p>8,627370</text:p>
          </table:table-cell>
          <table:table-cell office:value-type="float" office:value="8.63711" calcext:value-type="float">
            <text:p>8,637110</text:p>
          </table:table-cell>
          <table:table-cell office:value-type="float" office:value="-0.283908" calcext:value-type="float">
            <text:p>-0,283908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T379]-[.S379]" office:value-type="float" office:value="0.00973999999999897" calcext:value-type="float">
            <text:p>0,009740</text:p>
          </table:table-cell>
          <table:table-cell table:formula="of:=[.V379]-[.U379]" office:value-type="float" office:value="0.0000169999999999892" calcext:value-type="float">
            <text:p>0,000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vpsolve22 ksi0.1</text:p>
          </table:table-cell>
          <table:table-cell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24" calcext:value-type="float">
            <text:p>24</text:p>
          </table:table-cell>
          <table:table-cell office:value-type="float" office:value="0.01262" calcext:value-type="float">
            <text:p>0,012620</text:p>
          </table:table-cell>
          <table:table-cell/>
          <table:table-cell office:value-type="float" office:value="177.591" calcext:value-type="float">
            <text:p>177,59</text:p>
          </table:table-cell>
          <table:table-cell office:value-type="float" office:value="8.62821" calcext:value-type="float">
            <text:p>8,628210</text:p>
          </table:table-cell>
          <table:table-cell office:value-type="float" office:value="8.63711" calcext:value-type="float">
            <text:p>8,637110</text:p>
          </table:table-cell>
          <table:table-cell office:value-type="float" office:value="-0.283905" calcext:value-type="float">
            <text:p>-0,283905</text:p>
          </table:table-cell>
          <table:table-cell office:value-type="float" office:value="-0.283883" calcext:value-type="float">
            <text:p>-0,283883</text:p>
          </table:table-cell>
          <table:table-cell/>
          <table:table-cell table:style-name="ce1" table:formula="of:=[.T380]-[.S380]" office:value-type="float" office:value="0.00890000000000057" calcext:value-type="float">
            <text:p>0,008900</text:p>
          </table:table-cell>
          <table:table-cell table:formula="of:=[.V380]-[.U380]" office:value-type="float" office:value="0.0000219999999999665" calcext:value-type="float">
            <text:p>0,000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vpsolve22 ksi0.1</text:p>
          </table:table-cell>
          <table:table-cell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14" calcext:value-type="float">
            <text:p>14</text:p>
          </table:table-cell>
          <table:table-cell office:value-type="float" office:value="0.0116467" calcext:value-type="float">
            <text:p>0,011647</text:p>
          </table:table-cell>
          <table:table-cell/>
          <table:table-cell office:value-type="float" office:value="113.493" calcext:value-type="float">
            <text:p>113,49</text:p>
          </table:table-cell>
          <table:table-cell office:value-type="float" office:value="8.60494" calcext:value-type="float">
            <text:p>8,604940</text:p>
          </table:table-cell>
          <table:table-cell office:value-type="float" office:value="8.63989" calcext:value-type="float">
            <text:p>8,639890</text:p>
          </table:table-cell>
          <table:table-cell office:value-type="float" office:value="-0.283932" calcext:value-type="float">
            <text:p>-0,283932</text:p>
          </table:table-cell>
          <table:table-cell office:value-type="float" office:value="-0.283888" calcext:value-type="float">
            <text:p>-0,283888</text:p>
          </table:table-cell>
          <table:table-cell/>
          <table:table-cell table:style-name="ce1" table:formula="of:=[.T381]-[.S381]" office:value-type="float" office:value="0.0349500000000003" calcext:value-type="float">
            <text:p>0,034950</text:p>
          </table:table-cell>
          <table:table-cell table:formula="of:=[.V381]-[.U381]" office:value-type="float" office:value="0.0000439999999999885" calcext:value-type="float">
            <text:p>0,0000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17" calcext:value-type="float">
            <text:p>17</text:p>
          </table:table-cell>
          <table:table-cell office:value-type="float" office:value="0.0134666" calcext:value-type="float">
            <text:p>0,013467</text:p>
          </table:table-cell>
          <table:table-cell/>
          <table:table-cell office:value-type="float" office:value="216.72" calcext:value-type="float">
            <text:p>216,72</text:p>
          </table:table-cell>
          <table:table-cell office:value-type="float" office:value="8.62364" calcext:value-type="float">
            <text:p>8,623640</text:p>
          </table:table-cell>
          <table:table-cell office:value-type="float" office:value="8.63704" calcext:value-type="float">
            <text:p>8,637040</text:p>
          </table:table-cell>
          <table:table-cell office:value-type="float" office:value="-0.283918" calcext:value-type="float">
            <text:p>-0,283918</text:p>
          </table:table-cell>
          <table:table-cell office:value-type="float" office:value="-0.28383" calcext:value-type="float">
            <text:p>-0,283830</text:p>
          </table:table-cell>
          <table:table-cell/>
          <table:table-cell table:style-name="ce1" table:formula="of:=[.T382]-[.S382]" office:value-type="float" office:value="0.0134000000000007" calcext:value-type="float">
            <text:p>0,013400</text:p>
          </table:table-cell>
          <table:table-cell table:formula="of:=[.V382]-[.U382]" office:value-type="float" office:value="0.000087999999999977" calcext:value-type="float">
            <text:p>0,000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0127221" calcext:value-type="float">
            <text:p>0,012722</text:p>
          </table:table-cell>
          <table:table-cell/>
          <table:table-cell office:value-type="float" office:value="135.86" calcext:value-type="float">
            <text:p>135,86</text:p>
          </table:table-cell>
          <table:table-cell office:value-type="float" office:value="8.61783" calcext:value-type="float">
            <text:p>8,617830</text:p>
          </table:table-cell>
          <table:table-cell office:value-type="float" office:value="8.68791" calcext:value-type="float">
            <text:p>8,687910</text:p>
          </table:table-cell>
          <table:table-cell office:value-type="float" office:value="-0.28391" calcext:value-type="float">
            <text:p>-0,283910</text:p>
          </table:table-cell>
          <table:table-cell office:value-type="float" office:value="-0.283484" calcext:value-type="float">
            <text:p>-0,283484</text:p>
          </table:table-cell>
          <table:table-cell/>
          <table:table-cell table:style-name="ce1" table:formula="of:=[.T383]-[.S383]" office:value-type="float" office:value="0.0700800000000008" calcext:value-type="float">
            <text:p>0,070080</text:p>
          </table:table-cell>
          <table:table-cell table:formula="of:=[.V383]-[.U383]" office:value-type="float" office:value="0.000425999999999982" calcext:value-type="float">
            <text:p>0,0004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867109" calcext:value-type="float">
            <text:p>0,008671</text:p>
          </table:table-cell>
          <table:table-cell/>
          <table:table-cell office:value-type="float" office:value="164.359" calcext:value-type="float">
            <text:p>164,36</text:p>
          </table:table-cell>
          <table:table-cell office:value-type="float" office:value="8.61783" calcext:value-type="float">
            <text:p>8,617830</text:p>
          </table:table-cell>
          <table:table-cell office:value-type="float" office:value="8.64878" calcext:value-type="float">
            <text:p>8,648780</text:p>
          </table:table-cell>
          <table:table-cell office:value-type="float" office:value="-0.28391" calcext:value-type="float">
            <text:p>-0,283910</text:p>
          </table:table-cell>
          <table:table-cell office:value-type="float" office:value="-0.283701" calcext:value-type="float">
            <text:p>-0,283701</text:p>
          </table:table-cell>
          <table:table-cell/>
          <table:table-cell table:style-name="ce1" table:formula="of:=[.T384]-[.S384]" office:value-type="float" office:value="0.0309500000000007" calcext:value-type="float">
            <text:p>0,030950</text:p>
          </table:table-cell>
          <table:table-cell table:formula="of:=[.V384]-[.U384]" office:value-type="float" office:value="0.000209000000000015" calcext:value-type="float">
            <text:p>0,0002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0181864" calcext:value-type="float">
            <text:p>0,018186</text:p>
          </table:table-cell>
          <table:table-cell/>
          <table:table-cell office:value-type="float" office:value="70.85" calcext:value-type="float">
            <text:p>70,85</text:p>
          </table:table-cell>
          <table:table-cell office:value-type="float" office:value="8.60141" calcext:value-type="float">
            <text:p>8,601410</text:p>
          </table:table-cell>
          <table:table-cell office:value-type="float" office:value="8.66802" calcext:value-type="float">
            <text:p>8,668020</text:p>
          </table:table-cell>
          <table:table-cell office:value-type="float" office:value="-0.283964" calcext:value-type="float">
            <text:p>-0,283964</text:p>
          </table:table-cell>
          <table:table-cell office:value-type="float" office:value="-0.283529" calcext:value-type="float">
            <text:p>-0,283529</text:p>
          </table:table-cell>
          <table:table-cell/>
          <table:table-cell table:style-name="ce1" table:formula="of:=[.T385]-[.S385]" office:value-type="float" office:value="0.0666100000000007" calcext:value-type="float">
            <text:p>0,066610</text:p>
          </table:table-cell>
          <table:table-cell table:formula="of:=[.V385]-[.U385]" office:value-type="float" office:value="0.000435000000000019" calcext:value-type="float">
            <text:p>0,000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6" calcext:value-type="float">
            <text:p>6</text:p>
          </table:table-cell>
          <table:table-cell office:value-type="float" office:value="0.0120392" calcext:value-type="float">
            <text:p>0,012039</text:p>
          </table:table-cell>
          <table:table-cell/>
          <table:table-cell office:value-type="float" office:value="81.4369" calcext:value-type="float">
            <text:p>81,44</text:p>
          </table:table-cell>
          <table:table-cell office:value-type="float" office:value="8.60141" calcext:value-type="float">
            <text:p>8,601410</text:p>
          </table:table-cell>
          <table:table-cell office:value-type="float" office:value="8.63405" calcext:value-type="float">
            <text:p>8,634050</text:p>
          </table:table-cell>
          <table:table-cell office:value-type="float" office:value="-0.28393" calcext:value-type="float">
            <text:p>-0,283930</text:p>
          </table:table-cell>
          <table:table-cell office:value-type="float" office:value="-0.283751" calcext:value-type="float">
            <text:p>-0,283751</text:p>
          </table:table-cell>
          <table:table-cell/>
          <table:table-cell table:style-name="ce1" table:formula="of:=[.T386]-[.S386]" office:value-type="float" office:value="0.0326400000000007" calcext:value-type="float">
            <text:p>0,032640</text:p>
          </table:table-cell>
          <table:table-cell table:formula="of:=[.V386]-[.U386]" office:value-type="float" office:value="0.00017900000000004" calcext:value-type="float">
            <text:p>0,0001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0139624" calcext:value-type="float">
            <text:p>0,013962</text:p>
          </table:table-cell>
          <table:table-cell/>
          <table:table-cell office:value-type="float" office:value="74.11" calcext:value-type="float">
            <text:p>74,11</text:p>
          </table:table-cell>
          <table:table-cell office:value-type="float" office:value="8.61685" calcext:value-type="float">
            <text:p>8,616850</text:p>
          </table:table-cell>
          <table:table-cell office:value-type="float" office:value="8.66325" calcext:value-type="float">
            <text:p>8,663250</text:p>
          </table:table-cell>
          <table:table-cell office:value-type="float" office:value="-0.283912" calcext:value-type="float">
            <text:p>-0,283912</text:p>
          </table:table-cell>
          <table:table-cell office:value-type="float" office:value="-0.28371" calcext:value-type="float">
            <text:p>-0,283710</text:p>
          </table:table-cell>
          <table:table-cell/>
          <table:table-cell table:style-name="ce1" table:formula="of:=[.T387]-[.S387]" office:value-type="float" office:value="0.0464000000000002" calcext:value-type="float">
            <text:p>0,046400</text:p>
          </table:table-cell>
          <table:table-cell table:formula="of:=[.V387]-[.U387]" office:value-type="float" office:value="0.00020199999999998" calcext:value-type="float">
            <text:p>0,0002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</text:p>
          </table:table-cell>
          <table:table-cell office:value-type="float" office:value="6" calcext:value-type="float">
            <text:p>6</text:p>
          </table:table-cell>
          <table:table-cell office:value-type="float" office:value="0.0114299" calcext:value-type="float">
            <text:p>0,011430</text:p>
          </table:table-cell>
          <table:table-cell/>
          <table:table-cell office:value-type="float" office:value="95.45" calcext:value-type="float">
            <text:p>95,45</text:p>
          </table:table-cell>
          <table:table-cell office:value-type="float" office:value="8.58606" calcext:value-type="float">
            <text:p>8,586060</text:p>
          </table:table-cell>
          <table:table-cell office:value-type="float" office:value="8.66848" calcext:value-type="float">
            <text:p>8,668480</text:p>
          </table:table-cell>
          <table:table-cell office:value-type="float" office:value="-0.28393" calcext:value-type="float">
            <text:p>-0,283930</text:p>
          </table:table-cell>
          <table:table-cell office:value-type="float" office:value="-0.283154" calcext:value-type="float">
            <text:p>-0,283154</text:p>
          </table:table-cell>
          <table:table-cell/>
          <table:table-cell table:style-name="ce1" table:formula="of:=[.T388]-[.S388]" office:value-type="float" office:value="0.0824200000000008" calcext:value-type="float">
            <text:p>0,082420</text:p>
          </table:table-cell>
          <table:table-cell table:formula="of:=[.V388]-[.U388]" office:value-type="float" office:value="0.000776000000000054" calcext:value-type="float">
            <text:p>0,000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8" calcext:value-type="float">
            <text:p>8</text:p>
          </table:table-cell>
          <table:table-cell office:value-type="float" office:value="0.0114299" calcext:value-type="float">
            <text:p>0,011430</text:p>
          </table:table-cell>
          <table:table-cell/>
          <table:table-cell office:value-type="float" office:value="104.258" calcext:value-type="float">
            <text:p>104,26</text:p>
          </table:table-cell>
          <table:table-cell office:value-type="float" office:value="8.61841" calcext:value-type="float">
            <text:p>8,618410</text:p>
          </table:table-cell>
          <table:table-cell office:value-type="float" office:value="8.63417" calcext:value-type="float">
            <text:p>8,634170</text:p>
          </table:table-cell>
          <table:table-cell office:value-type="float" office:value="-0.283926" calcext:value-type="float">
            <text:p>-0,283926</text:p>
          </table:table-cell>
          <table:table-cell office:value-type="float" office:value="-0.283342" calcext:value-type="float">
            <text:p>-0,283342</text:p>
          </table:table-cell>
          <table:table-cell/>
          <table:table-cell table:style-name="ce1" table:formula="of:=[.T389]-[.S389]" office:value-type="float" office:value="0.0157599999999984" calcext:value-type="float">
            <text:p>0,015760</text:p>
          </table:table-cell>
          <table:table-cell table:formula="of:=[.V389]-[.U389]" office:value-type="float" office:value="0.000584000000000029" calcext:value-type="float">
            <text:p>0,000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6" calcext:value-type="float">
            <text:p>6</text:p>
          </table:table-cell>
          <table:table-cell office:value-type="float" office:value="0.0112416" calcext:value-type="float">
            <text:p>0,011242</text:p>
          </table:table-cell>
          <table:table-cell/>
          <table:table-cell office:value-type="float" office:value="138.436" calcext:value-type="float">
            <text:p>138,44</text:p>
          </table:table-cell>
          <table:table-cell office:value-type="float" office:value="8.62064" calcext:value-type="float">
            <text:p>8,620640</text:p>
          </table:table-cell>
          <table:table-cell office:value-type="float" office:value="8.64504" calcext:value-type="float">
            <text:p>8,645040</text:p>
          </table:table-cell>
          <table:table-cell office:value-type="float" office:value="-0.283934" calcext:value-type="float">
            <text:p>-0,283934</text:p>
          </table:table-cell>
          <table:table-cell office:value-type="float" office:value="-0.283739" calcext:value-type="float">
            <text:p>-0,283739</text:p>
          </table:table-cell>
          <table:table-cell/>
          <table:table-cell table:style-name="ce1" table:formula="of:=[.T390]-[.S390]" office:value-type="float" office:value="0.0244" calcext:value-type="float">
            <text:p>0,024400</text:p>
          </table:table-cell>
          <table:table-cell table:formula="of:=[.V390]-[.U390]" office:value-type="float" office:value="0.000195000000000001" calcext:value-type="float">
            <text:p>0,0001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0112757" calcext:value-type="float">
            <text:p>0,011276</text:p>
          </table:table-cell>
          <table:table-cell/>
          <table:table-cell office:value-type="float" office:value="241.48" calcext:value-type="float">
            <text:p>241,48</text:p>
          </table:table-cell>
          <table:table-cell office:value-type="float" office:value="8.6255" calcext:value-type="float">
            <text:p>8,625500</text:p>
          </table:table-cell>
          <table:table-cell office:value-type="float" office:value="8.68595" calcext:value-type="float">
            <text:p>8,685950</text:p>
          </table:table-cell>
          <table:table-cell office:value-type="float" office:value="-0.283913" calcext:value-type="float">
            <text:p>-0,283913</text:p>
          </table:table-cell>
          <table:table-cell office:value-type="float" office:value="-0.283532" calcext:value-type="float">
            <text:p>-0,283532</text:p>
          </table:table-cell>
          <table:table-cell/>
          <table:table-cell table:style-name="ce1" table:formula="of:=[.T391]-[.S391]" office:value-type="float" office:value="0.0604499999999995" calcext:value-type="float">
            <text:p>0,060450</text:p>
          </table:table-cell>
          <table:table-cell table:formula="of:=[.V391]-[.U391]" office:value-type="float" office:value="0.000380999999999965" calcext:value-type="float">
            <text:p>0,0003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/>
          <table:table-cell office:value-type="float" office:value="0.0140219" calcext:value-type="float">
            <text:p>0,014022</text:p>
          </table:table-cell>
          <table:table-cell/>
          <table:table-cell office:value-type="float" office:value="289.924" calcext:value-type="float">
            <text:p>289,92</text:p>
          </table:table-cell>
          <table:table-cell office:value-type="float" office:value="8.632" calcext:value-type="float">
            <text:p>8,632000</text:p>
          </table:table-cell>
          <table:table-cell office:value-type="float" office:value="8.64697" calcext:value-type="float">
            <text:p>8,646970</text:p>
          </table:table-cell>
          <table:table-cell office:value-type="float" office:value="-0.283953" calcext:value-type="float">
            <text:p>-0,283953</text:p>
          </table:table-cell>
          <table:table-cell office:value-type="float" office:value="-0.283858" calcext:value-type="float">
            <text:p>-0,283858</text:p>
          </table:table-cell>
          <table:table-cell/>
          <table:table-cell table:style-name="ce1" table:formula="of:=[.T392]-[.S392]" office:value-type="float" office:value="0.0149699999999999" calcext:value-type="float">
            <text:p>0,014970</text:p>
          </table:table-cell>
          <table:table-cell table:formula="of:=[.V392]-[.U392]" office:value-type="float" office:value="0.0000950000000000117" calcext:value-type="float">
            <text:p>0,000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" calcext:value-type="float">
            <text:p>0</text:p>
          </table:table-cell>
          <table:table-cell office:value-type="float" office:value="0.0112068" calcext:value-type="float">
            <text:p>0,011207</text:p>
          </table:table-cell>
          <table:table-cell/>
          <table:table-cell office:value-type="float" office:value="534.3" calcext:value-type="float">
            <text:p>534,30</text:p>
          </table:table-cell>
          <table:table-cell office:value-type="float" office:value="8.62751" calcext:value-type="float">
            <text:p>8,627510</text:p>
          </table:table-cell>
          <table:table-cell office:value-type="float" office:value="8.63337" calcext:value-type="float">
            <text:p>8,633370</text:p>
          </table:table-cell>
          <table:table-cell office:value-type="float" office:value="-0.283893" calcext:value-type="float">
            <text:p>-0,283893</text:p>
          </table:table-cell>
          <table:table-cell office:value-type="float" office:value="-0.283667" calcext:value-type="float">
            <text:p>-0,283667</text:p>
          </table:table-cell>
          <table:table-cell/>
          <table:table-cell table:style-name="ce1" table:formula="of:=[.T393]-[.S393]" office:value-type="float" office:value="0.00585999999999842" calcext:value-type="float">
            <text:p>0,005860</text:p>
          </table:table-cell>
          <table:table-cell table:formula="of:=[.V393]-[.U393]" office:value-type="float" office:value="0.000226000000000004" calcext:value-type="float">
            <text:p>0,0002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28" calcext:value-type="float">
            <text:p>2028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" calcext:value-type="float">
            <text:p>0</text:p>
          </table:table-cell>
          <table:table-cell office:value-type="float" office:value="0.0107818" calcext:value-type="float">
            <text:p>0,010782</text:p>
          </table:table-cell>
          <table:table-cell/>
          <table:table-cell office:value-type="float" office:value="197.965" calcext:value-type="float">
            <text:p>197,97</text:p>
          </table:table-cell>
          <table:table-cell office:value-type="float" office:value="8.62672" calcext:value-type="float">
            <text:p>8,626720</text:p>
          </table:table-cell>
          <table:table-cell office:value-type="float" office:value="8.63337" calcext:value-type="float">
            <text:p>8,633370</text:p>
          </table:table-cell>
          <table:table-cell office:value-type="float" office:value="-0.283894" calcext:value-type="float">
            <text:p>-0,283894</text:p>
          </table:table-cell>
          <table:table-cell office:value-type="float" office:value="-0.283699" calcext:value-type="float">
            <text:p>-0,283699</text:p>
          </table:table-cell>
          <table:table-cell/>
          <table:table-cell table:style-name="ce1" table:formula="of:=[.T394]-[.S394]" office:value-type="float" office:value="0.00664999999999871" calcext:value-type="float">
            <text:p>0,006650</text:p>
          </table:table-cell>
          <table:table-cell table:formula="of:=[.V394]-[.U394]" office:value-type="float" office:value="0.000195000000000001" calcext:value-type="float">
            <text:p>0,0001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9</text:p>
          </table:table-cell>
          <table:table-cell/>
          <table:table-cell office:value-type="float" office:value="0.0153839" calcext:value-type="float">
            <text:p>0,015384</text:p>
          </table:table-cell>
          <table:table-cell/>
          <table:table-cell office:value-type="float" office:value="7301.19" calcext:value-type="float">
            <text:p>7301,19</text:p>
          </table:table-cell>
          <table:table-cell office:value-type="float" office:value="8.59138" calcext:value-type="float">
            <text:p>8,591380</text:p>
          </table:table-cell>
          <table:table-cell office:value-type="float" office:value="8.6739" calcext:value-type="float">
            <text:p>8,673900</text:p>
          </table:table-cell>
          <table:table-cell office:value-type="float" office:value="-0.284102" calcext:value-type="float">
            <text:p>-0,284102</text:p>
          </table:table-cell>
          <table:table-cell office:value-type="float" office:value="-0.283685" calcext:value-type="float">
            <text:p>-0,283685</text:p>
          </table:table-cell>
          <table:table-cell/>
          <table:table-cell table:style-name="ce1" table:formula="of:=[.T395]-[.S395]" office:value-type="float" office:value="0.0825199999999988" calcext:value-type="float">
            <text:p>0,082520</text:p>
          </table:table-cell>
          <table:table-cell table:formula="of:=[.V395]-[.U395]" office:value-type="float" office:value="0.000417000000000001" calcext:value-type="float">
            <text:p>0,0004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497" calcext:value-type="float">
            <text:p>497</text:p>
          </table:table-cell>
          <table:table-cell office:value-type="float" office:value="0.0348827" calcext:value-type="float">
            <text:p>0,034883</text:p>
          </table:table-cell>
          <table:table-cell/>
          <table:table-cell office:value-type="float" office:value="454.519" calcext:value-type="float">
            <text:p>454,52</text:p>
          </table:table-cell>
          <table:table-cell office:value-type="float" office:value="8.5351" calcext:value-type="float">
            <text:p>8,535100</text:p>
          </table:table-cell>
          <table:table-cell office:value-type="float" office:value="8.70768" calcext:value-type="float">
            <text:p>8,707680</text:p>
          </table:table-cell>
          <table:table-cell office:value-type="float" office:value="-0.284223" calcext:value-type="float">
            <text:p>-0,284223</text:p>
          </table:table-cell>
          <table:table-cell office:value-type="float" office:value="-0.283672" calcext:value-type="float">
            <text:p>-0,283672</text:p>
          </table:table-cell>
          <table:table-cell/>
          <table:table-cell table:style-name="ce1" table:formula="of:=[.T396]-[.S396]" office:value-type="float" office:value="0.17258" calcext:value-type="float">
            <text:p>0,172580</text:p>
          </table:table-cell>
          <table:table-cell table:formula="of:=[.V396]-[.U396]" office:value-type="float" office:value="0.000551000000000024" calcext:value-type="float">
            <text:p>0,0005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</text:p>
          </table:table-cell>
          <table:table-cell office:value-type="float" office:value="9" calcext:value-type="float">
            <text:p>9</text:p>
          </table:table-cell>
          <table:table-cell office:value-type="float" office:value="0.0151714" calcext:value-type="float">
            <text:p>0,015171</text:p>
          </table:table-cell>
          <table:table-cell/>
          <table:table-cell office:value-type="float" office:value="813.028" calcext:value-type="float">
            <text:p>813,03</text:p>
          </table:table-cell>
          <table:table-cell office:value-type="float" office:value="8.60296" calcext:value-type="float">
            <text:p>8,602960</text:p>
          </table:table-cell>
          <table:table-cell office:value-type="float" office:value="8.66615" calcext:value-type="float">
            <text:p>8,666150</text:p>
          </table:table-cell>
          <table:table-cell office:value-type="float" office:value="-0.283998" calcext:value-type="float">
            <text:p>-0,283998</text:p>
          </table:table-cell>
          <table:table-cell office:value-type="float" office:value="-0.28377" calcext:value-type="float">
            <text:p>-0,283770</text:p>
          </table:table-cell>
          <table:table-cell/>
          <table:table-cell table:style-name="ce1" table:formula="of:=[.T397]-[.S397]" office:value-type="float" office:value="0.0631900000000005" calcext:value-type="float">
            <text:p>0,063190</text:p>
          </table:table-cell>
          <table:table-cell table:formula="of:=[.V397]-[.U397]" office:value-type="float" office:value="0.00022799999999995" calcext:value-type="float">
            <text:p>0,0002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/>
          <table:table-cell office:value-type="float" office:value="0.0310119" calcext:value-type="float">
            <text:p>0,031012</text:p>
          </table:table-cell>
          <table:table-cell office:value-type="float" office:value="0.0466941" calcext:value-type="float">
            <text:p>0,0466941</text:p>
          </table:table-cell>
          <table:table-cell office:value-type="float" office:value="1542.05" calcext:value-type="float">
            <text:p>1542,05</text:p>
          </table:table-cell>
          <table:table-cell office:value-type="float" office:value="8.48831" calcext:value-type="float">
            <text:p>8,488310</text:p>
          </table:table-cell>
          <table:table-cell office:value-type="float" office:value="8.82201" calcext:value-type="float">
            <text:p>8,822010</text:p>
          </table:table-cell>
          <table:table-cell office:value-type="float" office:value="-0.284791" calcext:value-type="float">
            <text:p>-0,284791</text:p>
          </table:table-cell>
          <table:table-cell office:value-type="float" office:value="-0.283144" calcext:value-type="float">
            <text:p>-0,283144</text:p>
          </table:table-cell>
          <table:table-cell/>
          <table:table-cell table:style-name="ce1" table:formula="of:=[.T398]-[.S398]" office:value-type="float" office:value="0.3337" calcext:value-type="float">
            <text:p>0,333700</text:p>
          </table:table-cell>
          <table:table-cell table:formula="of:=[.V398]-[.U398]" office:value-type="float" office:value="0.00164699999999995" calcext:value-type="float">
            <text:p>0,0016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17" calcext:value-type="float">
            <text:p>17</text:p>
          </table:table-cell>
          <table:table-cell office:value-type="float" office:value="0.00629115" calcext:value-type="float">
            <text:p>0,006291</text:p>
          </table:table-cell>
          <table:table-cell/>
          <table:table-cell office:value-type="float" office:value="756.908" calcext:value-type="float">
            <text:p>756,91</text:p>
          </table:table-cell>
          <table:table-cell office:value-type="float" office:value="8.63177" calcext:value-type="float">
            <text:p>8,631770</text:p>
          </table:table-cell>
          <table:table-cell office:value-type="float" office:value="8.63773" calcext:value-type="float">
            <text:p>8,637730</text:p>
          </table:table-cell>
          <table:table-cell office:value-type="float" office:value="-0.283897" calcext:value-type="float">
            <text:p>-0,283897</text:p>
          </table:table-cell>
          <table:table-cell office:value-type="float" office:value="-0.283851" calcext:value-type="float">
            <text:p>-0,283851</text:p>
          </table:table-cell>
          <table:table-cell/>
          <table:table-cell table:style-name="ce1" table:formula="of:=[.T399]-[.S399]" office:value-type="float" office:value="0.00595999999999997" calcext:value-type="float">
            <text:p>0,005960</text:p>
          </table:table-cell>
          <table:table-cell table:formula="of:=[.V399]-[.U399]" office:value-type="float" office:value="0.000046000000000046" calcext:value-type="float">
            <text:p>0,000046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Ksi 0.05</text:p>
          </table:table-cell>
          <table:table-cell office:value-type="string" calcext:value-type="string">
            <text:p>[-20,20]</text:p>
          </table:table-cell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8</text:p>
          </table:table-cell>
          <table:table-cell office:value-type="float" office:value="552" calcext:value-type="float">
            <text:p>552</text:p>
          </table:table-cell>
          <table:table-cell office:value-type="float" office:value="0.0770827" calcext:value-type="float">
            <text:p>0,077083</text:p>
          </table:table-cell>
          <table:table-cell/>
          <table:table-cell office:value-type="float" office:value="5.71944" calcext:value-type="float">
            <text:p>5,72</text:p>
          </table:table-cell>
          <table:table-cell table:number-columns-repeated="2" office:value-type="float" office:value="18.7767" calcext:value-type="float">
            <text:p>18,776700</text:p>
          </table:table-cell>
          <table:table-cell table:number-columns-repeated="2" office:value-type="float" office:value="-0.26443" calcext:value-type="float">
            <text:p>-0,264430</text:p>
          </table:table-cell>
          <table:table-cell/>
          <table:table-cell table:style-name="ce1" office:value-type="float" office:value="0.00000121" calcext:value-type="float">
            <text:p>0,000001</text:p>
          </table:table-cell>
          <table:table-cell table:style-name="ce6" office:value-type="float" office:value="0.000000000581" calcext:value-type="float">
            <text:p>5,81E-10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Ksi 0.01</text:p>
          </table:table-cell>
          <table:table-cell office:value-type="string" calcext:value-type="string">
            <text:p>[-100,100]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23" calcext:value-type="float">
            <text:p>23</text:p>
          </table:table-cell>
          <table:table-cell office:value-type="float" office:value="0.00707733" calcext:value-type="float">
            <text:p>0,007077</text:p>
          </table:table-cell>
          <table:table-cell/>
          <table:table-cell office:value-type="float" office:value="1735.63" calcext:value-type="float">
            <text:p>1735,63</text:p>
          </table:table-cell>
          <table:table-cell office:value-type="float" office:value="98.6978" calcext:value-type="float">
            <text:p>98,697800</text:p>
          </table:table-cell>
          <table:table-cell office:value-type="float" office:value="99.0703" calcext:value-type="float">
            <text:p>99,070300</text:p>
          </table:table-cell>
          <table:table-cell office:value-type="float" office:value="-0.25257" calcext:value-type="float">
            <text:p>-0,252570</text:p>
          </table:table-cell>
          <table:table-cell office:value-type="float" office:value="-0.25256" calcext:value-type="float">
            <text:p>-0,252560</text:p>
          </table:table-cell>
          <table:table-cell/>
          <table:table-cell table:style-name="ce1" table:formula="of:=[.T403]-[.S403]" office:value-type="float" office:value="0.372500000000002" calcext:value-type="float">
            <text:p>0,372500</text:p>
          </table:table-cell>
          <table:table-cell table:formula="of:=[.V403]-[.U403]" office:value-type="float" office:value="0.00001000000000001" calcext:value-type="float">
            <text:p>0,000010</text:p>
          </table:table-cell>
          <table:table-cell table:number-columns-repeated="5"/>
        </table:table-row>
        <table:table-row table:style-name="ro1" table:number-rows-repeated="104817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bestresul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7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5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euille7" table:style-name="ta1">
        <table:table-column table:style-name="co5" table:default-cell-style-name="Default"/>
        <table:table-row table:style-name="ro1">
          <table:table-cell/>
        </table:table-row>
      </table:table>
      <table:table table:name="comparaison" table:style-name="ta1"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number-style style:name="N110">
      <number:number number:decimal-places="0" loext:min-decimal-places="0" number:min-integer-digits="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/00/0000</text:date>, <text:time style:data-style-name="N2" text:time-value="09:55:41.558573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7-08T10:52:57.878389115</dc:date>
    <meta:editing-duration>P29DT5H34M22S</meta:editing-duration>
    <meta:editing-cycles>339</meta:editing-cycles>
    <meta:generator>LibreOffice/5.1.6.2$Linux_X86_64 LibreOffice_project/10m0$Build-2</meta:generator>
    <meta:document-statistic meta:table-count="7" meta:cell-count="17291" meta:object-count="0"/>
  </office:meta>
</office:document-meta>
</file>